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61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2.23mm"/>
    </style:style>
    <style:style style:name="co8" style:family="table-column">
      <style:table-column-properties fo:break-before="auto" style:column-width="79.23mm"/>
    </style:style>
    <style:style style:name="co9" style:family="table-column">
      <style:table-column-properties fo:break-before="auto" style:column-width="69.71mm"/>
    </style:style>
    <style:style style:name="co10" style:family="table-column">
      <style:table-column-properties fo:break-before="auto" style:column-width="64.54mm"/>
    </style:style>
    <style:style style:name="co11" style:family="table-column">
      <style:table-column-properties fo:break-before="auto" style:column-width="37.85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cfe7e5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00"/>
      <style:text-properties fo:color="#ff0000"/>
    </style:style>
    <style:style style:name="ce8" style:family="table-cell" style:parent-style-name="Default">
      <style:table-cell-properties fo:background-color="#cfe7e5"/>
      <style:text-properties fo:color="#ff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style:font-name="Liberation Sans" style:font-name-asian="DejaVu Sans" style:font-name-complex="FreeSans"/>
    </style:style>
    <style:style style:name="ce11" style:family="table-cell" style:parent-style-name="Default">
      <style:table-cell-properties fo:background-color="#cfe7e5"/>
      <style:text-properties style:font-name="Liberation Sans" style:font-name-asian="DejaVu Sans" style:font-name-complex="FreeSans"/>
    </style:style>
    <style:style style:name="ce12" style:family="table-cell" style:parent-style-name="Default">
      <style:table-cell-properties fo:background-color="#c0c0c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Default"/>
        <table:table-column table:style-name="co6" table:default-cell-style-name="ce2"/>
        <table:table-column table:style-name="co6" table:default-cell-style-name="ce9"/>
        <table:table-column table:style-name="co6" table:number-columns-repeated="1015" table:default-cell-style-name="Default"/>
        <table:table-row table:style-name="ro1">
          <table:table-cell table:style-name="ce1" office:value-type="string">
            <text:p>ORIGINALE</text:p>
          </table:table-cell>
          <table:table-cell table:style-name="ce5"/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style-name="ce5" office:value-type="string">
            <text:p>HTML</text:p>
          </table:table-cell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style-name="ce5" office:value-type="string">
            <text:p>RATIO </text:p>
          </table:table-cell>
          <table:table-cell/>
          <table:table-cell table:style-name="ce5" table:number-columns-repeated="1015"/>
        </table:table-row>
        <table:table-row table:style-name="ro1">
          <table:table-cell office:value-type="string">
            <text:p>allo.gif</text:p>
          </table:table-cell>
          <table:table-cell office:value-type="string">
            <text:p>GIF</text:p>
          </table:table-cell>
          <table:table-cell office:value-type="float" office:value="757">
            <text:p>757</text:p>
          </table:table-cell>
          <table:table-cell office:value-type="float" office:value="743">
            <text:p>743</text:p>
          </table:table-cell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table:style-name="ce6" table:formula="of:=[.C2]/[.F2]" office:value-type="float" office:value="3.08979591836735">
            <text:p>3.09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llo(1).gif</text:p>
          </table:table-cell>
          <table:table-cell office:value-type="string">
            <text:p>GIF</text:p>
          </table:table-cell>
          <table:table-cell office:value-type="float" office:value="757">
            <text:p>757</text:p>
          </table:table-cell>
          <table:table-cell office:value-type="float" office:value="743">
            <text:p>743</text:p>
          </table:table-cell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table:style-name="ce6" table:formula="of:=[.C3]/[.F3]" office:value-type="float" office:value="3.08979591836735">
            <text:p>3.09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ngle-radiant.gif</text:p>
          </table:table-cell>
          <table:table-cell office:value-type="string">
            <text:p>GIF</text:p>
          </table:table-cell>
          <table:table-cell office:value-type="float" office:value="2031">
            <text:p>2031</text:p>
          </table:table-cell>
          <table:table-cell office:value-type="float" office:value="934">
            <text:p>934</text:p>
          </table:table-cell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  <table:table-cell table:style-name="ce5" table:formula="of:=[.C4]/[.F4]" office:value-type="float" office:value="7.25357142857143">
            <text:p>7.25</text:p>
          </table:table-cell>
          <table:table-cell table:number-columns-repeated="1016"/>
        </table:table-row>
        <table:table-row table:style-name="ro1">
          <table:table-cell office:value-type="string">
            <text:p>angle-radiant(1).gif</text:p>
          </table:table-cell>
          <table:table-cell office:value-type="string">
            <text:p>GIF</text:p>
          </table:table-cell>
          <table:table-cell office:value-type="float" office:value="2031">
            <text:p>2031</text:p>
          </table:table-cell>
          <table:table-cell office:value-type="float" office:value="934">
            <text:p>934</text:p>
          </table:table-cell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  <table:table-cell table:style-name="ce5" table:formula="of:=[.C5]/[.F5]" office:value-type="float" office:value="7.25357142857143">
            <text:p>7.25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nne__MG_5248.CR2.png</text:p>
          </table:table-cell>
          <table:table-cell table:style-name="ce3" office:value-type="string">
            <text:p>PNG</text:p>
          </table:table-cell>
          <table:table-cell table:style-name="ce3" office:value-type="float" office:value="473">
            <text:p>473</text:p>
          </table:table-cell>
          <table:table-cell table:style-name="ce3" office:value-type="float" office:value="316">
            <text:p>316</text:p>
          </table:table-cell>
          <table:table-cell table:style-name="ce3" office:value-type="string">
            <text:p><text:s/>anne__MG_5248.CR2.png </text:p>
          </table:table-cell>
          <table:table-cell table:style-name="ce3" office:value-type="float" office:value="473">
            <text:p>473</text:p>
          </table:table-cell>
          <table:table-cell table:style-name="ce3" office:value-type="float" office:value="316">
            <text:p>316</text:p>
          </table:table-cell>
          <table:table-cell table:style-name="ce6" table:formula="of:=[.C6]/[.F6]" office:value-type="float" office:value="1">
            <text:p>1</text:p>
          </table:table-cell>
          <table:table-cell table:style-name="ce11" office:value-type="string">
            <text:p>✓</text:p>
          </table:table-cell>
          <table:table-cell table:style-name="ce3"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anne__MG_5248.CR2.png </text:p>
          </table:table-cell>
          <table:table-cell table:style-name="ce3" office:value-type="float" office:value="473">
            <text:p>473</text:p>
          </table:table-cell>
          <table:table-cell table:style-name="ce3" office:value-type="float" office:value="316">
            <text:p>316</text:p>
          </table:table-cell>
          <table:table-cell table:style-name="ce3" table:formula="of:=[.C7]/[.F7]" office:value-type="float" office:value="0">
            <text:p>0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anne_Calque 14.png</text:p>
          </table:table-cell>
          <table:table-cell table:style-name="ce3" office:value-type="string">
            <text:p>PNG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<text:s/>anne_Calque 14.png 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75">
            <text:p>75</text:p>
          </table:table-cell>
          <table:table-cell table:style-name="ce6" table:formula="of:=[.C8]/[.F8]" office:value-type="float" office:value="1">
            <text:p>1</text:p>
          </table:table-cell>
          <table:table-cell table:style-name="ce11" office:value-type="string">
            <text:p>✓</text:p>
          </table:table-cell>
          <table:table-cell table:style-name="ce3"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anne_Calque 14.png 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75">
            <text:p>75</text:p>
          </table:table-cell>
          <table:table-cell table:style-name="ce3" table:formula="of:=[.C9]/[.F9]" office:value-type="float" office:value="0">
            <text:p>0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anne_Calque8.png</text:p>
          </table:table-cell>
          <table:table-cell table:style-name="ce3" office:value-type="string">
            <text:p>PNG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46">
            <text:p>146</text:p>
          </table:table-cell>
          <table:table-cell table:style-name="ce3" office:value-type="string">
            <text:p><text:s/>anne_Calque8.png 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46">
            <text:p>146</text:p>
          </table:table-cell>
          <table:table-cell table:style-name="ce6" table:formula="of:=[.C10]/[.F10]" office:value-type="float" office:value="1">
            <text:p>1</text:p>
          </table:table-cell>
          <table:table-cell table:style-name="ce11" office:value-type="string">
            <text:p>✓</text:p>
          </table:table-cell>
          <table:table-cell table:style-name="ce3"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anne_Calque8.png 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46">
            <text:p>146</text:p>
          </table:table-cell>
          <table:table-cell table:style-name="ce3" table:formula="of:=[.C11]/[.F11]" office:value-type="float" office:value="0">
            <text:p>0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aspiration.gif</text:p>
          </table:table-cell>
          <table:table-cell office:value-type="string">
            <text:p>GIF</text:p>
          </table:table-cell>
          <table:table-cell office:value-type="float" office:value="984">
            <text:p>984</text:p>
          </table:table-cell>
          <table:table-cell office:value-type="float" office:value="657">
            <text:p>657</text:p>
          </table:table-cell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  <table:table-cell table:style-name="ce6" table:formula="of:=[.C12]/[.F12]" office:value-type="float" office:value="1.11060948081264">
            <text:p>1.1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spiration(1).gif</text:p>
          </table:table-cell>
          <table:table-cell office:value-type="string">
            <text:p>GIF</text:p>
          </table:table-cell>
          <table:table-cell office:value-type="float" office:value="984">
            <text:p>984</text:p>
          </table:table-cell>
          <table:table-cell office:value-type="float" office:value="657">
            <text:p>657</text:p>
          </table:table-cell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  <table:table-cell table:style-name="ce6" table:formula="of:=[.C13]/[.F13]" office:value-type="float" office:value="1.11060948081264">
            <text:p>1.1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ttendez.gif</text:p>
          </table:table-cell>
          <table:table-cell office:value-type="string">
            <text:p>GIF</text:p>
          </table:table-cell>
          <table:table-cell office:value-type="float" office:value="564">
            <text:p>564</text:p>
          </table:table-cell>
          <table:table-cell office:value-type="float" office:value="2348">
            <text:p>2348</text:p>
          </table:table-cell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  <table:table-cell table:style-name="ce6" table:formula="of:=[.C14]/[.F14]" office:value-type="float" office:value="2.51785714285714">
            <text:p>2.52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ttendez(1).gif</text:p>
          </table:table-cell>
          <table:table-cell office:value-type="string">
            <text:p>GIF</text:p>
          </table:table-cell>
          <table:table-cell office:value-type="float" office:value="564">
            <text:p>564</text:p>
          </table:table-cell>
          <table:table-cell office:value-type="float" office:value="2348">
            <text:p>2348</text:p>
          </table:table-cell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  <table:table-cell table:style-name="ce6" table:formula="of:=[.C15]/[.F15]" office:value-type="float" office:value="2.51785714285714">
            <text:p>2.52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balle.gif</text:p>
          </table:table-cell>
          <table:table-cell office:value-type="string">
            <text:p>GIF</text:p>
          </table:table-cell>
          <table:table-cell office:value-type="float" office:value="1836">
            <text:p>1836</text:p>
          </table:table-cell>
          <table:table-cell office:value-type="float" office:value="672">
            <text:p>672</text:p>
          </table:table-cell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  <table:table-cell table:style-name="ce6" table:formula="of:=[.C16]/[.F16]" office:value-type="float" office:value="3.76229508196721">
            <text:p>3.7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balle(1).gif</text:p>
          </table:table-cell>
          <table:table-cell office:value-type="string">
            <text:p>GIF</text:p>
          </table:table-cell>
          <table:table-cell office:value-type="float" office:value="1836">
            <text:p>1836</text:p>
          </table:table-cell>
          <table:table-cell office:value-type="float" office:value="672">
            <text:p>672</text:p>
          </table:table-cell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  <table:table-cell table:style-name="ce6" table:formula="of:=[.C17]/[.F17]" office:value-type="float" office:value="3.76229508196721">
            <text:p>3.7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BAM.gif</text:p>
          </table:table-cell>
          <table:table-cell office:value-type="string">
            <text:p>GIF</text:p>
          </table:table-cell>
          <table:table-cell office:value-type="float" office:value="1880">
            <text:p>1880</text:p>
          </table:table-cell>
          <table:table-cell office:value-type="float" office:value="1550">
            <text:p>1550</text:p>
          </table:table-cell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  <table:table-cell table:style-name="ce5" table:formula="of:=[.C18]/[.F18]" office:value-type="float" office:value="10.7428571428571">
            <text:p>10.74</text:p>
          </table:table-cell>
          <table:table-cell table:number-columns-repeated="1016"/>
        </table:table-row>
        <table:table-row table:style-name="ro1">
          <table:table-cell office:value-type="string">
            <text:p>BAM(1).gif</text:p>
          </table:table-cell>
          <table:table-cell office:value-type="string">
            <text:p>GIF</text:p>
          </table:table-cell>
          <table:table-cell office:value-type="float" office:value="1880">
            <text:p>1880</text:p>
          </table:table-cell>
          <table:table-cell office:value-type="float" office:value="1550">
            <text:p>1550</text:p>
          </table:table-cell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  <table:table-cell table:style-name="ce5" table:formula="of:=[.C19]/[.F19]" office:value-type="float" office:value="10.7428571428571">
            <text:p>10.74</text:p>
          </table:table-cell>
          <table:table-cell table:number-columns-repeated="1016"/>
        </table:table-row>
        <table:table-row table:style-name="ro1">
          <table:table-cell office:value-type="string">
            <text:p>bang-miroir.gif</text:p>
          </table:table-cell>
          <table:table-cell office:value-type="string">
            <text:p>GIF</text:p>
          </table:table-cell>
          <table:table-cell office:value-type="float" office:value="2592">
            <text:p>2592</text:p>
          </table:table-cell>
          <table:table-cell office:value-type="float" office:value="1944">
            <text:p>1944</text:p>
          </table:table-cell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  <table:table-cell table:style-name="ce5" table:formula="of:=[.C20]/[.F20]" office:value-type="float" office:value="13.360824742268">
            <text:p>13.36</text:p>
          </table:table-cell>
          <table:table-cell table:number-columns-repeated="1016"/>
        </table:table-row>
        <table:table-row table:style-name="ro1">
          <table:table-cell office:value-type="string">
            <text:p>bang-miroir(1).gif</text:p>
          </table:table-cell>
          <table:table-cell office:value-type="string">
            <text:p>GIF</text:p>
          </table:table-cell>
          <table:table-cell office:value-type="float" office:value="2592">
            <text:p>2592</text:p>
          </table:table-cell>
          <table:table-cell office:value-type="float" office:value="1944">
            <text:p>1944</text:p>
          </table:table-cell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  <table:table-cell table:style-name="ce5" table:formula="of:=[.C21]/[.F21]" office:value-type="float" office:value="13.360824742268">
            <text:p>13.36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Béguinage d'Anderlecht8.jpg</text:p>
          </table:table-cell>
          <table:table-cell table:style-name="ce3" office:value-type="string">
            <text:p>JPEG</text:p>
          </table:table-cell>
          <table:table-cell table:style-name="ce3" office:value-type="float" office:value="2635">
            <text:p>2635</text:p>
          </table:table-cell>
          <table:table-cell table:style-name="ce3" office:value-type="float" office:value="3776">
            <text:p>3776</text:p>
          </table:table-cell>
          <table:table-cell table:style-name="ce3" office:value-type="string">
            <text:p><text:s/>Béguinage d'Anderlecht8.jpg </text:p>
          </table:table-cell>
          <table:table-cell table:style-name="ce3" office:value-type="float" office:value="630">
            <text:p>630</text:p>
          </table:table-cell>
          <table:table-cell table:style-name="ce3" office:value-type="float" office:value="903">
            <text:p>903</text:p>
          </table:table-cell>
          <table:table-cell table:style-name="ce6" table:formula="of:=[.C22]/[.F22]" office:value-type="float" office:value="4.18253968253968">
            <text:p>4.18</text:p>
          </table:table-cell>
          <table:table-cell table:style-name="ce11" office:value-type="string">
            <text:p>✓</text:p>
          </table:table-cell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Béguinage d'Anderlecht9.jpg</text:p>
          </table:table-cell>
          <table:table-cell table:style-name="ce3" office:value-type="string">
            <text:p>JPEG</text:p>
          </table:table-cell>
          <table:table-cell table:style-name="ce3" office:value-type="float" office:value="2646">
            <text:p>2646</text:p>
          </table:table-cell>
          <table:table-cell table:style-name="ce3" office:value-type="float" office:value="3760">
            <text:p>3760</text:p>
          </table:table-cell>
          <table:table-cell table:style-name="ce3" office:value-type="string">
            <text:p><text:s/>Béguinage d'Anderlecht9.jpg </text:p>
          </table:table-cell>
          <table:table-cell table:style-name="ce3" office:value-type="float" office:value="630">
            <text:p>630</text:p>
          </table:table-cell>
          <table:table-cell table:style-name="ce3" office:value-type="float" office:value="896">
            <text:p>896</text:p>
          </table:table-cell>
          <table:table-cell table:style-name="ce6" table:formula="of:=[.C23]/[.F23]" office:value-type="float" office:value="4.2">
            <text:p>4.2</text:p>
          </table:table-cell>
          <table:table-cell table:style-name="ce11" office:value-type="string">
            <text:p>✓</text:p>
          </table:table-cell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BH06_100713.jpg</text:p>
          </table:table-cell>
          <table:table-cell table:style-name="ce3" office:value-type="string">
            <text:p>JPEG</text:p>
          </table:table-cell>
          <table:table-cell table:style-name="ce3" office:value-type="float" office:value="2832">
            <text:p>2832</text:p>
          </table:table-cell>
          <table:table-cell table:style-name="ce3" office:value-type="float" office:value="4256">
            <text:p>4256</text:p>
          </table:table-cell>
          <table:table-cell table:style-name="ce3" office:value-type="string">
            <text:p><text:s/>BH06_100713.jpg <text:s/>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79">
            <text:p>179</text:p>
          </table:table-cell>
          <table:table-cell table:style-name="ce3" table:formula="of:=[.C24]/[.F24]" office:value-type="float" office:value="23.7983193277311">
            <text:p>23.8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BH09_100713.jpg</text:p>
          </table:table-cell>
          <table:table-cell table:style-name="ce3" office:value-type="string">
            <text:p>JPEG</text:p>
          </table:table-cell>
          <table:table-cell table:style-name="ce3" office:value-type="float" office:value="2832">
            <text:p>2832</text:p>
          </table:table-cell>
          <table:table-cell table:style-name="ce3" office:value-type="float" office:value="4256">
            <text:p>4256</text:p>
          </table:table-cell>
          <table:table-cell table:style-name="ce3" office:value-type="string">
            <text:p><text:s/>BH09_100713.jpg 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79">
            <text:p>179</text:p>
          </table:table-cell>
          <table:table-cell table:style-name="ce3" table:formula="of:=[.C25]/[.F25]" office:value-type="float" office:value="23.7983193277311">
            <text:p>23.8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BH13_110325.jpg</text:p>
          </table:table-cell>
          <table:table-cell table:style-name="ce3" office:value-type="string">
            <text:p>JPEG</text:p>
          </table:table-cell>
          <table:table-cell table:number-columns-repeated="2" table:style-name="ce3" office:value-type="float" office:value="1280">
            <text:p>1280</text:p>
          </table:table-cell>
          <table:table-cell table:style-name="ce3" office:value-type="string">
            <text:p><text:s/>BH13_110325.jpg </text:p>
          </table:table-cell>
          <table:table-cell table:number-columns-repeated="2" table:style-name="ce3" office:value-type="float" office:value="184">
            <text:p>184</text:p>
          </table:table-cell>
          <table:table-cell table:style-name="ce3" table:formula="of:=[.C26]/[.F26]" office:value-type="float" office:value="6.95652173913043">
            <text:p>6.96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office:value-type="string">
            <text:p>blow1.gif</text:p>
          </table:table-cell>
          <table:table-cell office:value-type="string">
            <text:p>GIF</text:p>
          </table:table-cell>
          <table:table-cell office:value-type="float" office:value="2221">
            <text:p>2221</text:p>
          </table:table-cell>
          <table:table-cell office:value-type="float" office:value="1044">
            <text:p>1044</text:p>
          </table:table-cell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  <table:table-cell table:style-name="ce6" table:formula="of:=[.C27]/[.F27]" office:value-type="float" office:value="2.50677200902935">
            <text:p>2.5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blow1(1).gif</text:p>
          </table:table-cell>
          <table:table-cell office:value-type="string">
            <text:p>GIF</text:p>
          </table:table-cell>
          <table:table-cell office:value-type="float" office:value="2221">
            <text:p>2221</text:p>
          </table:table-cell>
          <table:table-cell office:value-type="float" office:value="1044">
            <text:p>1044</text:p>
          </table:table-cell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  <table:table-cell table:style-name="ce6" table:formula="of:=[.C28]/[.F28]" office:value-type="float" office:value="2.50677200902935">
            <text:p>2.5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ale-page.png</text:p>
          </table:table-cell>
          <table:table-cell table:style-name="ce4" office:value-type="string">
            <text:p>PNG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20">
            <text:p>1220</text:p>
          </table:table-cell>
          <table:table-cell table:style-name="ce4" office:value-type="string">
            <text:p><text:s/>cale-page.png 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20">
            <text:p>1220</text:p>
          </table:table-cell>
          <table:table-cell table:style-name="ce4" table:formula="of:=[.C29]/[.F29]" office:value-type="float" office:value="1">
            <text:p>1</text:p>
          </table:table-cell>
          <table:table-cell table:style-name="ce4" table:number-columns-repeated="1016"/>
        </table:table-row>
        <table:table-row table:style-name="ro1">
          <table:table-cell office:value-type="string">
            <text:p>cinema.gif</text:p>
          </table:table-cell>
          <table:table-cell office:value-type="string">
            <text:p>GIF</text:p>
          </table:table-cell>
          <table:table-cell office:value-type="float" office:value="1254">
            <text:p>1254</text:p>
          </table:table-cell>
          <table:table-cell office:value-type="float" office:value="1848">
            <text:p>1848</text:p>
          </table:table-cell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  <table:table-cell table:style-name="ce6" table:formula="of:=[.C30]/[.F30]" office:value-type="float" office:value="3.1746835443038">
            <text:p>3.1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cinema(1).gif</text:p>
          </table:table-cell>
          <table:table-cell office:value-type="string">
            <text:p>GIF</text:p>
          </table:table-cell>
          <table:table-cell office:value-type="float" office:value="1254">
            <text:p>1254</text:p>
          </table:table-cell>
          <table:table-cell office:value-type="float" office:value="1848">
            <text:p>1848</text:p>
          </table:table-cell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  <table:table-cell table:style-name="ce6" table:formula="of:=[.C31]/[.F31]" office:value-type="float" office:value="3.1746835443038">
            <text:p>3.1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laude_Calque1.png</text:p>
          </table:table-cell>
          <table:table-cell table:style-name="ce3" office:value-type="string">
            <text:p>PNG</text:p>
          </table:table-cell>
          <table:table-cell table:style-name="ce3" office:value-type="float" office:value="410">
            <text:p>410</text:p>
          </table:table-cell>
          <table:table-cell table:style-name="ce3" office:value-type="float" office:value="615">
            <text:p>615</text:p>
          </table:table-cell>
          <table:table-cell table:style-name="ce3" office:value-type="string">
            <text:p>claude_Calque1.png </text:p>
          </table:table-cell>
          <table:table-cell table:style-name="ce3" office:value-type="float" office:value="295">
            <text:p>295</text:p>
          </table:table-cell>
          <table:table-cell table:style-name="ce3" office:value-type="float" office:value="443">
            <text:p>443</text:p>
          </table:table-cell>
          <table:table-cell table:style-name="ce6" table:formula="of:=[.C32]/[.F32]" office:value-type="float" office:value="1.38983050847458">
            <text:p>1.39</text:p>
          </table:table-cell>
          <table:table-cell table:style-name="ce10" office:value-type="string">
            <text:p>✓</text:p>
          </table:table-cell>
          <table:table-cell table:style-name="ce3" table:number-columns-repeated="1015"/>
        </table:table-row>
        <table:table-row table:style-name="ro1">
          <table:table-cell office:value-type="string">
            <text:p>crachat.gif</text:p>
          </table:table-cell>
          <table:table-cell office:value-type="string">
            <text:p>GIF</text:p>
          </table:table-cell>
          <table:table-cell office:value-type="float" office:value="558">
            <text:p>558</text:p>
          </table:table-cell>
          <table:table-cell office:value-type="float" office:value="402">
            <text:p>402</text:p>
          </table:table-cell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table:style-name="ce5" table:formula="of:=[.C33]/[.F33]" office:value-type="float" office:value="6.975">
            <text:p>6.98</text:p>
          </table:table-cell>
          <table:table-cell table:number-columns-repeated="1016"/>
        </table:table-row>
        <table:table-row table:style-name="ro1">
          <table:table-cell office:value-type="string">
            <text:p>crachat(1).gif</text:p>
          </table:table-cell>
          <table:table-cell office:value-type="string">
            <text:p>GIF</text:p>
          </table:table-cell>
          <table:table-cell office:value-type="float" office:value="558">
            <text:p>558</text:p>
          </table:table-cell>
          <table:table-cell office:value-type="float" office:value="402">
            <text:p>402</text:p>
          </table:table-cell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table:style-name="ce5" table:formula="of:=[.C34]/[.F34]" office:value-type="float" office:value="6.975">
            <text:p>6.98</text:p>
          </table:table-cell>
          <table:table-cell table:number-columns-repeated="1016"/>
        </table:table-row>
        <table:table-row table:style-name="ro1">
          <table:table-cell office:value-type="string">
            <text:p>dancing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764">
            <text:p>764</text:p>
          </table:table-cell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  <table:table-cell table:style-name="ce6" table:formula="of:=[.C35]/[.F35]" office:value-type="float" office:value="3.26349206349206">
            <text:p>3.2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dancing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764">
            <text:p>764</text:p>
          </table:table-cell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  <table:table-cell table:style-name="ce6" table:formula="of:=[.C36]/[.F36]" office:value-type="float" office:value="3.26349206349206">
            <text:p>3.26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DSC_6516.gif</text:p>
          </table:table-cell>
          <table:table-cell office:value-type="string">
            <text:p>GIF</text:p>
          </table:table-cell>
          <table:table-cell office:value-type="float" office:value="1363">
            <text:p>1363</text:p>
          </table:table-cell>
          <table:table-cell office:value-type="float" office:value="2056">
            <text:p>2056</text:p>
          </table:table-cell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  <table:table-cell table:style-name="ce6" table:formula="of:=[.C37]/[.F37]" office:value-type="float" office:value="3.74450549450549">
            <text:p>3.74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DSC_6516(1).gif</text:p>
          </table:table-cell>
          <table:table-cell office:value-type="string">
            <text:p>GIF</text:p>
          </table:table-cell>
          <table:table-cell office:value-type="float" office:value="1363">
            <text:p>1363</text:p>
          </table:table-cell>
          <table:table-cell office:value-type="float" office:value="2056">
            <text:p>2056</text:p>
          </table:table-cell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  <table:table-cell table:style-name="ce6" table:formula="of:=[.C38]/[.F38]" office:value-type="float" office:value="3.74450549450549">
            <text:p>3.74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eplosion-violente.gif</text:p>
          </table:table-cell>
          <table:table-cell office:value-type="string">
            <text:p>GIF</text:p>
          </table:table-cell>
          <table:table-cell office:value-type="float" office:value="1752">
            <text:p>1752</text:p>
          </table:table-cell>
          <table:table-cell office:value-type="float" office:value="1290">
            <text:p>1290</text:p>
          </table:table-cell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  <table:table-cell table:style-name="ce5" table:formula="of:=[.C39]/[.F39]" office:value-type="float" office:value="10.3058823529412">
            <text:p>10.31</text:p>
          </table:table-cell>
          <table:table-cell table:number-columns-repeated="1016"/>
        </table:table-row>
        <table:table-row table:style-name="ro1">
          <table:table-cell office:value-type="string">
            <text:p>eplosion-violente(1).gif</text:p>
          </table:table-cell>
          <table:table-cell office:value-type="string">
            <text:p>GIF</text:p>
          </table:table-cell>
          <table:table-cell office:value-type="float" office:value="1752">
            <text:p>1752</text:p>
          </table:table-cell>
          <table:table-cell office:value-type="float" office:value="1290">
            <text:p>1290</text:p>
          </table:table-cell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  <table:table-cell table:style-name="ce5" table:formula="of:=[.C40]/[.F40]" office:value-type="float" office:value="10.3058823529412">
            <text:p>10.31</text:p>
          </table:table-cell>
          <table:table-cell table:number-columns-repeated="1016"/>
        </table:table-row>
        <table:table-row table:style-name="ro1">
          <table:table-cell office:value-type="string">
            <text:p>eponge-219.gif</text:p>
          </table:table-cell>
          <table:table-cell office:value-type="string">
            <text:p>GIF</text:p>
          </table:table-cell>
          <table:table-cell office:value-type="float" office:value="3225">
            <text:p>3225</text:p>
          </table:table-cell>
          <table:table-cell office:value-type="float" office:value="5083">
            <text:p>5083</text:p>
          </table:table-cell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  <table:table-cell table:style-name="ce6" table:formula="of:=[.C41]/[.F41]" office:value-type="float" office:value="1.63539553752536">
            <text:p>1.64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eponge-219(1).gif</text:p>
          </table:table-cell>
          <table:table-cell office:value-type="string">
            <text:p>GIF</text:p>
          </table:table-cell>
          <table:table-cell office:value-type="float" office:value="3225">
            <text:p>3225</text:p>
          </table:table-cell>
          <table:table-cell office:value-type="float" office:value="5083">
            <text:p>5083</text:p>
          </table:table-cell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  <table:table-cell table:style-name="ce6" table:formula="of:=[.C42]/[.F42]" office:value-type="float" office:value="1.63539553752536">
            <text:p>1.64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etoile.gif</text:p>
          </table:table-cell>
          <table:table-cell office:value-type="string">
            <text:p>GIF</text:p>
          </table:table-cell>
          <table:table-cell office:value-type="float" office:value="1179">
            <text:p>1179</text:p>
          </table:table-cell>
          <table:table-cell office:value-type="float" office:value="1614">
            <text:p>1614</text:p>
          </table:table-cell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  <table:table-cell table:style-name="ce5" table:formula="of:=[.C43]/[.F43]" office:value-type="float" office:value="6.73714285714286">
            <text:p>6.74</text:p>
          </table:table-cell>
          <table:table-cell table:number-columns-repeated="1016"/>
        </table:table-row>
        <table:table-row table:style-name="ro1">
          <table:table-cell office:value-type="string">
            <text:p>etoile(1).gif</text:p>
          </table:table-cell>
          <table:table-cell office:value-type="string">
            <text:p>GIF</text:p>
          </table:table-cell>
          <table:table-cell office:value-type="float" office:value="1179">
            <text:p>1179</text:p>
          </table:table-cell>
          <table:table-cell office:value-type="float" office:value="1614">
            <text:p>1614</text:p>
          </table:table-cell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  <table:table-cell table:style-name="ce5" table:formula="of:=[.C44]/[.F44]" office:value-type="float" office:value="6.73714285714286">
            <text:p>6.74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trait_anne_n.gif</text:p>
          </table:table-cell>
          <table:table-cell table:style-name="ce3" office:value-type="string">
            <text:p>GIF</text:p>
          </table:table-cell>
          <table:table-cell table:style-name="ce3" office:value-type="float" office:value="467">
            <text:p>467</text:p>
          </table:table-cell>
          <table:table-cell table:style-name="ce3" office:value-type="float" office:value="390">
            <text:p>390</text:p>
          </table:table-cell>
          <table:table-cell table:style-name="ce3" office:value-type="string">
            <text:p><text:s/>extrait_anne_n.gif </text:p>
          </table:table-cell>
          <table:table-cell table:style-name="ce3" office:value-type="float" office:value="467">
            <text:p>467</text:p>
          </table:table-cell>
          <table:table-cell table:style-name="ce3" office:value-type="float" office:value="390">
            <text:p>390</text:p>
          </table:table-cell>
          <table:table-cell table:style-name="ce6" table:formula="of:=[.C45]/[.F45]" office:value-type="float" office:value="1">
            <text:p>1</text:p>
          </table:table-cell>
          <table:table-cell table:style-name="ce11" office:value-type="string">
            <text:p>✓</text:p>
          </table:table-cell>
          <table:table-cell/>
          <table:table-cell table:style-name="ce3" table:number-columns-repeated="1014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extrait_anne_n.gif </text:p>
          </table:table-cell>
          <table:table-cell office:value-type="float" office:value="467">
            <text:p>467</text:p>
          </table:table-cell>
          <table:table-cell office:value-type="float" office:value="390">
            <text:p>390</text:p>
          </table:table-cell>
          <table:table-cell table:style-name="ce5" table:formula="of:=[.C46]/[.F4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fausse-peau-de-mouton.gif</text:p>
          </table:table-cell>
          <table:table-cell office:value-type="string">
            <text:p>GIF</text:p>
          </table:table-cell>
          <table:table-cell office:value-type="float" office:value="792">
            <text:p>792</text:p>
          </table:table-cell>
          <table:table-cell office:value-type="float" office:value="1891">
            <text:p>1891</text:p>
          </table:table-cell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  <table:table-cell table:style-name="ce6" table:formula="of:=[.C47]/[.F47]" office:value-type="float" office:value="3.55156950672646">
            <text:p>3.55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ausse-peau-de-mouton(1).gif</text:p>
          </table:table-cell>
          <table:table-cell office:value-type="string">
            <text:p>GIF</text:p>
          </table:table-cell>
          <table:table-cell office:value-type="float" office:value="792">
            <text:p>792</text:p>
          </table:table-cell>
          <table:table-cell office:value-type="float" office:value="1891">
            <text:p>1891</text:p>
          </table:table-cell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  <table:table-cell table:style-name="ce6" table:formula="of:=[.C48]/[.F48]" office:value-type="float" office:value="3.55156950672646">
            <text:p>3.55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euillages-239.gif</text:p>
          </table:table-cell>
          <table:table-cell office:value-type="string">
            <text:p>GIF</text:p>
          </table:table-cell>
          <table:table-cell office:value-type="float" office:value="3250">
            <text:p>3250</text:p>
          </table:table-cell>
          <table:table-cell office:value-type="float" office:value="5075">
            <text:p>5075</text:p>
          </table:table-cell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  <table:table-cell table:style-name="ce6" table:formula="of:=[.C49]/[.F49]" office:value-type="float" office:value="1.83408577878104">
            <text:p>1.8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euillages-239(1).gif</text:p>
          </table:table-cell>
          <table:table-cell office:value-type="string">
            <text:p>GIF</text:p>
          </table:table-cell>
          <table:table-cell office:value-type="float" office:value="3250">
            <text:p>3250</text:p>
          </table:table-cell>
          <table:table-cell office:value-type="float" office:value="5075">
            <text:p>5075</text:p>
          </table:table-cell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  <table:table-cell table:style-name="ce6" table:formula="of:=[.C50]/[.F50]" office:value-type="float" office:value="1.83408577878104">
            <text:p>1.83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lammes.gif</text:p>
          </table:table-cell>
          <table:table-cell office:value-type="string">
            <text:p>GIF</text:p>
          </table:table-cell>
          <table:table-cell office:value-type="float" office:value="1567">
            <text:p>1567</text:p>
          </table:table-cell>
          <table:table-cell office:value-type="float" office:value="1284">
            <text:p>1284</text:p>
          </table:table-cell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  <table:table-cell table:style-name="ce6" table:formula="of:=[.C51]/[.F51]" office:value-type="float" office:value="1.7686230248307">
            <text:p>1.7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lammes(1).gif</text:p>
          </table:table-cell>
          <table:table-cell office:value-type="string">
            <text:p>GIF</text:p>
          </table:table-cell>
          <table:table-cell office:value-type="float" office:value="1567">
            <text:p>1567</text:p>
          </table:table-cell>
          <table:table-cell office:value-type="float" office:value="1284">
            <text:p>1284</text:p>
          </table:table-cell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  <table:table-cell table:style-name="ce6" table:formula="of:=[.C52]/[.F52]" office:value-type="float" office:value="1.7686230248307">
            <text:p>1.7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loor.gif</text:p>
          </table:table-cell>
          <table:table-cell office:value-type="string">
            <text:p>GIF</text:p>
          </table:table-cell>
          <table:table-cell office:value-type="float" office:value="1788">
            <text:p>1788</text:p>
          </table:table-cell>
          <table:table-cell office:value-type="float" office:value="714">
            <text:p>714</text:p>
          </table:table-cell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  <table:table-cell table:style-name="ce6" table:formula="of:=[.C53]/[.F53]" office:value-type="float" office:value="3.62677484787018">
            <text:p>3.6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loor(1).gif</text:p>
          </table:table-cell>
          <table:table-cell office:value-type="string">
            <text:p>GIF</text:p>
          </table:table-cell>
          <table:table-cell office:value-type="float" office:value="1788">
            <text:p>1788</text:p>
          </table:table-cell>
          <table:table-cell office:value-type="float" office:value="714">
            <text:p>714</text:p>
          </table:table-cell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  <table:table-cell table:style-name="ce6" table:formula="of:=[.C54]/[.F54]" office:value-type="float" office:value="3.62677484787018">
            <text:p>3.63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eometrie-240.gif</text:p>
          </table:table-cell>
          <table:table-cell office:value-type="string">
            <text:p>GIF</text:p>
          </table:table-cell>
          <table:table-cell office:value-type="float" office:value="3358">
            <text:p>3358</text:p>
          </table:table-cell>
          <table:table-cell office:value-type="float" office:value="5283">
            <text:p>5283</text:p>
          </table:table-cell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  <table:table-cell table:style-name="ce6" table:formula="of:=[.C55]/[.F55]" office:value-type="float" office:value="2.10532915360502">
            <text:p>2.1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eometrie-240(1).gif</text:p>
          </table:table-cell>
          <table:table-cell office:value-type="string">
            <text:p>GIF</text:p>
          </table:table-cell>
          <table:table-cell office:value-type="float" office:value="3358">
            <text:p>3358</text:p>
          </table:table-cell>
          <table:table-cell office:value-type="float" office:value="5283">
            <text:p>5283</text:p>
          </table:table-cell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  <table:table-cell table:style-name="ce6" table:formula="of:=[.C56]/[.F56]" office:value-type="float" office:value="2.10532915360502">
            <text:p>2.1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radient-bigoutupsidedown.png</text:p>
          </table:table-cell>
          <table:table-cell office:value-type="string">
            <text:p>PNG</text:p>
          </table:table-cell>
          <table:table-cell office:value-type="float" office:value="1999">
            <text:p>1999</text:p>
          </table:table-cell>
          <table:table-cell office:value-type="float" office:value="1047">
            <text:p>1047</text:p>
          </table:table-cell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  <table:table-cell table:style-name="ce5" table:formula="of:=[.C57]/[.F57]" office:value-type="float" office:value="12.49375">
            <text:p>12.49</text:p>
          </table:table-cell>
          <table:table-cell table:number-columns-repeated="1016"/>
        </table:table-row>
        <table:table-row table:style-name="ro1">
          <table:table-cell office:value-type="string">
            <text:p>gradient-bigoutupsidedown(1).png</text:p>
          </table:table-cell>
          <table:table-cell office:value-type="string">
            <text:p>PNG</text:p>
          </table:table-cell>
          <table:table-cell office:value-type="float" office:value="1999">
            <text:p>1999</text:p>
          </table:table-cell>
          <table:table-cell office:value-type="float" office:value="1047">
            <text:p>1047</text:p>
          </table:table-cell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  <table:table-cell table:style-name="ce5" table:formula="of:=[.C58]/[.F58]" office:value-type="float" office:value="12.49375">
            <text:p>12.49</text:p>
          </table:table-cell>
          <table:table-cell table:number-columns-repeated="1016"/>
        </table:table-row>
        <table:table-row table:style-name="ro1">
          <table:table-cell office:value-type="string">
            <text:p>grand-canyon-à--ciel-courbé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1230">
            <text:p>1230</text:p>
          </table:table-cell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  <table:table-cell table:style-name="ce6" table:formula="of:=[.C59]/[.F59]" office:value-type="float" office:value="2.32054176072235">
            <text:p>2.32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rand-canyon-à--ciel-courbé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1230">
            <text:p>1230</text:p>
          </table:table-cell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  <table:table-cell table:style-name="ce6" table:formula="of:=[.C60]/[.F60]" office:value-type="float" office:value="2.32054176072235">
            <text:p>2.32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rille.gif</text:p>
          </table:table-cell>
          <table:table-cell office:value-type="string">
            <text:p>GIF</text:p>
          </table:table-cell>
          <table:table-cell office:value-type="float" office:value="537">
            <text:p>537</text:p>
          </table:table-cell>
          <table:table-cell office:value-type="float" office:value="1929">
            <text:p>1929</text:p>
          </table:table-cell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  <table:table-cell table:style-name="ce5" table:formula="of:=[.C61]/[.F61]" office:value-type="float" office:value="6.10227272727273">
            <text:p>6.1</text:p>
          </table:table-cell>
          <table:table-cell table:number-columns-repeated="1016"/>
        </table:table-row>
        <table:table-row table:style-name="ro1">
          <table:table-cell office:value-type="string">
            <text:p>grille(1).gif</text:p>
          </table:table-cell>
          <table:table-cell office:value-type="string">
            <text:p>GIF</text:p>
          </table:table-cell>
          <table:table-cell office:value-type="float" office:value="537">
            <text:p>537</text:p>
          </table:table-cell>
          <table:table-cell office:value-type="float" office:value="1929">
            <text:p>1929</text:p>
          </table:table-cell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  <table:table-cell table:style-name="ce5" table:formula="of:=[.C62]/[.F62]" office:value-type="float" office:value="6.10227272727273">
            <text:p>6.1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string">
            <text:p>grosse-trame-155.gif</text:p>
          </table:table-cell>
          <table:table-cell office:value-type="string">
            <text:p>GIF</text:p>
          </table:table-cell>
          <table:table-cell office:value-type="float" office:value="3183">
            <text:p>3183</text:p>
          </table:table-cell>
          <table:table-cell office:value-type="float" office:value="5158">
            <text:p>5158</text:p>
          </table:table-cell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  <table:table-cell table:style-name="ce7" table:formula="of:=[.C63]/[.F63]" office:value-type="float" office:value="5.68392857142857">
            <text:p>5.68</text:p>
          </table:table-cell>
          <table:table-cell table:number-columns-repeated="1016"/>
        </table:table-row>
        <table:table-row table:style-name="ro1">
          <table:table-cell office:value-type="string">
            <text:p>grosse-trame-155(1).gif</text:p>
          </table:table-cell>
          <table:table-cell office:value-type="string">
            <text:p>GIF</text:p>
          </table:table-cell>
          <table:table-cell office:value-type="float" office:value="3183">
            <text:p>3183</text:p>
          </table:table-cell>
          <table:table-cell office:value-type="float" office:value="5158">
            <text:p>5158</text:p>
          </table:table-cell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  <table:table-cell table:style-name="ce7" table:formula="of:=[.C64]/[.F64]" office:value-type="float" office:value="5.68392857142857">
            <text:p>5.68</text:p>
          </table:table-cell>
          <table:table-cell table:number-columns-repeated="1016"/>
        </table:table-row>
        <table:table-row table:style-name="ro1">
          <table:table-cell office:value-type="string">
            <text:p>gruyere-224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office:value-type="string">
            <text:p><text:s/>gruyere-224.gif </text:p>
          </table:table-cell>
          <table:table-cell office:value-type="float" office:value="504">
            <text:p>504</text:p>
          </table:table-cell>
          <table:table-cell office:value-type="float" office:value="269">
            <text:p>269</text:p>
          </table:table-cell>
          <table:table-cell table:style-name="ce5" table:formula="of:=[.C65]/[.F65]" office:value-type="float" office:value="6.71230158730159">
            <text:p>6.71</text:p>
          </table:table-cell>
          <table:table-cell table:number-columns-repeated="1016"/>
        </table:table-row>
        <table:table-row table:style-name="ro1">
          <table:table-cell office:value-type="string">
            <text:p>gruyere-224(1)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  <table:table-cell table:style-name="ce6" table:formula="of:=[.C66]/[.F66]" office:value-type="float" office:value="3.81828442437923">
            <text:p>3.82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ruyere-224(2)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  <table:table-cell table:style-name="ce6" table:formula="of:=[.C67]/[.F67]" office:value-type="float" office:value="3.81828442437923">
            <text:p>3.82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hairs.gif</text:p>
          </table:table-cell>
          <table:table-cell office:value-type="string">
            <text:p>GIF</text:p>
          </table:table-cell>
          <table:table-cell office:value-type="float" office:value="916">
            <text:p>916</text:p>
          </table:table-cell>
          <table:table-cell office:value-type="float" office:value="516">
            <text:p>516</text:p>
          </table:table-cell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  <table:table-cell table:style-name="ce6" table:formula="of:=[.C68]/[.F68]" office:value-type="float" office:value="1.03386004514673">
            <text:p>1.0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hairs(1).gif</text:p>
          </table:table-cell>
          <table:table-cell office:value-type="string">
            <text:p>GIF</text:p>
          </table:table-cell>
          <table:table-cell office:value-type="float" office:value="916">
            <text:p>916</text:p>
          </table:table-cell>
          <table:table-cell office:value-type="float" office:value="516">
            <text:p>516</text:p>
          </table:table-cell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  <table:table-cell table:style-name="ce6" table:formula="of:=[.C69]/[.F69]" office:value-type="float" office:value="1.03386004514673">
            <text:p>1.0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hallucinogene-338.gif</text:p>
          </table:table-cell>
          <table:table-cell office:value-type="string">
            <text:p>GIF</text:p>
          </table:table-cell>
          <table:table-cell office:value-type="float" office:value="3508">
            <text:p>3508</text:p>
          </table:table-cell>
          <table:table-cell office:value-type="float" office:value="5441">
            <text:p>5441</text:p>
          </table:table-cell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  <table:table-cell table:style-name="ce6" table:formula="of:=[.C70]/[.F70]" office:value-type="float" office:value="3.95936794582393">
            <text:p>3.9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hallucinogene-338(1).gif</text:p>
          </table:table-cell>
          <table:table-cell office:value-type="string">
            <text:p>GIF</text:p>
          </table:table-cell>
          <table:table-cell office:value-type="float" office:value="3508">
            <text:p>3508</text:p>
          </table:table-cell>
          <table:table-cell office:value-type="float" office:value="5441">
            <text:p>5441</text:p>
          </table:table-cell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  <table:table-cell table:style-name="ce6" table:formula="of:=[.C71]/[.F71]" office:value-type="float" office:value="3.95936794582393">
            <text:p>3.9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les_moutons.jpg</text:p>
          </table:table-cell>
          <table:table-cell table:style-name="ce3" office:value-type="string">
            <text:p>JPEG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746">
            <text:p>2746</text:p>
          </table:table-cell>
          <table:table-cell table:style-name="ce3" office:value-type="string">
            <text:p><text:s/>les_moutons.jpg </text:p>
          </table:table-cell>
          <table:table-cell table:style-name="ce3" office:value-type="float" office:value="841">
            <text:p>841</text:p>
          </table:table-cell>
          <table:table-cell table:style-name="ce3" office:value-type="float" office:value="1154">
            <text:p>1154</text:p>
          </table:table-cell>
          <table:table-cell table:style-name="ce8" table:formula="of:=[.C72]/[.F72]" office:value-type="float" office:value="2.37812128418549">
            <text:p>2.38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office:value-type="string">
            <text:p>lignes-a-droite.gif</text:p>
          </table:table-cell>
          <table:table-cell office:value-type="string">
            <text:p>GIF</text:p>
          </table:table-cell>
          <table:table-cell office:value-type="float" office:value="1080">
            <text:p>1080</text:p>
          </table:table-cell>
          <table:table-cell office:value-type="float" office:value="1400">
            <text:p>1400</text:p>
          </table:table-cell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  <table:table-cell table:style-name="ce7" table:formula="of:=[.C73]/[.F73]" office:value-type="float" office:value="5.42713567839196">
            <text:p>5.43</text:p>
          </table:table-cell>
          <table:table-cell table:number-columns-repeated="1016"/>
        </table:table-row>
        <table:table-row table:style-name="ro1">
          <table:table-cell office:value-type="string">
            <text:p>lignes-a-droite(1).gif</text:p>
          </table:table-cell>
          <table:table-cell office:value-type="string">
            <text:p>GIF</text:p>
          </table:table-cell>
          <table:table-cell office:value-type="float" office:value="1080">
            <text:p>1080</text:p>
          </table:table-cell>
          <table:table-cell office:value-type="float" office:value="1400">
            <text:p>1400</text:p>
          </table:table-cell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  <table:table-cell table:style-name="ce7" table:formula="of:=[.C74]/[.F74]" office:value-type="float" office:value="5.42713567839196">
            <text:p>5.43</text:p>
          </table:table-cell>
          <table:table-cell table:number-columns-repeated="1016"/>
        </table:table-row>
        <table:table-row table:style-name="ro1">
          <table:table-cell office:value-type="string">
            <text:p>lignes-obliques.gif</text:p>
          </table:table-cell>
          <table:table-cell office:value-type="string">
            <text:p>GIF</text:p>
          </table:table-cell>
          <table:table-cell office:value-type="float" office:value="489">
            <text:p>489</text:p>
          </table:table-cell>
          <table:table-cell office:value-type="float" office:value="1033">
            <text:p>1033</text:p>
          </table:table-cell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  <table:table-cell table:style-name="ce6" table:formula="of:=[.C75]/[.F75]" office:value-type="float" office:value="4.36607142857143">
            <text:p>4.3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lignes-obliques(1).gif</text:p>
          </table:table-cell>
          <table:table-cell office:value-type="string">
            <text:p>GIF</text:p>
          </table:table-cell>
          <table:table-cell office:value-type="float" office:value="489">
            <text:p>489</text:p>
          </table:table-cell>
          <table:table-cell office:value-type="float" office:value="1033">
            <text:p>1033</text:p>
          </table:table-cell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  <table:table-cell table:style-name="ce6" table:formula="of:=[.C76]/[.F76]" office:value-type="float" office:value="4.36607142857143">
            <text:p>4.3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lignes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877">
            <text:p>877</text:p>
          </table:table-cell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  <table:table-cell table:style-name="ce6" table:formula="of:=[.C77]/[.F77]" office:value-type="float" office:value="1.93414863593603">
            <text:p>1.9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lignes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877">
            <text:p>877</text:p>
          </table:table-cell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  <table:table-cell table:style-name="ce6" table:formula="of:=[.C78]/[.F78]" office:value-type="float" office:value="1.93414863593603">
            <text:p>1.9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  <table:table-cell table:style-name="ce5" table:formula="of:=[.C79]/[.F79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  <table:table-cell table:style-name="ce5" table:formula="of:=[.C80]/[.F80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meteor_Calque 10-nb.png</text:p>
          </table:table-cell>
          <table:table-cell office:value-type="string">
            <text:p>PNG</text:p>
          </table:table-cell>
          <table:table-cell office:value-type="float" office:value="457">
            <text:p>457</text:p>
          </table:table-cell>
          <table:table-cell office:value-type="float" office:value="645">
            <text:p>645</text:p>
          </table:table-cell>
          <table:table-cell office:value-type="string">
            <text:p><text:s/>meteor_Calque 10-nb.png </text:p>
          </table:table-cell>
          <table:table-cell office:value-type="float" office:value="886">
            <text:p>886</text:p>
          </table:table-cell>
          <table:table-cell office:value-type="float" office:value="1250">
            <text:p>1250</text:p>
          </table:table-cell>
          <table:table-cell table:style-name="ce6" table:formula="of:=[.C81]/[.F81]" office:value-type="float" office:value="0.515801354401806">
            <text:p>0.52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  <table:table-cell table:style-name="ce5" table:formula="of:=[.C82]/[.F8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  <table:table-cell table:style-name="ce5" table:formula="of:=[.C83]/[.F8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meteor_Calque2re.png </text:p>
          </table:table-cell>
          <table:table-cell table:number-columns-repeated="2" office:value-type="float" office:value="560">
            <text:p>560</text:p>
          </table:table-cell>
          <table:table-cell table:style-name="ce5" table:formula="of:=[.C84]/[.F8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Mini-lignes longues.gif</text:p>
          </table:table-cell>
          <table:table-cell office:value-type="string">
            <text:p>GIF</text:p>
          </table:table-cell>
          <table:table-cell office:value-type="float" office:value="1297">
            <text:p>1297</text:p>
          </table:table-cell>
          <table:table-cell office:value-type="float" office:value="179">
            <text:p>179</text:p>
          </table:table-cell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  <table:table-cell table:style-name="ce6" table:formula="of:=[.C85]/[.F85]" office:value-type="float" office:value="3.03747072599532">
            <text:p>3.04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Mini-lignes longues(1).gif</text:p>
          </table:table-cell>
          <table:table-cell office:value-type="string">
            <text:p>GIF</text:p>
          </table:table-cell>
          <table:table-cell office:value-type="float" office:value="1297">
            <text:p>1297</text:p>
          </table:table-cell>
          <table:table-cell office:value-type="float" office:value="179">
            <text:p>179</text:p>
          </table:table-cell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  <table:table-cell table:style-name="ce6" table:formula="of:=[.C86]/[.F86]" office:value-type="float" office:value="3.03747072599532">
            <text:p>3.04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mouton.gif</text:p>
          </table:table-cell>
          <table:table-cell office:value-type="string">
            <text:p>GIF</text:p>
          </table:table-cell>
          <table:table-cell office:value-type="float" office:value="324">
            <text:p>324</text:p>
          </table:table-cell>
          <table:table-cell office:value-type="float" office:value="646">
            <text:p>646</text:p>
          </table:table-cell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  <table:table-cell table:style-name="ce6" table:formula="of:=[.C87]/[.F87]" office:value-type="float" office:value="0.826530612244898">
            <text:p>0.8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mouton(1).gif</text:p>
          </table:table-cell>
          <table:table-cell office:value-type="string">
            <text:p>GIF</text:p>
          </table:table-cell>
          <table:table-cell office:value-type="float" office:value="324">
            <text:p>324</text:p>
          </table:table-cell>
          <table:table-cell office:value-type="float" office:value="646">
            <text:p>646</text:p>
          </table:table-cell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  <table:table-cell table:style-name="ce6" table:formula="of:=[.C88]/[.F88]" office:value-type="float" office:value="0.826530612244898">
            <text:p>0.8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moutons-207.gif</text:p>
          </table:table-cell>
          <table:table-cell office:value-type="string">
            <text:p>GIF</text:p>
          </table:table-cell>
          <table:table-cell office:value-type="float" office:value="3200">
            <text:p>3200</text:p>
          </table:table-cell>
          <table:table-cell office:value-type="float" office:value="5066">
            <text:p>5066</text:p>
          </table:table-cell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  <table:table-cell table:style-name="ce6" table:formula="of:=[.C89]/[.F89]" office:value-type="float" office:value="3.28205128205128">
            <text:p>3.28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moutons-207(1).gif</text:p>
          </table:table-cell>
          <table:table-cell office:value-type="string">
            <text:p>GIF</text:p>
          </table:table-cell>
          <table:table-cell office:value-type="float" office:value="3200">
            <text:p>3200</text:p>
          </table:table-cell>
          <table:table-cell office:value-type="float" office:value="5066">
            <text:p>5066</text:p>
          </table:table-cell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  <table:table-cell table:style-name="ce6" table:formula="of:=[.C90]/[.F90]" office:value-type="float" office:value="3.28205128205128">
            <text:p>3.28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noise1.gif</text:p>
          </table:table-cell>
          <table:table-cell office:value-type="string">
            <text:p>GIF</text:p>
          </table:table-cell>
          <table:table-cell office:value-type="float" office:value="1043">
            <text:p>1043</text:p>
          </table:table-cell>
          <table:table-cell office:value-type="float" office:value="809">
            <text:p>809</text:p>
          </table:table-cell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  <table:table-cell table:style-name="ce6" table:formula="of:=[.C91]/[.F91]" office:value-type="float" office:value="4.05836575875486">
            <text:p>4.0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noise1(1).gif</text:p>
          </table:table-cell>
          <table:table-cell office:value-type="string">
            <text:p>GIF</text:p>
          </table:table-cell>
          <table:table-cell office:value-type="float" office:value="1043">
            <text:p>1043</text:p>
          </table:table-cell>
          <table:table-cell office:value-type="float" office:value="809">
            <text:p>809</text:p>
          </table:table-cell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  <table:table-cell table:style-name="ce6" table:formula="of:=[.C92]/[.F92]" office:value-type="float" office:value="4.05836575875486">
            <text:p>4.0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nuagessales.gif</text:p>
          </table:table-cell>
          <table:table-cell office:value-type="string">
            <text:p>GIF</text:p>
          </table:table-cell>
          <table:table-cell office:value-type="float" office:value="7153">
            <text:p>7153</text:p>
          </table:table-cell>
          <table:table-cell office:value-type="float" office:value="2438">
            <text:p>2438</text:p>
          </table:table-cell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  <table:table-cell table:style-name="ce5" table:formula="of:=[.C93]/[.F93]" office:value-type="float" office:value="10.2185714285714">
            <text:p>10.22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string">
            <text:p>nuagessales(1).gif</text:p>
          </table:table-cell>
          <table:table-cell office:value-type="string">
            <text:p>GIF</text:p>
          </table:table-cell>
          <table:table-cell office:value-type="float" office:value="7153">
            <text:p>7153</text:p>
          </table:table-cell>
          <table:table-cell office:value-type="float" office:value="2438">
            <text:p>2438</text:p>
          </table:table-cell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  <table:table-cell table:style-name="ce5" table:formula="of:=[.C94]/[.F94]" office:value-type="float" office:value="10.2185714285714">
            <text:p>10.22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string">
            <text:p>oiseau-a-decouper-272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350">
            <text:p>5350</text:p>
          </table:table-cell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  <table:table-cell table:style-name="ce6" table:formula="of:=[.C95]/[.F95]" office:value-type="float" office:value="3.47794871794872">
            <text:p>3.48</text:p>
          </table:table-cell>
          <table:table-cell table:style-name="ce10" office:value-type="string">
            <text:p>✓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>
            <text:p>oiseau-a-decouper-272(1)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350">
            <text:p>5350</text:p>
          </table:table-cell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  <table:table-cell table:style-name="ce6" table:formula="of:=[.C96]/[.F96]" office:value-type="float" office:value="3.47794871794872">
            <text:p>3.48</text:p>
          </table:table-cell>
          <table:table-cell table:style-name="ce10" office:value-type="string">
            <text:p>✓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>
            <text:p>pfiouuu.gif</text:p>
          </table:table-cell>
          <table:table-cell office:value-type="string">
            <text:p>GIF</text:p>
          </table:table-cell>
          <table:table-cell office:value-type="float" office:value="360">
            <text:p>360</text:p>
          </table:table-cell>
          <table:table-cell office:value-type="float" office:value="253">
            <text:p>253</text:p>
          </table:table-cell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  <table:table-cell table:style-name="ce6" table:formula="of:=[.C97]/[.F97]" office:value-type="float" office:value="1.25435540069686">
            <text:p>1.25</text:p>
          </table:table-cell>
          <table:table-cell table:style-name="ce10" office:value-type="string">
            <text:p>✓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>
            <text:p>pfiouuu(1).gif</text:p>
          </table:table-cell>
          <table:table-cell office:value-type="string">
            <text:p>GIF</text:p>
          </table:table-cell>
          <table:table-cell office:value-type="float" office:value="360">
            <text:p>360</text:p>
          </table:table-cell>
          <table:table-cell office:value-type="float" office:value="253">
            <text:p>253</text:p>
          </table:table-cell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  <table:table-cell table:style-name="ce6" table:formula="of:=[.C98]/[.F98]" office:value-type="float" office:value="1.25435540069686">
            <text:p>1.25</text:p>
          </table:table-cell>
          <table:table-cell table:style-name="ce10" office:value-type="string">
            <text:p>✓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>
            <text:p>pinceau.gif</text:p>
          </table:table-cell>
          <table:table-cell office:value-type="string">
            <text:p>GIF</text:p>
          </table:table-cell>
          <table:table-cell office:value-type="float" office:value="1824">
            <text:p>1824</text:p>
          </table:table-cell>
          <table:table-cell office:value-type="float" office:value="240">
            <text:p>240</text:p>
          </table:table-cell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  <table:table-cell table:style-name="ce7" table:formula="of:=[.C99]/[.F99]" office:value-type="float" office:value="5.79047619047619">
            <text:p>5.79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string">
            <text:p>pinceau(1).gif</text:p>
          </table:table-cell>
          <table:table-cell office:value-type="string">
            <text:p>GIF</text:p>
          </table:table-cell>
          <table:table-cell office:value-type="float" office:value="1824">
            <text:p>1824</text:p>
          </table:table-cell>
          <table:table-cell office:value-type="float" office:value="240">
            <text:p>240</text:p>
          </table:table-cell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  <table:table-cell table:style-name="ce7" table:formula="of:=[.C100]/[.F100]" office:value-type="float" office:value="5.79047619047619">
            <text:p>5.79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string">
            <text:p>rayon-conve.gif</text:p>
          </table:table-cell>
          <table:table-cell office:value-type="string">
            <text:p>GIF</text:p>
          </table:table-cell>
          <table:table-cell office:value-type="float" office:value="1048">
            <text:p>1048</text:p>
          </table:table-cell>
          <table:table-cell office:value-type="float" office:value="329">
            <text:p>329</text:p>
          </table:table-cell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  <table:table-cell table:style-name="ce6" table:formula="of:=[.C101]/[.F101]" office:value-type="float" office:value="2.4952380952381">
            <text:p>2.5</text:p>
          </table:table-cell>
          <table:table-cell table:style-name="ce10" office:value-type="string">
            <text:p>✓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>
            <text:p>rayon-conve(1).gif</text:p>
          </table:table-cell>
          <table:table-cell office:value-type="string">
            <text:p>GIF</text:p>
          </table:table-cell>
          <table:table-cell office:value-type="float" office:value="1048">
            <text:p>1048</text:p>
          </table:table-cell>
          <table:table-cell office:value-type="float" office:value="329">
            <text:p>329</text:p>
          </table:table-cell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  <table:table-cell table:style-name="ce6" table:formula="of:=[.C102]/[.F102]" office:value-type="float" office:value="2.4952380952381">
            <text:p>2.5</text:p>
          </table:table-cell>
          <table:table-cell table:style-name="ce10" office:value-type="string">
            <text:p>✓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>
            <text:p>retable_anne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491">
            <text:p>1491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anne-nb.jpg </text:p>
          </table:table-cell>
          <table:table-cell table:style-name="ce3" office:value-type="float" office:value="495">
            <text:p>495</text:p>
          </table:table-cell>
          <table:table-cell table:style-name="ce3" office:value-type="float" office:value="225">
            <text:p>225</text:p>
          </table:table-cell>
          <table:table-cell table:style-name="ce3" table:formula="of:=[.C103]/[.F103]" office:value-type="float" office:value="3.01212121212121">
            <text:p>3.01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retable_anne-nb.jpg </text:p>
          </table:table-cell>
          <table:table-cell table:style-name="ce3" office:value-type="float" office:value="495">
            <text:p>495</text:p>
          </table:table-cell>
          <table:table-cell table:style-name="ce3" office:value-type="float" office:value="225">
            <text:p>225</text:p>
          </table:table-cell>
          <table:table-cell table:style-name="ce3" table:formula="of:=[.C104]/[.F104]" office:value-type="float" office:value="0">
            <text:p>0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retable_arcas_baudouin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918">
            <text:p>918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arcas_baudouin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58">
            <text:p>258</text:p>
          </table:table-cell>
          <table:table-cell table:style-name="ce8" table:formula="of:=[.C105]/[.F105]" office:value-type="float" office:value="2.38441558441558">
            <text:p>2.38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retable_arcas_baudouin-nb.jpg </text:p>
          </table:table-cell>
          <table:table-cell table:style-name="ce3" office:value-type="float" office:value="918">
            <text:p>918</text:p>
          </table:table-cell>
          <table:table-cell table:style-name="ce3" office:value-type="float" office:value="678">
            <text:p>678</text:p>
          </table:table-cell>
          <table:table-cell table:style-name="ce3" table:formula="of:=[.C106]/[.F106]" office:value-type="float" office:value="0">
            <text:p>0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retable_barbara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923">
            <text:p>923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barbara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56">
            <text:p>256</text:p>
          </table:table-cell>
          <table:table-cell table:style-name="ce8" table:formula="of:=[.C107]/[.F107]" office:value-type="float" office:value="2.3974025974026">
            <text:p>2.4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retable_claude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935">
            <text:p>935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claude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53">
            <text:p>253</text:p>
          </table:table-cell>
          <table:table-cell table:style-name="ce8" table:formula="of:=[.C108]/[.F108]" office:value-type="float" office:value="2.42857142857143">
            <text:p>2.43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retable_clinic_orgasm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144">
            <text:p>1144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clinic_orgasm-nb.jpg 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225">
            <text:p>225</text:p>
          </table:table-cell>
          <table:table-cell table:style-name="ce3" table:formula="of:=[.C109]/[.F109]" office:value-type="float" office:value="3.01052631578947">
            <text:p>3.01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retable_clinic_orgasm-nb.jpg 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225">
            <text:p>225</text:p>
          </table:table-cell>
          <table:table-cell table:style-name="ce3" table:formula="of:=[.C110]/[.F110]" office:value-type="float" office:value="0">
            <text:p>0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retable_martine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118">
            <text:p>1118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martine-nb.jpg </text:p>
          </table:table-cell>
          <table:table-cell table:style-name="ce3" office:value-type="float" office:value="371">
            <text:p>371</text:p>
          </table:table-cell>
          <table:table-cell table:style-name="ce3" office:value-type="float" office:value="225">
            <text:p>225</text:p>
          </table:table-cell>
          <table:table-cell table:style-name="ce3" table:formula="of:=[.C111]/[.F111]" office:value-type="float" office:value="3.01347708894879">
            <text:p>3.01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table:style-name="ce3" office:value-type="string">
            <text:p>retable_thomas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002">
            <text:p>1002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thomas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36">
            <text:p>236</text:p>
          </table:table-cell>
          <table:table-cell table:style-name="ce8" table:formula="of:=[.C112]/[.F112]" office:value-type="float" office:value="2.6025974025974">
            <text:p>2.6</text:p>
          </table:table-cell>
          <table:table-cell table:style-name="ce3"/>
          <table:table-cell/>
          <table:table-cell table:style-name="ce3" table:number-columns-repeated="1014"/>
        </table:table-row>
        <table:table-row table:style-name="ro1">
          <table:table-cell office:value-type="string">
            <text:p>scrolltram.png</text:p>
          </table:table-cell>
          <table:table-cell office:value-type="string">
            <text:p>PNG</text:p>
          </table:table-cell>
          <table:table-cell office:value-type="float" office:value="63">
            <text:p>63</text:p>
          </table:table-cell>
          <table:table-cell office:value-type="float" office:value="1789">
            <text:p>1789</text:p>
          </table:table-cell>
          <table:table-cell office:value-type="string">
            <text:p><text:s/>scrolltram.png </text:p>
          </table:table-cell>
          <table:table-cell office:value-type="float" office:value="43">
            <text:p>43</text:p>
          </table:table-cell>
          <table:table-cell office:value-type="float" office:value="1210">
            <text:p>1210</text:p>
          </table:table-cell>
          <table:table-cell table:style-name="ce6" table:formula="of:=[.C113]/[.F113]" office:value-type="float" office:value="1.46511627906977">
            <text:p>1.4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soleil-light.gif</text:p>
          </table:table-cell>
          <table:table-cell office:value-type="string">
            <text:p>GIF</text:p>
          </table:table-cell>
          <table:table-cell office:value-type="float" office:value="1361">
            <text:p>1361</text:p>
          </table:table-cell>
          <table:table-cell office:value-type="float" office:value="1392">
            <text:p>1392</text:p>
          </table:table-cell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  <table:table-cell table:style-name="ce6" table:formula="of:=[.C114]/[.F114]" office:value-type="float" office:value="4.86071428571429">
            <text:p>4.8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soleil-light(1).gif</text:p>
          </table:table-cell>
          <table:table-cell office:value-type="string">
            <text:p>GIF</text:p>
          </table:table-cell>
          <table:table-cell office:value-type="float" office:value="1361">
            <text:p>1361</text:p>
          </table:table-cell>
          <table:table-cell office:value-type="float" office:value="1392">
            <text:p>1392</text:p>
          </table:table-cell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  <table:table-cell table:style-name="ce6" table:formula="of:=[.C115]/[.F115]" office:value-type="float" office:value="4.86071428571429">
            <text:p>4.8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soleil.gif</text:p>
          </table:table-cell>
          <table:table-cell office:value-type="string">
            <text:p>GIF</text:p>
          </table:table-cell>
          <table:table-cell office:value-type="float" office:value="1808">
            <text:p>1808</text:p>
          </table:table-cell>
          <table:table-cell office:value-type="float" office:value="1802">
            <text:p>1802</text:p>
          </table:table-cell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  <table:table-cell table:style-name="ce7" table:formula="of:=[.C116]/[.F116]" office:value-type="float" office:value="5.49544072948328">
            <text:p>5.5</text:p>
          </table:table-cell>
          <table:table-cell table:number-columns-repeated="1016"/>
        </table:table-row>
        <table:table-row table:style-name="ro1">
          <table:table-cell office:value-type="string">
            <text:p>soleil(1).gif</text:p>
          </table:table-cell>
          <table:table-cell office:value-type="string">
            <text:p>GIF</text:p>
          </table:table-cell>
          <table:table-cell office:value-type="float" office:value="1808">
            <text:p>1808</text:p>
          </table:table-cell>
          <table:table-cell office:value-type="float" office:value="1802">
            <text:p>1802</text:p>
          </table:table-cell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  <table:table-cell table:style-name="ce7" table:formula="of:=[.C117]/[.F117]" office:value-type="float" office:value="5.49544072948328">
            <text:p>5.5</text:p>
          </table:table-cell>
          <table:table-cell table:number-columns-repeated="1016"/>
        </table:table-row>
        <table:table-row table:style-name="ro1">
          <table:table-cell office:value-type="string">
            <text:p>vagues-trouees-236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258">
            <text:p>5258</text:p>
          </table:table-cell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  <table:table-cell table:style-name="ce6" table:formula="of:=[.C118]/[.F118]" office:value-type="float" office:value="2.12601880877743">
            <text:p>2.1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vagues-trouees-236(1)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258">
            <text:p>5258</text:p>
          </table:table-cell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  <table:table-cell table:style-name="ce6" table:formula="of:=[.C119]/[.F119]" office:value-type="float" office:value="2.12601880877743">
            <text:p>2.1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waouh.gif</text:p>
          </table:table-cell>
          <table:table-cell office:value-type="string">
            <text:p>GIF</text:p>
          </table:table-cell>
          <table:table-cell office:value-type="float" office:value="1313">
            <text:p>1313</text:p>
          </table:table-cell>
          <table:table-cell office:value-type="float" office:value="2056">
            <text:p>2056</text:p>
          </table:table-cell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  <table:table-cell table:style-name="ce6" table:formula="of:=[.C120]/[.F120]" office:value-type="float" office:value="1.38502109704641">
            <text:p>1.39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waouh(1).gif</text:p>
          </table:table-cell>
          <table:table-cell office:value-type="string">
            <text:p>GIF</text:p>
          </table:table-cell>
          <table:table-cell office:value-type="float" office:value="1313">
            <text:p>1313</text:p>
          </table:table-cell>
          <table:table-cell office:value-type="float" office:value="2056">
            <text:p>2056</text:p>
          </table:table-cell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  <table:table-cell table:style-name="ce6" table:formula="of:=[.C121]/[.F121]" office:value-type="float" office:value="1.38502109704641">
            <text:p>1.39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5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PA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anne__MG_5248.CR2.png </text:p>
          </table:table-cell>
          <table:table-cell office:value-type="float" office:value="473">
            <text:p>473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office:value-type="string">
            <text:p><text:s/>anne__MG_5248.CR2.png </text:p>
          </table:table-cell>
          <table:table-cell office:value-type="float" office:value="473">
            <text:p>473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office:value-type="string">
            <text:p><text:s/>anne_Calque 14.png </text:p>
          </table:table-cell>
          <table:table-cell office:value-type="float" office:value="157">
            <text:p>15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<text:s/>anne_Calque 14.png </text:p>
          </table:table-cell>
          <table:table-cell office:value-type="float" office:value="157">
            <text:p>15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<text:s/>anne_Calque8.png 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anne_Calque8.png 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</table:table-row>
        <table:table-row table:style-name="ro2"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</table:table-row>
        <table:table-row table:style-name="ro2"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</table:table-row>
        <table:table-row table:style-name="ro2"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</table:table-row>
        <table:table-row table:style-name="ro2"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<text:s/>Béguinage d'Anderlecht8.jpg </text:p>
          </table:table-cell>
          <table:table-cell office:value-type="float" office:value="630">
            <text:p>630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string">
            <text:p><text:s/>Béguinage d'Anderlecht9.jpg </text:p>
          </table:table-cell>
          <table:table-cell office:value-type="float" office:value="630">
            <text:p>630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<text:s/>BH06_100713.jpg <text:s/></text:p>
          </table:table-cell>
          <table:table-cell office:value-type="float" office:value="119">
            <text:p>119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<text:s/>BH09_100713.jpg </text:p>
          </table:table-cell>
          <table:table-cell office:value-type="float" office:value="119">
            <text:p>119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<text:s/>BH13_110325.jpg </text:p>
          </table:table-cell>
          <table:table-cell table:number-columns-repeated="2" office:value-type="float" office:value="184">
            <text:p>184</text:p>
          </table:table-cell>
        </table:table-row>
        <table:table-row table:style-name="ro1"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</table:table-row>
        <table:table-row table:style-name="ro2">
          <table:table-cell office:value-type="string">
            <text:p><text:s/>cale-page.png </text:p>
          </table:table-cell>
          <table:table-cell office:value-type="float" office:value="2">
            <text:p>2</text:p>
          </table:table-cell>
          <table:table-cell office:value-type="float" office:value="1220">
            <text:p>1220</text:p>
          </table:table-cell>
        </table:table-row>
        <table:table-row table:style-name="ro2"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</table:table-row>
        <table:table-row table:style-name="ro2"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</table:table-row>
        <table:table-row table:style-name="ro2"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</table:table-row>
        <table:table-row table:style-name="ro2"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</table:table-row>
        <table:table-row table:style-name="ro2"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</table:table-row>
        <table:table-row table:style-name="ro2"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extrait_anne_n.gif </text:p>
          </table:table-cell>
          <table:table-cell office:value-type="float" office:value="467">
            <text:p>467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 office:value-type="string">
            <text:p><text:s/>extrait_anne_n.gif </text:p>
          </table:table-cell>
          <table:table-cell office:value-type="float" office:value="467">
            <text:p>467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</table:table-row>
        <table:table-row table:style-name="ro2"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</table:table-row>
        <table:table-row table:style-name="ro1"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</table:table-row>
        <table:table-row table:style-name="ro2"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</table:table-row>
        <table:table-row table:style-name="ro2"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</table:table-row>
        <table:table-row table:style-name="ro2"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</table:table-row>
        <table:table-row table:style-name="ro2"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</table:table-row>
        <table:table-row table:style-name="ro2">
          <table:table-cell office:value-type="string">
            <text:p><text:s/>gruyere-224.gif </text:p>
          </table:table-cell>
          <table:table-cell office:value-type="float" office:value="504">
            <text:p>504</text:p>
          </table:table-cell>
          <table:table-cell office:value-type="float" office:value="269">
            <text:p>269</text:p>
          </table:table-cell>
        </table:table-row>
        <table:table-row table:style-name="ro2"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</table:table-row>
        <table:table-row table:style-name="ro2"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</table:table-row>
        <table:table-row table:style-name="ro2"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</table:table-row>
        <table:table-row table:style-name="ro2"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</table:table-row>
        <table:table-row table:style-name="ro2"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</table:table-row>
        <table:table-row table:style-name="ro2"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</table:table-row>
        <table:table-row table:style-name="ro2">
          <table:table-cell office:value-type="string">
            <text:p><text:s/>les_moutons.jpg </text:p>
          </table:table-cell>
          <table:table-cell office:value-type="float" office:value="841">
            <text:p>841</text:p>
          </table:table-cell>
          <table:table-cell office:value-type="float" office:value="1154">
            <text:p>1154</text:p>
          </table:table-cell>
        </table:table-row>
        <table:table-row table:style-name="ro2">
          <table:table-cell office:value-type="string">
            <text:p><text:s/>lgruyere-224.gif </text:p>
          </table:table-cell>
          <table:table-cell table:number-columns-repeated="2" office:value-type="float" office:value="504">
            <text:p>504</text:p>
          </table:table-cell>
        </table:table-row>
        <table:table-row table:style-name="ro2"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</table:table-row>
        <table:table-row table:style-name="ro2"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</table:table-row>
        <table:table-row table:style-name="ro2"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<text:s/>meteor_Calque 10-nb.png </text:p>
          </table:table-cell>
          <table:table-cell office:value-type="float" office:value="886">
            <text:p>886</text:p>
          </table:table-cell>
          <table:table-cell office:value-type="float" office:value="1250">
            <text:p>1250</text:p>
          </table:table-cell>
        </table:table-row>
        <table:table-row table:style-name="ro2"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<text:s/>meteor_Calque2re.png </text:p>
          </table:table-cell>
          <table:table-cell table:number-columns-repeated="2" office:value-type="float" office:value="560">
            <text:p>560</text:p>
          </table:table-cell>
        </table:table-row>
        <table:table-row table:style-name="ro2"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</table:table-row>
        <table:table-row table:style-name="ro2"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</table:table-row>
        <table:table-row table:style-name="ro2"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</table:table-row>
        <table:table-row table:style-name="ro2"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retable_anne-nb.jpg </text:p>
          </table:table-cell>
          <table:table-cell office:value-type="float" office:value="495">
            <text:p>495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anne-nb.jpg </text:p>
          </table:table-cell>
          <table:table-cell office:value-type="float" office:value="495">
            <text:p>495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arcas_baudouin-nb.jpg </text:p>
          </table:table-cell>
          <table:table-cell office:value-type="float" office:value="385">
            <text:p>385</text:p>
          </table:table-cell>
          <table:table-cell office:value-type="float" office:value="258">
            <text:p>258</text:p>
          </table:table-cell>
        </table:table-row>
        <table:table-row table:style-name="ro2">
          <table:table-cell office:value-type="string">
            <text:p><text:s/>retable_arcas_baudouin-nb.jpg </text:p>
          </table:table-cell>
          <table:table-cell office:value-type="float" office:value="918">
            <text:p>918</text:p>
          </table:table-cell>
          <table:table-cell office:value-type="float" office:value="678">
            <text:p>678</text:p>
          </table:table-cell>
        </table:table-row>
        <table:table-row table:style-name="ro2">
          <table:table-cell office:value-type="string">
            <text:p><text:s/>retable_barbara-nb.jpg </text:p>
          </table:table-cell>
          <table:table-cell office:value-type="float" office:value="385">
            <text:p>385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string">
            <text:p><text:s/>retable_claude-nb.jpg </text:p>
          </table:table-cell>
          <table:table-cell office:value-type="float" office:value="385">
            <text:p>385</text:p>
          </table:table-cell>
          <table:table-cell office:value-type="float" office:value="253">
            <text:p>253</text:p>
          </table:table-cell>
        </table:table-row>
        <table:table-row table:style-name="ro2">
          <table:table-cell office:value-type="string">
            <text:p><text:s/>retable_clinic_orgasm-nb.jpg </text:p>
          </table:table-cell>
          <table:table-cell office:value-type="float" office:value="380">
            <text:p>380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clinic_orgasm-nb.jpg </text:p>
          </table:table-cell>
          <table:table-cell office:value-type="float" office:value="380">
            <text:p>380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martine-nb.jpg </text:p>
          </table:table-cell>
          <table:table-cell office:value-type="float" office:value="371">
            <text:p>371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thomas-nb.jpg </text:p>
          </table:table-cell>
          <table:table-cell office:value-type="float" office:value="385">
            <text:p>385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string">
            <text:p><text:s/>scrolltram.png </text:p>
          </table:table-cell>
          <table:table-cell office:value-type="float" office:value="43">
            <text:p>43</text:p>
          </table:table-cell>
          <table:table-cell office:value-type="float" office:value="1210">
            <text:p>1210</text:p>
          </table:table-cell>
        </table:table-row>
        <table:table-row table:style-name="ro2"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</table:table-row>
        <table:table-row table:style-name="ro2"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</table:table-row>
        <table:table-row table:style-name="ro2"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</table:table-row>
        <table:table-row table:style-name="ro2"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string">
            <text:p><text:s/>claude_Calque1.png </text:p>
          </table:table-cell>
          <table:table-cell office:value-type="float" office:value="295">
            <text:p>295</text:p>
          </table:table-cell>
          <table:table-cell office:value-type="float" office:value="443">
            <text:p>443</text:p>
          </table:table-cell>
        </table:table-row>
        <table:table-row table:style-name="ro1" table:number-rows-repeated="104839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3" table:style-name="ta1">
        <table:table-column table:style-name="co8" table:default-cell-style-name="Default"/>
        <table:table-column table:style-name="co6" table:number-columns-repeated="8" table:default-cell-style-name="Default"/>
        <table:table-row table:style-name="ro1">
          <table:table-cell office:value-type="string">
            <text:p>30a.png 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table:number-columns-repeated="6"/>
        </table:table-row>
        <table:table-row table:style-name="ro1">
          <table:table-cell office:value-type="string">
            <text:p>30a.png 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table:number-columns-repeated="6"/>
        </table:table-row>
        <table:table-row table:style-name="ro1">
          <table:table-cell office:value-type="string">
            <text:p>50a.png 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table:number-columns-repeated="6"/>
        </table:table-row>
        <table:table-row table:style-name="ro1">
          <table:table-cell office:value-type="string">
            <text:p>50a.png 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table:number-columns-repeated="6"/>
        </table:table-row>
        <table:table-row table:style-name="ro1">
          <table:table-cell office:value-type="string">
            <text:p>55a.png 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table:number-columns-repeated="6"/>
        </table:table-row>
        <table:table-row table:style-name="ro1">
          <table:table-cell office:value-type="string">
            <text:p>55a.png 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table:number-columns-repeated="6"/>
        </table:table-row>
        <table:table-row table:style-name="ro2">
          <table:table-cell office:value-type="string">
            <text:p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table:number-columns-repeated="6"/>
        </table:table-row>
        <table:table-row table:style-name="ro2">
          <table:table-cell office:value-type="string">
            <text:p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table:number-columns-repeated="6"/>
        </table:table-row>
        <table:table-row table:style-name="ro2">
          <table:table-cell office:value-type="string">
            <text:p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  <table:table-cell table:number-columns-repeated="6"/>
        </table:table-row>
        <table:table-row table:style-name="ro2">
          <table:table-cell office:value-type="string">
            <text:p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  <table:table-cell table:number-columns-repeated="6"/>
        </table:table-row>
        <table:table-row table:style-name="ro2">
          <table:table-cell office:value-type="string">
            <text:p>anne__MG_5248.CR2.png </text:p>
          </table:table-cell>
          <table:table-cell office:value-type="float" office:value="1400">
            <text:p>1400</text:p>
          </table:table-cell>
          <table:table-cell office:value-type="float" office:value="935">
            <text:p>935</text:p>
          </table:table-cell>
          <table:table-cell table:number-columns-repeated="6"/>
        </table:table-row>
        <table:table-row table:style-name="ro2">
          <table:table-cell office:value-type="string">
            <text:p>anne__MG_5248.CR2.png </text:p>
          </table:table-cell>
          <table:table-cell office:value-type="float" office:value="1400">
            <text:p>1400</text:p>
          </table:table-cell>
          <table:table-cell office:value-type="float" office:value="935">
            <text:p>935</text:p>
          </table:table-cell>
          <table:table-cell table:number-columns-repeated="5"/>
          <table:table-cell office:value-type="string">
            <text:p>layers-processed/meteor/</text:p>
          </table:table-cell>
        </table:table-row>
        <table:table-row table:style-name="ro2">
          <table:table-cell office:value-type="string">
            <text:p>anne_Calque 14.png </text:p>
          </table:table-cell>
          <table:table-cell office:value-type="float" office:value="157">
            <text:p>157</text:p>
          </table:table-cell>
          <table:table-cell office:value-type="float" office:value="75">
            <text:p>75</text:p>
          </table:table-cell>
          <table:table-cell table:number-columns-repeated="6"/>
        </table:table-row>
        <table:table-row table:style-name="ro2">
          <table:table-cell office:value-type="string">
            <text:p>anne_Calque 14.png </text:p>
          </table:table-cell>
          <table:table-cell office:value-type="float" office:value="157">
            <text:p>157</text:p>
          </table:table-cell>
          <table:table-cell office:value-type="float" office:value="75">
            <text:p>75</text:p>
          </table:table-cell>
          <table:table-cell table:number-columns-repeated="6"/>
        </table:table-row>
        <table:table-row table:style-name="ro2">
          <table:table-cell office:value-type="string">
            <text:p>anne_Calque8.png </text:p>
          </table:table-cell>
          <table:table-cell office:value-type="float" office:value="440">
            <text:p>440</text:p>
          </table:table-cell>
          <table:table-cell office:value-type="float" office:value="443">
            <text:p>443</text:p>
          </table:table-cell>
          <table:table-cell table:number-columns-repeated="6"/>
        </table:table-row>
        <table:table-row table:style-name="ro2">
          <table:table-cell office:value-type="string">
            <text:p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  <table:table-cell table:number-columns-repeated="6"/>
        </table:table-row>
        <table:table-row table:style-name="ro2">
          <table:table-cell office:value-type="string">
            <text:p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  <table:table-cell table:number-columns-repeated="6"/>
        </table:table-row>
        <table:table-row table:style-name="ro1">
          <table:table-cell office:value-type="string">
            <text:p>assemblages-rose1.png </text:p>
          </table:table-cell>
          <table:table-cell office:value-type="float" office:value="893">
            <text:p>893</text:p>
          </table:table-cell>
          <table:table-cell office:value-type="float" office:value="1195">
            <text:p>1195</text:p>
          </table:table-cell>
          <table:table-cell table:number-columns-repeated="6"/>
        </table:table-row>
        <table:table-row table:style-name="ro1">
          <table:table-cell office:value-type="string">
            <text:p>assemblages-rose1.png </text:p>
          </table:table-cell>
          <table:table-cell office:value-type="float" office:value="893">
            <text:p>893</text:p>
          </table:table-cell>
          <table:table-cell office:value-type="float" office:value="1195">
            <text:p>1195</text:p>
          </table:table-cell>
          <table:table-cell table:number-columns-repeated="6"/>
        </table:table-row>
        <table:table-row table:style-name="ro1">
          <table:table-cell office:value-type="string">
            <text:p>assemblages-rose2.png </text:p>
          </table:table-cell>
          <table:table-cell office:value-type="float" office:value="893">
            <text:p>893</text:p>
          </table:table-cell>
          <table:table-cell office:value-type="float" office:value="1195">
            <text:p>1195</text:p>
          </table:table-cell>
          <table:table-cell table:number-columns-repeated="6"/>
        </table:table-row>
        <table:table-row table:style-name="ro1">
          <table:table-cell office:value-type="string">
            <text:p>assemblages-rose2.png </text:p>
          </table:table-cell>
          <table:table-cell office:value-type="float" office:value="893">
            <text:p>893</text:p>
          </table:table-cell>
          <table:table-cell office:value-type="float" office:value="1195">
            <text:p>1195</text:p>
          </table:table-cell>
          <table:table-cell table:number-columns-repeated="6"/>
        </table:table-row>
        <table:table-row table:style-name="ro1">
          <table:table-cell office:value-type="string">
            <text:p>assemblages-vert1.png </text:p>
          </table:table-cell>
          <table:table-cell office:value-type="float" office:value="893">
            <text:p>893</text:p>
          </table:table-cell>
          <table:table-cell office:value-type="float" office:value="1195">
            <text:p>1195</text:p>
          </table:table-cell>
          <table:table-cell table:number-columns-repeated="6"/>
        </table:table-row>
        <table:table-row table:style-name="ro1">
          <table:table-cell office:value-type="string">
            <text:p>assemblages-vert1.png </text:p>
          </table:table-cell>
          <table:table-cell office:value-type="float" office:value="893">
            <text:p>893</text:p>
          </table:table-cell>
          <table:table-cell office:value-type="float" office:value="1195">
            <text:p>1195</text:p>
          </table:table-cell>
          <table:table-cell table:number-columns-repeated="6"/>
        </table:table-row>
        <table:table-row table:style-name="ro1">
          <table:table-cell office:value-type="string">
            <text:p>assemblages-vert2.png </text:p>
          </table:table-cell>
          <table:table-cell office:value-type="float" office:value="893">
            <text:p>893</text:p>
          </table:table-cell>
          <table:table-cell office:value-type="float" office:value="1195">
            <text:p>1195</text:p>
          </table:table-cell>
          <table:table-cell table:number-columns-repeated="6"/>
        </table:table-row>
        <table:table-row table:style-name="ro1">
          <table:table-cell office:value-type="string">
            <text:p>assemblages-vert2.png </text:p>
          </table:table-cell>
          <table:table-cell office:value-type="float" office:value="893">
            <text:p>893</text:p>
          </table:table-cell>
          <table:table-cell office:value-type="float" office:value="1195">
            <text:p>1195</text:p>
          </table:table-cell>
          <table:table-cell table:number-columns-repeated="6"/>
        </table:table-row>
        <table:table-row table:style-name="ro2">
          <table:table-cell office:value-type="string">
            <text:p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  <table:table-cell table:number-columns-repeated="6"/>
        </table:table-row>
        <table:table-row table:style-name="ro2">
          <table:table-cell office:value-type="string">
            <text:p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  <table:table-cell table:number-columns-repeated="6"/>
        </table:table-row>
        <table:table-row table:style-name="ro2">
          <table:table-cell office:value-type="string">
            <text:p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  <table:table-cell table:number-columns-repeated="6"/>
        </table:table-row>
        <table:table-row table:style-name="ro2">
          <table:table-cell office:value-type="string">
            <text:p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  <table:table-cell table:number-columns-repeated="6"/>
        </table:table-row>
        <table:table-row table:style-name="ro2">
          <table:table-cell office:value-type="string">
            <text:p>bang-miroir.gif </text:p>
          </table:table-cell>
          <table:table-cell office:value-type="float" office:value="476">
            <text:p>476</text:p>
          </table:table-cell>
          <table:table-cell office:value-type="float" office:value="357">
            <text:p>357</text:p>
          </table:table-cell>
          <table:table-cell table:number-columns-repeated="6"/>
        </table:table-row>
        <table:table-row table:style-name="ro2">
          <table:table-cell office:value-type="string">
            <text:p>bang-miroir.gif </text:p>
          </table:table-cell>
          <table:table-cell office:value-type="float" office:value="476">
            <text:p>476</text:p>
          </table:table-cell>
          <table:table-cell office:value-type="float" office:value="357">
            <text:p>357</text:p>
          </table:table-cell>
          <table:table-cell table:number-columns-repeated="6"/>
        </table:table-row>
        <table:table-row table:style-name="ro1">
          <table:table-cell office:value-type="string">
            <text:p>beguinage-anderlecht8-2.jpg </text:p>
          </table:table-cell>
          <table:table-cell office:value-type="float" office:value="630">
            <text:p>630</text:p>
          </table:table-cell>
          <table:table-cell office:value-type="float" office:value="911">
            <text:p>911</text:p>
          </table:table-cell>
          <table:table-cell table:number-columns-repeated="6"/>
        </table:table-row>
        <table:table-row table:style-name="ro2">
          <table:table-cell office:value-type="string">
            <text:p>beguinage-anderlecht9_nb.jpg </text:p>
          </table:table-cell>
          <table:table-cell office:value-type="float" office:value="630">
            <text:p>630</text:p>
          </table:table-cell>
          <table:table-cell office:value-type="float" office:value="896">
            <text:p>896</text:p>
          </table:table-cell>
          <table:table-cell table:number-columns-repeated="6"/>
        </table:table-row>
        <table:table-row table:style-name="ro1">
          <table:table-cell office:value-type="string">
            <text:p>BH06_100713.jpg <text:s/></text:p>
          </table:table-cell>
          <table:table-cell office:value-type="float" office:value="263">
            <text:p>263</text:p>
          </table:table-cell>
          <table:table-cell office:value-type="float" office:value="395">
            <text:p>395</text:p>
          </table:table-cell>
          <table:table-cell table:number-columns-repeated="6"/>
        </table:table-row>
        <table:table-row table:style-name="ro1">
          <table:table-cell office:value-type="string">
            <text:p>BH09_100713.jpg </text:p>
          </table:table-cell>
          <table:table-cell office:value-type="float" office:value="263">
            <text:p>263</text:p>
          </table:table-cell>
          <table:table-cell office:value-type="float" office:value="395">
            <text:p>395</text:p>
          </table:table-cell>
          <table:table-cell table:number-columns-repeated="6"/>
        </table:table-row>
        <table:table-row table:style-name="ro1">
          <table:table-cell office:value-type="string">
            <text:p>BH13_110325.jpg </text:p>
          </table:table-cell>
          <table:table-cell table:number-columns-repeated="2" office:value-type="float" office:value="567">
            <text:p>567</text:p>
          </table:table-cell>
          <table:table-cell table:number-columns-repeated="6"/>
        </table:table-row>
        <table:table-row table:style-name="ro1">
          <table:table-cell office:value-type="string">
            <text:p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  <table:table-cell table:number-columns-repeated="6"/>
        </table:table-row>
        <table:table-row table:style-name="ro1">
          <table:table-cell office:value-type="string">
            <text:p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  <table:table-cell table:number-columns-repeated="6"/>
        </table:table-row>
        <table:table-row table:style-name="ro2">
          <table:table-cell office:value-type="string">
            <text:p>cale-page.png </text:p>
          </table:table-cell>
          <table:table-cell office:value-type="float" office:value="2">
            <text:p>2</text:p>
          </table:table-cell>
          <table:table-cell office:value-type="float" office:value="1220">
            <text:p>1220</text:p>
          </table:table-cell>
          <table:table-cell table:number-columns-repeated="6"/>
        </table:table-row>
        <table:table-row table:style-name="ro2">
          <table:table-cell office:value-type="string">
            <text:p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  <table:table-cell table:number-columns-repeated="6"/>
        </table:table-row>
        <table:table-row table:style-name="ro2">
          <table:table-cell office:value-type="string">
            <text:p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  <table:table-cell table:number-columns-repeated="6"/>
        </table:table-row>
        <table:table-row table:style-name="ro1">
          <table:table-cell office:value-type="string">
            <text:p>claude_Calque1.png </text:p>
          </table:table-cell>
          <table:table-cell office:value-type="float" office:value="295">
            <text:p>295</text:p>
          </table:table-cell>
          <table:table-cell office:value-type="float" office:value="443">
            <text:p>443</text:p>
          </table:table-cell>
          <table:table-cell table:number-columns-repeated="6"/>
        </table:table-row>
        <table:table-row table:style-name="ro2">
          <table:table-cell office:value-type="string">
            <text:p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table:number-columns-repeated="6"/>
        </table:table-row>
        <table:table-row table:style-name="ro2">
          <table:table-cell office:value-type="string">
            <text:p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table:number-columns-repeated="6"/>
        </table:table-row>
        <table:table-row table:style-name="ro2">
          <table:table-cell office:value-type="string">
            <text:p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  <table:table-cell table:number-columns-repeated="6"/>
        </table:table-row>
        <table:table-row table:style-name="ro2">
          <table:table-cell office:value-type="string">
            <text:p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  <table:table-cell table:number-columns-repeated="6"/>
        </table:table-row>
        <table:table-row table:style-name="ro1">
          <table:table-cell office:value-type="string">
            <text:p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  <table:table-cell table:number-columns-repeated="6"/>
        </table:table-row>
        <table:table-row table:style-name="ro1">
          <table:table-cell office:value-type="string">
            <text:p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  <table:table-cell table:number-columns-repeated="6"/>
        </table:table-row>
        <table:table-row table:style-name="ro2">
          <table:table-cell office:value-type="string">
            <text:p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  <table:table-cell table:number-columns-repeated="6"/>
        </table:table-row>
        <table:table-row table:style-name="ro2">
          <table:table-cell office:value-type="string">
            <text:p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  <table:table-cell table:number-columns-repeated="6"/>
        </table:table-row>
        <table:table-row table:style-name="ro2">
          <table:table-cell office:value-type="string">
            <text:p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  <table:table-cell table:number-columns-repeated="6"/>
        </table:table-row>
        <table:table-row table:style-name="ro2">
          <table:table-cell office:value-type="string">
            <text:p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  <table:table-cell table:number-columns-repeated="6"/>
        </table:table-row>
        <table:table-row table:style-name="ro2">
          <table:table-cell office:value-type="string">
            <text:p>explosion-violente.gif </text:p>
          </table:table-cell>
          <table:table-cell office:value-type="float" office:value="441">
            <text:p>441</text:p>
          </table:table-cell>
          <table:table-cell office:value-type="float" office:value="325">
            <text:p>325</text:p>
          </table:table-cell>
          <table:table-cell table:number-columns-repeated="6"/>
        </table:table-row>
        <table:table-row table:style-name="ro2">
          <table:table-cell office:value-type="string">
            <text:p>explosion-violente.gif </text:p>
          </table:table-cell>
          <table:table-cell office:value-type="float" office:value="441">
            <text:p>441</text:p>
          </table:table-cell>
          <table:table-cell office:value-type="float" office:value="325">
            <text:p>325</text:p>
          </table:table-cell>
          <table:table-cell table:number-columns-repeated="6"/>
        </table:table-row>
        <table:table-row table:style-name="ro2">
          <table:table-cell office:value-type="string">
            <text:p>extrait_anne_n.gif </text:p>
          </table:table-cell>
          <table:table-cell office:value-type="float" office:value="455">
            <text:p>455</text:p>
          </table:table-cell>
          <table:table-cell office:value-type="float" office:value="396">
            <text:p>396</text:p>
          </table:table-cell>
          <table:table-cell table:number-columns-repeated="6"/>
        </table:table-row>
        <table:table-row table:style-name="ro2">
          <table:table-cell office:value-type="string">
            <text:p>extrait_anne_n.gif </text:p>
          </table:table-cell>
          <table:table-cell office:value-type="float" office:value="455">
            <text:p>455</text:p>
          </table:table-cell>
          <table:table-cell office:value-type="float" office:value="396">
            <text:p>396</text:p>
          </table:table-cell>
          <table:table-cell table:number-columns-repeated="6"/>
        </table:table-row>
        <table:table-row table:style-name="ro2">
          <table:table-cell office:value-type="string">
            <text:p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  <table:table-cell table:number-columns-repeated="6"/>
        </table:table-row>
        <table:table-row table:style-name="ro2">
          <table:table-cell office:value-type="string">
            <text:p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  <table:table-cell table:number-columns-repeated="6"/>
        </table:table-row>
        <table:table-row table:style-name="ro1">
          <table:table-cell office:value-type="string">
            <text:p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  <table:table-cell table:number-columns-repeated="6"/>
        </table:table-row>
        <table:table-row table:style-name="ro1">
          <table:table-cell office:value-type="string">
            <text:p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  <table:table-cell table:number-columns-repeated="6"/>
        </table:table-row>
        <table:table-row table:style-name="ro2">
          <table:table-cell office:value-type="string">
            <text:p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  <table:table-cell table:number-columns-repeated="6"/>
        </table:table-row>
        <table:table-row table:style-name="ro2">
          <table:table-cell office:value-type="string">
            <text:p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  <table:table-cell table:number-columns-repeated="6"/>
        </table:table-row>
        <table:table-row table:style-name="ro2">
          <table:table-cell office:value-type="string">
            <text:p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  <table:table-cell table:number-columns-repeated="6"/>
        </table:table-row>
        <table:table-row table:style-name="ro2">
          <table:table-cell office:value-type="string">
            <text:p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  <table:table-cell table:number-columns-repeated="6"/>
        </table:table-row>
        <table:table-row table:style-name="ro2">
          <table:table-cell office:value-type="string">
            <text:p>geometrie-240.gif </text:p>
          </table:table-cell>
          <table:table-cell office:value-type="float" office:value="1737">
            <text:p>1737</text:p>
          </table:table-cell>
          <table:table-cell office:value-type="float" office:value="2732">
            <text:p>2732</text:p>
          </table:table-cell>
          <table:table-cell table:number-columns-repeated="6"/>
        </table:table-row>
        <table:table-row table:style-name="ro2">
          <table:table-cell office:value-type="string">
            <text:p>geometrie-240.gif </text:p>
          </table:table-cell>
          <table:table-cell office:value-type="float" office:value="1737">
            <text:p>1737</text:p>
          </table:table-cell>
          <table:table-cell office:value-type="float" office:value="2732">
            <text:p>2732</text:p>
          </table:table-cell>
          <table:table-cell table:number-columns-repeated="6"/>
        </table:table-row>
        <table:table-row table:style-name="ro2">
          <table:table-cell office:value-type="string">
            <text:p>gradient-bigoutupsidedown.png </text:p>
          </table:table-cell>
          <table:table-cell office:value-type="float" office:value="416">
            <text:p>416</text:p>
          </table:table-cell>
          <table:table-cell office:value-type="float" office:value="218">
            <text:p>218</text:p>
          </table:table-cell>
          <table:table-cell table:number-columns-repeated="6"/>
        </table:table-row>
        <table:table-row table:style-name="ro2">
          <table:table-cell office:value-type="string">
            <text:p>gradient-bigoutupsidedown.png </text:p>
          </table:table-cell>
          <table:table-cell office:value-type="float" office:value="416">
            <text:p>416</text:p>
          </table:table-cell>
          <table:table-cell office:value-type="float" office:value="218">
            <text:p>218</text:p>
          </table:table-cell>
          <table:table-cell table:number-columns-repeated="6"/>
        </table:table-row>
        <table:table-row table:style-name="ro2">
          <table:table-cell office:value-type="string">
            <text:p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  <table:table-cell table:number-columns-repeated="6"/>
        </table:table-row>
        <table:table-row table:style-name="ro2">
          <table:table-cell office:value-type="string">
            <text:p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  <table:table-cell table:number-columns-repeated="6"/>
        </table:table-row>
        <table:table-row table:style-name="ro2">
          <table:table-cell office:value-type="string">
            <text:p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  <table:table-cell table:number-columns-repeated="6"/>
        </table:table-row>
        <table:table-row table:style-name="ro2">
          <table:table-cell office:value-type="string">
            <text:p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  <table:table-cell table:number-columns-repeated="6"/>
        </table:table-row>
        <table:table-row table:style-name="ro1">
          <table:table-cell office:value-type="string">
            <text:p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  <table:table-cell table:number-columns-repeated="6"/>
        </table:table-row>
        <table:table-row table:style-name="ro1">
          <table:table-cell office:value-type="string">
            <text:p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  <table:table-cell table:number-columns-repeated="6"/>
        </table:table-row>
        <table:table-row table:style-name="ro2">
          <table:table-cell office:value-type="string">
            <text:p>gruyere-224.gif </text:p>
          </table:table-cell>
          <table:table-cell office:value-type="float" office:value="504">
            <text:p>504</text:p>
          </table:table-cell>
          <table:table-cell office:value-type="float" office:value="269">
            <text:p>269</text:p>
          </table:table-cell>
          <table:table-cell table:number-columns-repeated="6"/>
        </table:table-row>
        <table:table-row table:style-name="ro2">
          <table:table-cell office:value-type="string">
            <text:p>gruyere-224.gif </text:p>
          </table:table-cell>
          <table:table-cell office:value-type="float" office:value="1152">
            <text:p>1152</text:p>
          </table:table-cell>
          <table:table-cell office:value-type="float" office:value="615">
            <text:p>615</text:p>
          </table:table-cell>
          <table:table-cell table:number-columns-repeated="6"/>
        </table:table-row>
        <table:table-row table:style-name="ro2">
          <table:table-cell office:value-type="string">
            <text:p>gruyere-224.gif </text:p>
          </table:table-cell>
          <table:table-cell office:value-type="float" office:value="1152">
            <text:p>1152</text:p>
          </table:table-cell>
          <table:table-cell office:value-type="float" office:value="615">
            <text:p>615</text:p>
          </table:table-cell>
          <table:table-cell table:number-columns-repeated="6"/>
        </table:table-row>
        <table:table-row table:style-name="ro2">
          <table:table-cell office:value-type="string">
            <text:p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  <table:table-cell table:number-columns-repeated="6"/>
        </table:table-row>
        <table:table-row table:style-name="ro2">
          <table:table-cell office:value-type="string">
            <text:p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  <table:table-cell table:number-columns-repeated="6"/>
        </table:table-row>
        <table:table-row table:style-name="ro2">
          <table:table-cell office:value-type="string">
            <text:p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  <table:table-cell table:number-columns-repeated="6"/>
        </table:table-row>
        <table:table-row table:style-name="ro2">
          <table:table-cell office:value-type="string">
            <text:p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  <table:table-cell table:number-columns-repeated="6"/>
        </table:table-row>
        <table:table-row table:style-name="ro2">
          <table:table-cell office:value-type="string">
            <text:p>layers/annedroite/anne_Calque8.png </text:p>
          </table:table-cell>
          <table:table-cell office:value-type="float" office:value="440">
            <text:p>440</text:p>
          </table:table-cell>
          <table:table-cell office:value-type="float" office:value="443">
            <text:p>443</text:p>
          </table:table-cell>
          <table:table-cell table:number-columns-repeated="6"/>
        </table:table-row>
        <table:table-row table:style-name="ro2">
          <table:table-cell office:value-type="string">
            <text:p>les_moutons.jpg </text:p>
          </table:table-cell>
          <table:table-cell office:value-type="float" office:value="841">
            <text:p>841</text:p>
          </table:table-cell>
          <table:table-cell office:value-type="float" office:value="1154">
            <text:p>1154</text:p>
          </table:table-cell>
          <table:table-cell table:number-columns-repeated="6"/>
        </table:table-row>
        <table:table-row table:style-name="ro2">
          <table:table-cell office:value-type="string">
            <text:p>lgruyere-224.gif </text:p>
          </table:table-cell>
          <table:table-cell table:number-columns-repeated="2" office:value-type="float" office:value="504">
            <text:p>504</text:p>
          </table:table-cell>
          <table:table-cell table:number-columns-repeated="6"/>
        </table:table-row>
        <table:table-row table:style-name="ro2">
          <table:table-cell office:value-type="string">
            <text:p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  <table:table-cell table:number-columns-repeated="6"/>
        </table:table-row>
        <table:table-row table:style-name="ro2">
          <table:table-cell office:value-type="string">
            <text:p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  <table:table-cell table:number-columns-repeated="6"/>
        </table:table-row>
        <table:table-row table:style-name="ro2">
          <table:table-cell office:value-type="string">
            <text:p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  <table:table-cell table:number-columns-repeated="6"/>
        </table:table-row>
        <table:table-row table:style-name="ro2">
          <table:table-cell office:value-type="string">
            <text:p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  <table:table-cell table:number-columns-repeated="6"/>
        </table:table-row>
        <table:table-row table:style-name="ro2">
          <table:table-cell office:value-type="string">
            <text:p>lignes.gif </text:p>
          </table:table-cell>
          <table:table-cell office:value-type="float" office:value="1063">
            <text:p>1063</text:p>
          </table:table-cell>
          <table:table-cell office:value-type="float" office:value="453">
            <text:p>453</text:p>
          </table:table-cell>
          <table:table-cell table:number-columns-repeated="6"/>
        </table:table-row>
        <table:table-row table:style-name="ro2">
          <table:table-cell office:value-type="string">
            <text:p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  <table:table-cell table:number-columns-repeated="6"/>
        </table:table-row>
        <table:table-row table:style-name="ro2">
          <table:table-cell office:value-type="string">
            <text:p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  <table:table-cell table:number-columns-repeated="6"/>
        </table:table-row>
        <table:table-row table:style-name="ro2">
          <table:table-cell office:value-type="string">
            <text:p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  <table:table-cell table:number-columns-repeated="6"/>
        </table:table-row>
        <table:table-row table:style-name="ro2">
          <table:table-cell office:value-type="string">
            <text:p>meteor_Calque 10-nb.png </text:p>
          </table:table-cell>
          <table:table-cell office:value-type="float" office:value="886">
            <text:p>886</text:p>
          </table:table-cell>
          <table:table-cell office:value-type="float" office:value="1250">
            <text:p>1250</text:p>
          </table:table-cell>
          <table:table-cell table:number-columns-repeated="6"/>
        </table:table-row>
        <table:table-row table:style-name="ro2">
          <table:table-cell office:value-type="string">
            <text:p>meteor_Calque-7_t.png </text:p>
          </table:table-cell>
          <table:table-cell office:value-type="float" office:value="454">
            <text:p>454</text:p>
          </table:table-cell>
          <table:table-cell office:value-type="float" office:value="340">
            <text:p>340</text:p>
          </table:table-cell>
          <table:table-cell table:number-columns-repeated="6"/>
        </table:table-row>
        <table:table-row table:style-name="ro2">
          <table:table-cell office:value-type="string">
            <text:p>meteor_Calque2re.png </text:p>
          </table:table-cell>
          <table:table-cell table:number-columns-repeated="2" office:value-type="float" office:value="560">
            <text:p>560</text:p>
          </table:table-cell>
          <table:table-cell table:number-columns-repeated="6"/>
        </table:table-row>
        <table:table-row table:style-name="ro2">
          <table:table-cell office:value-type="string">
            <text:p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  <table:table-cell table:number-columns-repeated="6"/>
        </table:table-row>
        <table:table-row table:style-name="ro2">
          <table:table-cell office:value-type="string">
            <text:p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  <table:table-cell table:number-columns-repeated="6"/>
        </table:table-row>
        <table:table-row table:style-name="ro2">
          <table:table-cell office:value-type="string">
            <text:p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  <table:table-cell table:number-columns-repeated="6"/>
        </table:table-row>
        <table:table-row table:style-name="ro2">
          <table:table-cell office:value-type="string">
            <text:p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  <table:table-cell table:number-columns-repeated="6"/>
        </table:table-row>
        <table:table-row table:style-name="ro1">
          <table:table-cell office:value-type="string">
            <text:p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  <table:table-cell table:number-columns-repeated="6"/>
        </table:table-row>
        <table:table-row table:style-name="ro1">
          <table:table-cell office:value-type="string">
            <text:p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  <table:table-cell table:number-columns-repeated="6"/>
        </table:table-row>
        <table:table-row table:style-name="ro1">
          <table:table-cell office:value-type="string">
            <text:p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  <table:table-cell table:number-columns-repeated="6"/>
        </table:table-row>
        <table:table-row table:style-name="ro1">
          <table:table-cell office:value-type="string">
            <text:p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  <table:table-cell table:number-columns-repeated="6"/>
        </table:table-row>
        <table:table-row table:style-name="ro2">
          <table:table-cell office:value-type="string">
            <text:p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  <table:table-cell table:number-columns-repeated="6"/>
        </table:table-row>
        <table:table-row table:style-name="ro2">
          <table:table-cell office:value-type="string">
            <text:p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  <table:table-cell table:number-columns-repeated="6"/>
        </table:table-row>
        <table:table-row table:style-name="ro2">
          <table:table-cell office:value-type="string">
            <text:p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  <table:table-cell table:number-columns-repeated="6"/>
        </table:table-row>
        <table:table-row table:style-name="ro2">
          <table:table-cell office:value-type="string">
            <text:p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  <table:table-cell table:number-columns-repeated="6"/>
        </table:table-row>
        <table:table-row table:style-name="ro2">
          <table:table-cell office:value-type="string">
            <text:p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  <table:table-cell table:number-columns-repeated="6"/>
        </table:table-row>
        <table:table-row table:style-name="ro2">
          <table:table-cell office:value-type="string">
            <text:p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  <table:table-cell table:number-columns-repeated="6"/>
        </table:table-row>
        <table:table-row table:style-name="ro2">
          <table:table-cell office:value-type="string">
            <text:p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  <table:table-cell table:number-columns-repeated="6"/>
        </table:table-row>
        <table:table-row table:style-name="ro2">
          <table:table-cell office:value-type="string">
            <text:p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  <table:table-cell table:number-columns-repeated="6"/>
        </table:table-row>
        <table:table-row table:style-name="ro2">
          <table:table-cell office:value-type="string">
            <text:p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  <table:table-cell table:number-columns-repeated="6"/>
        </table:table-row>
        <table:table-row table:style-name="ro2">
          <table:table-cell office:value-type="string">
            <text:p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  <table:table-cell table:number-columns-repeated="6"/>
        </table:table-row>
        <table:table-row table:style-name="ro2">
          <table:table-cell office:value-type="string">
            <text:p>retable_anne-nb.jpg </text:p>
          </table:table-cell>
          <table:table-cell office:value-type="float" office:value="509">
            <text:p>509</text:p>
          </table:table-cell>
          <table:table-cell office:value-type="float" office:value="225">
            <text:p>225</text:p>
          </table:table-cell>
          <table:table-cell table:number-columns-repeated="6"/>
        </table:table-row>
        <table:table-row table:style-name="ro2">
          <table:table-cell office:value-type="string">
            <text:p>retable_anne-nb.jpg </text:p>
          </table:table-cell>
          <table:table-cell office:value-type="float" office:value="509">
            <text:p>509</text:p>
          </table:table-cell>
          <table:table-cell office:value-type="float" office:value="225">
            <text:p>225</text:p>
          </table:table-cell>
          <table:table-cell table:number-columns-repeated="6"/>
        </table:table-row>
        <table:table-row table:style-name="ro2">
          <table:table-cell office:value-type="string">
            <text:p>retable_arcas_baudouin-nb.jpg </text:p>
          </table:table-cell>
          <table:table-cell office:value-type="float" office:value="385">
            <text:p>385</text:p>
          </table:table-cell>
          <table:table-cell office:value-type="float" office:value="258">
            <text:p>258</text:p>
          </table:table-cell>
          <table:table-cell table:number-columns-repeated="6"/>
        </table:table-row>
        <table:table-row table:style-name="ro2">
          <table:table-cell office:value-type="string">
            <text:p>retable_arcas_baudouin-nb.jpg </text:p>
          </table:table-cell>
          <table:table-cell office:value-type="float" office:value="923">
            <text:p>923</text:p>
          </table:table-cell>
          <table:table-cell office:value-type="float" office:value="678">
            <text:p>678</text:p>
          </table:table-cell>
          <table:table-cell table:number-columns-repeated="6"/>
        </table:table-row>
        <table:table-row table:style-name="ro2">
          <table:table-cell office:value-type="string">
            <text:p>retable_barbara-nb.jpg </text:p>
          </table:table-cell>
          <table:table-cell office:value-type="float" office:value="385">
            <text:p>385</text:p>
          </table:table-cell>
          <table:table-cell office:value-type="float" office:value="256">
            <text:p>256</text:p>
          </table:table-cell>
          <table:table-cell table:number-columns-repeated="6"/>
        </table:table-row>
        <table:table-row table:style-name="ro2">
          <table:table-cell office:value-type="string">
            <text:p>retable_claude-nb.jpg </text:p>
          </table:table-cell>
          <table:table-cell office:value-type="float" office:value="385">
            <text:p>385</text:p>
          </table:table-cell>
          <table:table-cell office:value-type="float" office:value="253">
            <text:p>253</text:p>
          </table:table-cell>
          <table:table-cell table:number-columns-repeated="6"/>
        </table:table-row>
        <table:table-row table:style-name="ro2">
          <table:table-cell office:value-type="string">
            <text:p>retable_clinic_orgasm-nb.jpg </text:p>
          </table:table-cell>
          <table:table-cell office:value-type="float" office:value="385">
            <text:p>385</text:p>
          </table:table-cell>
          <table:table-cell office:value-type="float" office:value="225">
            <text:p>225</text:p>
          </table:table-cell>
          <table:table-cell table:number-columns-repeated="6"/>
        </table:table-row>
        <table:table-row table:style-name="ro2">
          <table:table-cell office:value-type="string">
            <text:p>retable_clinic_orgasm-nb.jpg </text:p>
          </table:table-cell>
          <table:table-cell office:value-type="float" office:value="385">
            <text:p>385</text:p>
          </table:table-cell>
          <table:table-cell office:value-type="float" office:value="225">
            <text:p>225</text:p>
          </table:table-cell>
          <table:table-cell table:number-columns-repeated="6"/>
        </table:table-row>
        <table:table-row table:style-name="ro2">
          <table:table-cell office:value-type="string">
            <text:p>retable_martine-nb.jpg </text:p>
          </table:table-cell>
          <table:table-cell office:value-type="float" office:value="377">
            <text:p>377</text:p>
          </table:table-cell>
          <table:table-cell office:value-type="float" office:value="225">
            <text:p>225</text:p>
          </table:table-cell>
          <table:table-cell table:number-columns-repeated="6"/>
        </table:table-row>
        <table:table-row table:style-name="ro2">
          <table:table-cell office:value-type="string">
            <text:p>retable_thomas-nb.jpg </text:p>
          </table:table-cell>
          <table:table-cell office:value-type="float" office:value="385">
            <text:p>385</text:p>
          </table:table-cell>
          <table:table-cell office:value-type="float" office:value="236">
            <text:p>236</text:p>
          </table:table-cell>
          <table:table-cell table:number-columns-repeated="6"/>
        </table:table-row>
        <table:table-row table:style-name="ro2">
          <table:table-cell office:value-type="string">
            <text:p>scrolltram.png </text:p>
          </table:table-cell>
          <table:table-cell office:value-type="float" office:value="39">
            <text:p>39</text:p>
          </table:table-cell>
          <table:table-cell office:value-type="float" office:value="1120">
            <text:p>1120</text:p>
          </table:table-cell>
          <table:table-cell table:number-columns-repeated="6"/>
        </table:table-row>
        <table:table-row table:style-name="ro2">
          <table:table-cell office:value-type="string">
            <text:p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  <table:table-cell table:number-columns-repeated="6"/>
        </table:table-row>
        <table:table-row table:style-name="ro2">
          <table:table-cell office:value-type="string">
            <text:p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  <table:table-cell table:number-columns-repeated="6"/>
        </table:table-row>
        <table:table-row table:style-name="ro2">
          <table:table-cell office:value-type="string">
            <text:p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  <table:table-cell table:number-columns-repeated="6"/>
        </table:table-row>
        <table:table-row table:style-name="ro2">
          <table:table-cell office:value-type="string">
            <text:p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  <table:table-cell table:number-columns-repeated="6"/>
        </table:table-row>
        <table:table-row table:style-name="ro2">
          <table:table-cell office:value-type="string">
            <text:p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  <table:table-cell table:number-columns-repeated="6"/>
        </table:table-row>
        <table:table-row table:style-name="ro2">
          <table:table-cell office:value-type="string">
            <text:p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  <table:table-cell table:number-columns-repeated="6"/>
        </table:table-row>
        <table:table-row table:style-name="ro2">
          <table:table-cell office:value-type="string">
            <text:p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  <table:table-cell table:number-columns-repeated="6"/>
        </table:table-row>
        <table:table-row table:style-name="ro2">
          <table:table-cell office:value-type="string">
            <text:p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  <table:table-cell table:number-columns-repeated="6"/>
        </table:table-row>
        <table:table-row table:style-name="ro1" table:number-rows-repeated="104837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uille4" table:style-name="ta1">
        <table:table-column table:style-name="co9" table:default-cell-style-name="Default"/>
        <table:table-column table:style-name="co6" table:number-columns-repeated="13" table:default-cell-style-name="Default"/>
        <table:table-row table:style-name="ro1">
          <table:table-cell office:value-type="string">
            <text:p>allo(1).gif</text:p>
          </table:table-cell>
          <table:table-cell office:value-type="string">
            <text:p>GIF</text:p>
          </table:table-cell>
          <table:table-cell office:value-type="float" office:value="757">
            <text:p>757</text:p>
          </table:table-cell>
          <table:table-cell office:value-type="float" office:value="743">
            <text:p>743</text:p>
          </table:table-cell>
          <table:table-cell office:value-type="float" office:value="757">
            <text:p>757</text:p>
          </table:table-cell>
          <table:table-cell office:value-type="string">
            <text:p>743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8.25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llo.gif</text:p>
          </table:table-cell>
          <table:table-cell office:value-type="string">
            <text:p>GIF</text:p>
          </table:table-cell>
          <table:table-cell office:value-type="float" office:value="757">
            <text:p>757</text:p>
          </table:table-cell>
          <table:table-cell office:value-type="float" office:value="743">
            <text:p>743</text:p>
          </table:table-cell>
          <table:table-cell office:value-type="float" office:value="757">
            <text:p>757</text:p>
          </table:table-cell>
          <table:table-cell office:value-type="string">
            <text:p>743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8.24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gle-radiant(1).gif</text:p>
          </table:table-cell>
          <table:table-cell office:value-type="string">
            <text:p>GIF</text:p>
          </table:table-cell>
          <table:table-cell office:value-type="float" office:value="2031">
            <text:p>2031</text:p>
          </table:table-cell>
          <table:table-cell office:value-type="float" office:value="934">
            <text:p>934</text:p>
          </table:table-cell>
          <table:table-cell office:value-type="float" office:value="2031">
            <text:p>2031</text:p>
          </table:table-cell>
          <table:table-cell office:value-type="string">
            <text:p>934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30.2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gle-radiant.gif</text:p>
          </table:table-cell>
          <table:table-cell office:value-type="string">
            <text:p>GIF</text:p>
          </table:table-cell>
          <table:table-cell office:value-type="float" office:value="2031">
            <text:p>2031</text:p>
          </table:table-cell>
          <table:table-cell office:value-type="float" office:value="934">
            <text:p>934</text:p>
          </table:table-cell>
          <table:table-cell office:value-type="float" office:value="2031">
            <text:p>2031</text:p>
          </table:table-cell>
          <table:table-cell office:value-type="string">
            <text:p>934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30.2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nne_Calque 14.png</text:p>
          </table:table-cell>
          <table:table-cell/>
          <table:table-cell office:value-type="string">
            <text:p>PNG</text:p>
          </table:table-cell>
          <table:table-cell office:value-type="float" office:value="157">
            <text:p>157</text:p>
          </table:table-cell>
          <table:table-cell office:value-type="float" office:value="75">
            <text:p>75</text:p>
          </table:table-cell>
          <table:table-cell office:value-type="float" office:value="157">
            <text:p>157</text:p>
          </table:table-cell>
          <table:table-cell office:value-type="string">
            <text:p>75+0+0</text:p>
          </table:table-cell>
          <table:table-cell office:value-type="string">
            <text:p>8-bit</text:p>
          </table:table-cell>
          <table:table-cell office:value-type="string">
            <text:p>sRGB</text:p>
          </table:table-cell>
          <table:table-cell office:value-type="string">
            <text:p>16.6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e_Calque8.png</text:p>
          </table:table-cell>
          <table:table-cell office:value-type="string">
            <text:p>PNG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string">
            <text:p>146+0+0</text:p>
          </table:table-cell>
          <table:table-cell office:value-type="string">
            <text:p>8-bit</text:p>
          </table:table-cell>
          <table:table-cell office:value-type="string">
            <text:p>sRGB</text:p>
          </table:table-cell>
          <table:table-cell office:value-type="string">
            <text:p>47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nne__MG_5248.CR2.png</text:p>
          </table:table-cell>
          <table:table-cell office:value-type="string">
            <text:p>PNG</text:p>
          </table:table-cell>
          <table:table-cell office:value-type="float" office:value="473">
            <text:p>473</text:p>
          </table:table-cell>
          <table:table-cell office:value-type="float" office:value="316">
            <text:p>316</text:p>
          </table:table-cell>
          <table:table-cell office:value-type="float" office:value="473">
            <text:p>473</text:p>
          </table:table-cell>
          <table:table-cell office:value-type="string">
            <text:p>316+0+0</text:p>
          </table:table-cell>
          <table:table-cell office:value-type="string">
            <text:p>8-bit</text:p>
          </table:table-cell>
          <table:table-cell office:value-type="string">
            <text:p>sRGB</text:p>
          </table:table-cell>
          <table:table-cell office:value-type="string">
            <text:p>305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spiration(1).gif</text:p>
          </table:table-cell>
          <table:table-cell office:value-type="string">
            <text:p>GIF</text:p>
          </table:table-cell>
          <table:table-cell office:value-type="float" office:value="984">
            <text:p>984</text:p>
          </table:table-cell>
          <table:table-cell office:value-type="float" office:value="657">
            <text:p>657</text:p>
          </table:table-cell>
          <table:table-cell office:value-type="float" office:value="984">
            <text:p>984</text:p>
          </table:table-cell>
          <table:table-cell office:value-type="string">
            <text:p>657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16.1KB</text:p>
          </table:table-cell>
          <table:table-cell office:value-type="string">
            <text:p>0.000u</text:p>
          </table:table-cell>
          <table:table-cell office:value-type="float" office:value="0">
            <text:p>0</text:p>
          </table:table-cell>
          <table:table-cell office:value-type="float" office:value="0.009">
            <text:p>0.01</text:p>
          </table:table-cell>
          <table:table-cell/>
        </table:table-row>
        <table:table-row table:style-name="ro1">
          <table:table-cell office:value-type="string">
            <text:p>aspiration.gif</text:p>
          </table:table-cell>
          <table:table-cell office:value-type="string">
            <text:p>GIF</text:p>
          </table:table-cell>
          <table:table-cell office:value-type="float" office:value="984">
            <text:p>984</text:p>
          </table:table-cell>
          <table:table-cell office:value-type="float" office:value="657">
            <text:p>657</text:p>
          </table:table-cell>
          <table:table-cell office:value-type="float" office:value="984">
            <text:p>984</text:p>
          </table:table-cell>
          <table:table-cell office:value-type="string">
            <text:p>657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16.1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ttendez(1).gif</text:p>
          </table:table-cell>
          <table:table-cell office:value-type="string">
            <text:p>GIF</text:p>
          </table:table-cell>
          <table:table-cell office:value-type="float" office:value="564">
            <text:p>564</text:p>
          </table:table-cell>
          <table:table-cell office:value-type="float" office:value="2348">
            <text:p>2348</text:p>
          </table:table-cell>
          <table:table-cell office:value-type="float" office:value="564">
            <text:p>564</text:p>
          </table:table-cell>
          <table:table-cell office:value-type="string">
            <text:p>2348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46.9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ttendez.gif</text:p>
          </table:table-cell>
          <table:table-cell office:value-type="string">
            <text:p>GIF</text:p>
          </table:table-cell>
          <table:table-cell office:value-type="float" office:value="564">
            <text:p>564</text:p>
          </table:table-cell>
          <table:table-cell office:value-type="float" office:value="2348">
            <text:p>2348</text:p>
          </table:table-cell>
          <table:table-cell office:value-type="float" office:value="564">
            <text:p>564</text:p>
          </table:table-cell>
          <table:table-cell office:value-type="string">
            <text:p>2348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46.9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alle(1).gif</text:p>
          </table:table-cell>
          <table:table-cell office:value-type="string">
            <text:p>GIF</text:p>
          </table:table-cell>
          <table:table-cell office:value-type="float" office:value="1836">
            <text:p>1836</text:p>
          </table:table-cell>
          <table:table-cell office:value-type="float" office:value="672">
            <text:p>672</text:p>
          </table:table-cell>
          <table:table-cell office:value-type="float" office:value="1836">
            <text:p>1836</text:p>
          </table:table-cell>
          <table:table-cell office:value-type="string">
            <text:p>672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45.4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alle.gif</text:p>
          </table:table-cell>
          <table:table-cell office:value-type="string">
            <text:p>GIF</text:p>
          </table:table-cell>
          <table:table-cell office:value-type="float" office:value="1836">
            <text:p>1836</text:p>
          </table:table-cell>
          <table:table-cell office:value-type="float" office:value="672">
            <text:p>672</text:p>
          </table:table-cell>
          <table:table-cell office:value-type="float" office:value="1836">
            <text:p>1836</text:p>
          </table:table-cell>
          <table:table-cell office:value-type="string">
            <text:p>672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45.4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AM(1).gif</text:p>
          </table:table-cell>
          <table:table-cell office:value-type="string">
            <text:p>GIF</text:p>
          </table:table-cell>
          <table:table-cell office:value-type="float" office:value="1880">
            <text:p>1880</text:p>
          </table:table-cell>
          <table:table-cell office:value-type="float" office:value="1550">
            <text:p>1550</text:p>
          </table:table-cell>
          <table:table-cell office:value-type="float" office:value="1880">
            <text:p>1880</text:p>
          </table:table-cell>
          <table:table-cell office:value-type="string">
            <text:p>1550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20.7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AM.gif</text:p>
          </table:table-cell>
          <table:table-cell office:value-type="string">
            <text:p>GIF</text:p>
          </table:table-cell>
          <table:table-cell office:value-type="float" office:value="1880">
            <text:p>1880</text:p>
          </table:table-cell>
          <table:table-cell office:value-type="float" office:value="1550">
            <text:p>1550</text:p>
          </table:table-cell>
          <table:table-cell office:value-type="float" office:value="1880">
            <text:p>1880</text:p>
          </table:table-cell>
          <table:table-cell office:value-type="string">
            <text:p>1550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20.7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ang-miroir(1).gif</text:p>
          </table:table-cell>
          <table:table-cell office:value-type="string">
            <text:p>GIF</text:p>
          </table:table-cell>
          <table:table-cell office:value-type="float" office:value="2592">
            <text:p>2592</text:p>
          </table:table-cell>
          <table:table-cell office:value-type="float" office:value="1944">
            <text:p>1944</text:p>
          </table:table-cell>
          <table:table-cell office:value-type="float" office:value="2592">
            <text:p>2592</text:p>
          </table:table-cell>
          <table:table-cell office:value-type="string">
            <text:p>1944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59.3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ang-miroir.gif</text:p>
          </table:table-cell>
          <table:table-cell office:value-type="string">
            <text:p>GIF</text:p>
          </table:table-cell>
          <table:table-cell office:value-type="float" office:value="2592">
            <text:p>2592</text:p>
          </table:table-cell>
          <table:table-cell office:value-type="float" office:value="1944">
            <text:p>1944</text:p>
          </table:table-cell>
          <table:table-cell office:value-type="float" office:value="2592">
            <text:p>2592</text:p>
          </table:table-cell>
          <table:table-cell office:value-type="string">
            <text:p>1944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59.3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éguinage d'Anderlecht8.jpg</text:p>
          </table:table-cell>
          <table:table-cell/>
          <table:table-cell office:value-type="string">
            <text:p>JPEG</text:p>
          </table:table-cell>
          <table:table-cell office:value-type="float" office:value="2635">
            <text:p>2635</text:p>
          </table:table-cell>
          <table:table-cell office:value-type="float" office:value="3776">
            <text:p>3776</text:p>
          </table:table-cell>
          <table:table-cell office:value-type="float" office:value="2635">
            <text:p>2635</text:p>
          </table:table-cell>
          <table:table-cell office:value-type="string">
            <text:p>3776+0+0</text:p>
          </table:table-cell>
          <table:table-cell office:value-type="string">
            <text:p>8-bit</text:p>
          </table:table-cell>
          <table:table-cell office:value-type="string">
            <text:p>sRGB</text:p>
          </table:table-cell>
          <table:table-cell office:value-type="string">
            <text:p>481KB</text:p>
          </table:table-cell>
          <table:table-cell office:value-type="string">
            <text:p>0.000u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string">
            <text:p>Béguinage d'Anderlecht9.jpg</text:p>
          </table:table-cell>
          <table:table-cell/>
          <table:table-cell office:value-type="string">
            <text:p>JPEG</text:p>
          </table:table-cell>
          <table:table-cell office:value-type="float" office:value="2646">
            <text:p>2646</text:p>
          </table:table-cell>
          <table:table-cell office:value-type="float" office:value="3760">
            <text:p>3760</text:p>
          </table:table-cell>
          <table:table-cell office:value-type="float" office:value="2646">
            <text:p>2646</text:p>
          </table:table-cell>
          <table:table-cell office:value-type="string">
            <text:p>3760+0+0</text:p>
          </table:table-cell>
          <table:table-cell office:value-type="string">
            <text:p>8-bit</text:p>
          </table:table-cell>
          <table:table-cell office:value-type="string">
            <text:p>sRGB</text:p>
          </table:table-cell>
          <table:table-cell office:value-type="string">
            <text:p>516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H06_100713.jpg</text:p>
          </table:table-cell>
          <table:table-cell office:value-type="string">
            <text:p>JPEG</text:p>
          </table:table-cell>
          <table:table-cell office:value-type="float" office:value="2832">
            <text:p>2832</text:p>
          </table:table-cell>
          <table:table-cell office:value-type="float" office:value="4256">
            <text:p>4256</text:p>
          </table:table-cell>
          <table:table-cell office:value-type="float" office:value="2832">
            <text:p>2832</text:p>
          </table:table-cell>
          <table:table-cell office:value-type="string">
            <text:p>4256+0+0</text:p>
          </table:table-cell>
          <table:table-cell office:value-type="string">
            <text:p>8-bit</text:p>
          </table:table-cell>
          <table:table-cell office:value-type="string">
            <text:p>sRGB</text:p>
          </table:table-cell>
          <table:table-cell office:value-type="string">
            <text:p>2.553MB</text:p>
          </table:table-cell>
          <table:table-cell office:value-type="string">
            <text:p>0.000u</text:p>
          </table:table-cell>
          <table:table-cell office:value-type="float" office:value="0">
            <text:p>0</text:p>
          </table:table-cell>
          <table:table-cell office:value-type="float" office:value="0.009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BH09_100713.jpg</text:p>
          </table:table-cell>
          <table:table-cell office:value-type="string">
            <text:p>JPEG</text:p>
          </table:table-cell>
          <table:table-cell office:value-type="float" office:value="2832">
            <text:p>2832</text:p>
          </table:table-cell>
          <table:table-cell office:value-type="float" office:value="4256">
            <text:p>4256</text:p>
          </table:table-cell>
          <table:table-cell office:value-type="float" office:value="2832">
            <text:p>2832</text:p>
          </table:table-cell>
          <table:table-cell office:value-type="string">
            <text:p>4256+0+0</text:p>
          </table:table-cell>
          <table:table-cell office:value-type="string">
            <text:p>8-bit</text:p>
          </table:table-cell>
          <table:table-cell office:value-type="string">
            <text:p>sRGB</text:p>
          </table:table-cell>
          <table:table-cell office:value-type="string">
            <text:p>2.23MB</text:p>
          </table:table-cell>
          <table:table-cell office:value-type="string">
            <text:p>0.000u</text:p>
          </table:table-cell>
          <table:table-cell office:value-type="float" office:value="0">
            <text:p>0</text:p>
          </table:table-cell>
          <table:table-cell office:value-type="float" office:value="0.009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BH13_110325.jpg</text:p>
          </table:table-cell>
          <table:table-cell office:value-type="string">
            <text:p>JPEG</text:p>
          </table:table-cell>
          <table:table-cell table:number-columns-repeated="3" office:value-type="float" office:value="1280">
            <text:p>1280</text:p>
          </table:table-cell>
          <table:table-cell office:value-type="string">
            <text:p>1280+0+0</text:p>
          </table:table-cell>
          <table:table-cell office:value-type="string">
            <text:p>8-bit</text:p>
          </table:table-cell>
          <table:table-cell office:value-type="string">
            <text:p>sRGB</text:p>
          </table:table-cell>
          <table:table-cell office:value-type="string">
            <text:p>464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low1(1).gif</text:p>
          </table:table-cell>
          <table:table-cell office:value-type="string">
            <text:p>GIF</text:p>
          </table:table-cell>
          <table:table-cell office:value-type="float" office:value="2221">
            <text:p>2221</text:p>
          </table:table-cell>
          <table:table-cell office:value-type="float" office:value="1044">
            <text:p>1044</text:p>
          </table:table-cell>
          <table:table-cell office:value-type="float" office:value="2221">
            <text:p>2221</text:p>
          </table:table-cell>
          <table:table-cell office:value-type="string">
            <text:p>1044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96.6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low1.gif</text:p>
          </table:table-cell>
          <table:table-cell office:value-type="string">
            <text:p>GIF</text:p>
          </table:table-cell>
          <table:table-cell office:value-type="float" office:value="2221">
            <text:p>2221</text:p>
          </table:table-cell>
          <table:table-cell office:value-type="float" office:value="1044">
            <text:p>1044</text:p>
          </table:table-cell>
          <table:table-cell office:value-type="float" office:value="2221">
            <text:p>2221</text:p>
          </table:table-cell>
          <table:table-cell office:value-type="string">
            <text:p>1044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97.2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le-page.png</text:p>
          </table:table-cell>
          <table:table-cell office:value-type="string">
            <text:p>PNG</text:p>
          </table:table-cell>
          <table:table-cell office:value-type="float" office:value="2">
            <text:p>2</text:p>
          </table:table-cell>
          <table:table-cell office:value-type="float" office:value="1220">
            <text:p>1220</text:p>
          </table:table-cell>
          <table:table-cell office:value-type="float" office:value="2">
            <text:p>2</text:p>
          </table:table-cell>
          <table:table-cell office:value-type="string">
            <text:p>1220+0+0</text:p>
          </table:table-cell>
          <table:table-cell office:value-type="string">
            <text:p>8-bit</text:p>
          </table:table-cell>
          <table:table-cell office:value-type="string">
            <text:p>sRGB</text:p>
          </table:table-cell>
          <table:table-cell office:value-type="string">
            <text:p>179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inema(1).gif</text:p>
          </table:table-cell>
          <table:table-cell office:value-type="string">
            <text:p>GIF</text:p>
          </table:table-cell>
          <table:table-cell office:value-type="float" office:value="1254">
            <text:p>1254</text:p>
          </table:table-cell>
          <table:table-cell office:value-type="float" office:value="1848">
            <text:p>1848</text:p>
          </table:table-cell>
          <table:table-cell office:value-type="float" office:value="1254">
            <text:p>1254</text:p>
          </table:table-cell>
          <table:table-cell office:value-type="string">
            <text:p>1848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108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inema.gif</text:p>
          </table:table-cell>
          <table:table-cell office:value-type="string">
            <text:p>GIF</text:p>
          </table:table-cell>
          <table:table-cell office:value-type="float" office:value="1254">
            <text:p>1254</text:p>
          </table:table-cell>
          <table:table-cell office:value-type="float" office:value="1848">
            <text:p>1848</text:p>
          </table:table-cell>
          <table:table-cell office:value-type="float" office:value="1254">
            <text:p>1254</text:p>
          </table:table-cell>
          <table:table-cell office:value-type="string">
            <text:p>1848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108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aude_Calque1.png</text:p>
          </table:table-cell>
          <table:table-cell office:value-type="string">
            <text:p>PNG</text:p>
          </table:table-cell>
          <table:table-cell office:value-type="float" office:value="410">
            <text:p>410</text:p>
          </table:table-cell>
          <table:table-cell office:value-type="float" office:value="615">
            <text:p>615</text:p>
          </table:table-cell>
          <table:table-cell office:value-type="float" office:value="410">
            <text:p>410</text:p>
          </table:table-cell>
          <table:table-cell office:value-type="string">
            <text:p>615+0+0</text:p>
          </table:table-cell>
          <table:table-cell office:value-type="string">
            <text:p>8-bit</text:p>
          </table:table-cell>
          <table:table-cell office:value-type="string">
            <text:p>RGB</text:p>
          </table:table-cell>
          <table:table-cell office:value-type="string">
            <text:p>256c</text:p>
          </table:table-cell>
          <table:table-cell office:value-type="string">
            <text:p>70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rachat(1).gif</text:p>
          </table:table-cell>
          <table:table-cell office:value-type="string">
            <text:p>GIF</text:p>
          </table:table-cell>
          <table:table-cell office:value-type="float" office:value="558">
            <text:p>558</text:p>
          </table:table-cell>
          <table:table-cell office:value-type="float" office:value="402">
            <text:p>402</text:p>
          </table:table-cell>
          <table:table-cell office:value-type="float" office:value="558">
            <text:p>558</text:p>
          </table:table-cell>
          <table:table-cell office:value-type="string">
            <text:p>402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3.01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rachat.gif</text:p>
          </table:table-cell>
          <table:table-cell office:value-type="string">
            <text:p>GIF</text:p>
          </table:table-cell>
          <table:table-cell office:value-type="float" office:value="558">
            <text:p>558</text:p>
          </table:table-cell>
          <table:table-cell office:value-type="float" office:value="402">
            <text:p>402</text:p>
          </table:table-cell>
          <table:table-cell office:value-type="float" office:value="558">
            <text:p>558</text:p>
          </table:table-cell>
          <table:table-cell office:value-type="string">
            <text:p>402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3.02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ancing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764">
            <text:p>764</text:p>
          </table:table-cell>
          <table:table-cell office:value-type="float" office:value="2056">
            <text:p>2056</text:p>
          </table:table-cell>
          <table:table-cell office:value-type="string">
            <text:p>764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18.8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ancing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764">
            <text:p>764</text:p>
          </table:table-cell>
          <table:table-cell office:value-type="float" office:value="2056">
            <text:p>2056</text:p>
          </table:table-cell>
          <table:table-cell office:value-type="string">
            <text:p>764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18.8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SC_6516(1).gif</text:p>
          </table:table-cell>
          <table:table-cell office:value-type="string">
            <text:p>GIF</text:p>
          </table:table-cell>
          <table:table-cell office:value-type="float" office:value="1363">
            <text:p>1363</text:p>
          </table:table-cell>
          <table:table-cell office:value-type="float" office:value="2056">
            <text:p>2056</text:p>
          </table:table-cell>
          <table:table-cell office:value-type="float" office:value="1363">
            <text:p>1363</text:p>
          </table:table-cell>
          <table:table-cell office:value-type="string">
            <text:p>2056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31.1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SC_6516.gif</text:p>
          </table:table-cell>
          <table:table-cell office:value-type="string">
            <text:p>GIF</text:p>
          </table:table-cell>
          <table:table-cell office:value-type="float" office:value="1363">
            <text:p>1363</text:p>
          </table:table-cell>
          <table:table-cell office:value-type="float" office:value="2056">
            <text:p>2056</text:p>
          </table:table-cell>
          <table:table-cell office:value-type="float" office:value="1363">
            <text:p>1363</text:p>
          </table:table-cell>
          <table:table-cell office:value-type="string">
            <text:p>2056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31.1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ponge-219(1).gif</text:p>
          </table:table-cell>
          <table:table-cell office:value-type="string">
            <text:p>GIF</text:p>
          </table:table-cell>
          <table:table-cell office:value-type="float" office:value="3225">
            <text:p>3225</text:p>
          </table:table-cell>
          <table:table-cell office:value-type="float" office:value="5083">
            <text:p>5083</text:p>
          </table:table-cell>
          <table:table-cell office:value-type="float" office:value="3225">
            <text:p>3225</text:p>
          </table:table-cell>
          <table:table-cell office:value-type="string">
            <text:p>5083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190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ponge-219.gif</text:p>
          </table:table-cell>
          <table:table-cell office:value-type="string">
            <text:p>GIF</text:p>
          </table:table-cell>
          <table:table-cell office:value-type="float" office:value="3225">
            <text:p>3225</text:p>
          </table:table-cell>
          <table:table-cell office:value-type="float" office:value="5083">
            <text:p>5083</text:p>
          </table:table-cell>
          <table:table-cell office:value-type="float" office:value="3225">
            <text:p>3225</text:p>
          </table:table-cell>
          <table:table-cell office:value-type="string">
            <text:p>5083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190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toile(1).gif</text:p>
          </table:table-cell>
          <table:table-cell office:value-type="string">
            <text:p>GIF</text:p>
          </table:table-cell>
          <table:table-cell office:value-type="float" office:value="1179">
            <text:p>1179</text:p>
          </table:table-cell>
          <table:table-cell office:value-type="float" office:value="1614">
            <text:p>1614</text:p>
          </table:table-cell>
          <table:table-cell office:value-type="float" office:value="1179">
            <text:p>1179</text:p>
          </table:table-cell>
          <table:table-cell office:value-type="string">
            <text:p>1614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13KB</text:p>
          </table:table-cell>
          <table:table-cell office:value-type="string">
            <text:p>0.000u</text:p>
          </table:table-cell>
          <table:table-cell office:value-type="float" office:value="0">
            <text:p>0</text:p>
          </table:table-cell>
          <table:table-cell office:value-type="float" office:value="0.009">
            <text:p>0.01</text:p>
          </table:table-cell>
          <table:table-cell/>
        </table:table-row>
        <table:table-row table:style-name="ro1">
          <table:table-cell office:value-type="string">
            <text:p>etoile.gif</text:p>
          </table:table-cell>
          <table:table-cell office:value-type="string">
            <text:p>GIF</text:p>
          </table:table-cell>
          <table:table-cell office:value-type="float" office:value="1179">
            <text:p>1179</text:p>
          </table:table-cell>
          <table:table-cell office:value-type="float" office:value="1614">
            <text:p>1614</text:p>
          </table:table-cell>
          <table:table-cell office:value-type="float" office:value="1179">
            <text:p>1179</text:p>
          </table:table-cell>
          <table:table-cell office:value-type="string">
            <text:p>1614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13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explosion-violente(1).gif</text:p>
          </table:table-cell>
          <table:table-cell/>
          <table:table-cell office:value-type="string">
            <text:p>GIF</text:p>
          </table:table-cell>
          <table:table-cell office:value-type="float" office:value="1752">
            <text:p>1752</text:p>
          </table:table-cell>
          <table:table-cell office:value-type="float" office:value="1290">
            <text:p>1290</text:p>
          </table:table-cell>
          <table:table-cell office:value-type="float" office:value="1752">
            <text:p>1752</text:p>
          </table:table-cell>
          <table:table-cell office:value-type="string">
            <text:p>1290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41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explosion-violente.gif</text:p>
          </table:table-cell>
          <table:table-cell/>
          <table:table-cell office:value-type="string">
            <text:p>GIF</text:p>
          </table:table-cell>
          <table:table-cell office:value-type="float" office:value="1752">
            <text:p>1752</text:p>
          </table:table-cell>
          <table:table-cell office:value-type="float" office:value="1290">
            <text:p>1290</text:p>
          </table:table-cell>
          <table:table-cell office:value-type="float" office:value="1752">
            <text:p>1752</text:p>
          </table:table-cell>
          <table:table-cell office:value-type="string">
            <text:p>1290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41.1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extrait_anne_n.gif</text:p>
          </table:table-cell>
          <table:table-cell/>
          <table:table-cell office:value-type="string">
            <text:p>GIF</text:p>
          </table:table-cell>
          <table:table-cell office:value-type="float" office:value="467">
            <text:p>467</text:p>
          </table:table-cell>
          <table:table-cell office:value-type="float" office:value="390">
            <text:p>390</text:p>
          </table:table-cell>
          <table:table-cell office:value-type="float" office:value="467">
            <text:p>467</text:p>
          </table:table-cell>
          <table:table-cell office:value-type="string">
            <text:p>390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56c</text:p>
          </table:table-cell>
          <table:table-cell office:value-type="string">
            <text:p>130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ausse-peau-de-mouton(1).gif</text:p>
          </table:table-cell>
          <table:table-cell office:value-type="string">
            <text:p>GIF</text:p>
          </table:table-cell>
          <table:table-cell office:value-type="float" office:value="792">
            <text:p>792</text:p>
          </table:table-cell>
          <table:table-cell office:value-type="float" office:value="1891">
            <text:p>1891</text:p>
          </table:table-cell>
          <table:table-cell office:value-type="float" office:value="792">
            <text:p>792</text:p>
          </table:table-cell>
          <table:table-cell office:value-type="string">
            <text:p>1891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64.2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ausse-peau-de-mouton.gif</text:p>
          </table:table-cell>
          <table:table-cell office:value-type="string">
            <text:p>GIF</text:p>
          </table:table-cell>
          <table:table-cell office:value-type="float" office:value="792">
            <text:p>792</text:p>
          </table:table-cell>
          <table:table-cell office:value-type="float" office:value="1891">
            <text:p>1891</text:p>
          </table:table-cell>
          <table:table-cell office:value-type="float" office:value="792">
            <text:p>792</text:p>
          </table:table-cell>
          <table:table-cell office:value-type="string">
            <text:p>1891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64.2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euillages-239(1).gif</text:p>
          </table:table-cell>
          <table:table-cell office:value-type="string">
            <text:p>GIF</text:p>
          </table:table-cell>
          <table:table-cell office:value-type="float" office:value="3250">
            <text:p>3250</text:p>
          </table:table-cell>
          <table:table-cell office:value-type="float" office:value="5075">
            <text:p>5075</text:p>
          </table:table-cell>
          <table:table-cell office:value-type="float" office:value="3250">
            <text:p>3250</text:p>
          </table:table-cell>
          <table:table-cell office:value-type="string">
            <text:p>5075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207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euillages-239.gif</text:p>
          </table:table-cell>
          <table:table-cell office:value-type="string">
            <text:p>GIF</text:p>
          </table:table-cell>
          <table:table-cell office:value-type="float" office:value="3250">
            <text:p>3250</text:p>
          </table:table-cell>
          <table:table-cell office:value-type="float" office:value="5075">
            <text:p>5075</text:p>
          </table:table-cell>
          <table:table-cell office:value-type="float" office:value="3250">
            <text:p>3250</text:p>
          </table:table-cell>
          <table:table-cell office:value-type="string">
            <text:p>5075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207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lammes(1).gif</text:p>
          </table:table-cell>
          <table:table-cell office:value-type="string">
            <text:p>GIF</text:p>
          </table:table-cell>
          <table:table-cell office:value-type="float" office:value="1567">
            <text:p>1567</text:p>
          </table:table-cell>
          <table:table-cell office:value-type="float" office:value="1284">
            <text:p>1284</text:p>
          </table:table-cell>
          <table:table-cell office:value-type="float" office:value="1567">
            <text:p>1567</text:p>
          </table:table-cell>
          <table:table-cell office:value-type="string">
            <text:p>1284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39.2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lammes.gif</text:p>
          </table:table-cell>
          <table:table-cell office:value-type="string">
            <text:p>GIF</text:p>
          </table:table-cell>
          <table:table-cell office:value-type="float" office:value="1567">
            <text:p>1567</text:p>
          </table:table-cell>
          <table:table-cell office:value-type="float" office:value="1284">
            <text:p>1284</text:p>
          </table:table-cell>
          <table:table-cell office:value-type="float" office:value="1567">
            <text:p>1567</text:p>
          </table:table-cell>
          <table:table-cell office:value-type="string">
            <text:p>1284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39.2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loor(1).gif</text:p>
          </table:table-cell>
          <table:table-cell office:value-type="string">
            <text:p>GIF</text:p>
          </table:table-cell>
          <table:table-cell office:value-type="float" office:value="1788">
            <text:p>1788</text:p>
          </table:table-cell>
          <table:table-cell office:value-type="float" office:value="714">
            <text:p>714</text:p>
          </table:table-cell>
          <table:table-cell office:value-type="float" office:value="1788">
            <text:p>1788</text:p>
          </table:table-cell>
          <table:table-cell office:value-type="string">
            <text:p>714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100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loor.gif</text:p>
          </table:table-cell>
          <table:table-cell office:value-type="string">
            <text:p>GIF</text:p>
          </table:table-cell>
          <table:table-cell office:value-type="float" office:value="1788">
            <text:p>1788</text:p>
          </table:table-cell>
          <table:table-cell office:value-type="float" office:value="714">
            <text:p>714</text:p>
          </table:table-cell>
          <table:table-cell office:value-type="float" office:value="1788">
            <text:p>1788</text:p>
          </table:table-cell>
          <table:table-cell office:value-type="string">
            <text:p>714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100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eometrie-240(1).gif</text:p>
          </table:table-cell>
          <table:table-cell office:value-type="string">
            <text:p>GIF</text:p>
          </table:table-cell>
          <table:table-cell office:value-type="float" office:value="3358">
            <text:p>3358</text:p>
          </table:table-cell>
          <table:table-cell office:value-type="float" office:value="5283">
            <text:p>5283</text:p>
          </table:table-cell>
          <table:table-cell office:value-type="float" office:value="3358">
            <text:p>3358</text:p>
          </table:table-cell>
          <table:table-cell office:value-type="string">
            <text:p>5283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97.8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eometrie-240.gif</text:p>
          </table:table-cell>
          <table:table-cell office:value-type="string">
            <text:p>GIF</text:p>
          </table:table-cell>
          <table:table-cell office:value-type="float" office:value="3358">
            <text:p>3358</text:p>
          </table:table-cell>
          <table:table-cell office:value-type="float" office:value="5283">
            <text:p>5283</text:p>
          </table:table-cell>
          <table:table-cell office:value-type="float" office:value="3358">
            <text:p>3358</text:p>
          </table:table-cell>
          <table:table-cell office:value-type="string">
            <text:p>5283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97.8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radient-bigoutupsidedown(1).png</text:p>
          </table:table-cell>
          <table:table-cell office:value-type="string">
            <text:p>PNG</text:p>
          </table:table-cell>
          <table:table-cell office:value-type="float" office:value="1999">
            <text:p>1999</text:p>
          </table:table-cell>
          <table:table-cell office:value-type="float" office:value="1047">
            <text:p>1047</text:p>
          </table:table-cell>
          <table:table-cell office:value-type="float" office:value="1999">
            <text:p>1999</text:p>
          </table:table-cell>
          <table:table-cell office:value-type="string">
            <text:p>1047+0+0</text:p>
          </table:table-cell>
          <table:table-cell office:value-type="string">
            <text:p>8-bit</text:p>
          </table:table-cell>
          <table:table-cell office:value-type="string">
            <text:p>sRGB</text:p>
          </table:table-cell>
          <table:table-cell office:value-type="string">
            <text:p>77.9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radient-bigoutupsidedown.png</text:p>
          </table:table-cell>
          <table:table-cell office:value-type="string">
            <text:p>PNG</text:p>
          </table:table-cell>
          <table:table-cell office:value-type="float" office:value="1999">
            <text:p>1999</text:p>
          </table:table-cell>
          <table:table-cell office:value-type="float" office:value="1047">
            <text:p>1047</text:p>
          </table:table-cell>
          <table:table-cell office:value-type="float" office:value="1999">
            <text:p>1999</text:p>
          </table:table-cell>
          <table:table-cell office:value-type="string">
            <text:p>1047+0+0</text:p>
          </table:table-cell>
          <table:table-cell office:value-type="string">
            <text:p>8-bit</text:p>
          </table:table-cell>
          <table:table-cell office:value-type="string">
            <text:p>sRGB</text:p>
          </table:table-cell>
          <table:table-cell office:value-type="string">
            <text:p>78.1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rand-canyon-à--ciel-courbé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1230">
            <text:p>1230</text:p>
          </table:table-cell>
          <table:table-cell office:value-type="float" office:value="2056">
            <text:p>2056</text:p>
          </table:table-cell>
          <table:table-cell office:value-type="string">
            <text:p>1230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106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rand-canyon-à--ciel-courbé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1230">
            <text:p>1230</text:p>
          </table:table-cell>
          <table:table-cell office:value-type="float" office:value="2056">
            <text:p>2056</text:p>
          </table:table-cell>
          <table:table-cell office:value-type="string">
            <text:p>1230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106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rille(1).gif</text:p>
          </table:table-cell>
          <table:table-cell office:value-type="string">
            <text:p>GIF</text:p>
          </table:table-cell>
          <table:table-cell office:value-type="float" office:value="537">
            <text:p>537</text:p>
          </table:table-cell>
          <table:table-cell office:value-type="float" office:value="1929">
            <text:p>1929</text:p>
          </table:table-cell>
          <table:table-cell office:value-type="float" office:value="537">
            <text:p>537</text:p>
          </table:table-cell>
          <table:table-cell office:value-type="string">
            <text:p>1929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43.8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rille.gif</text:p>
          </table:table-cell>
          <table:table-cell office:value-type="string">
            <text:p>GIF</text:p>
          </table:table-cell>
          <table:table-cell office:value-type="float" office:value="537">
            <text:p>537</text:p>
          </table:table-cell>
          <table:table-cell office:value-type="float" office:value="1929">
            <text:p>1929</text:p>
          </table:table-cell>
          <table:table-cell office:value-type="float" office:value="537">
            <text:p>537</text:p>
          </table:table-cell>
          <table:table-cell office:value-type="string">
            <text:p>1929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43.8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rosse-trame-155(1).gif</text:p>
          </table:table-cell>
          <table:table-cell office:value-type="string">
            <text:p>GIF</text:p>
          </table:table-cell>
          <table:table-cell office:value-type="float" office:value="3183">
            <text:p>3183</text:p>
          </table:table-cell>
          <table:table-cell office:value-type="float" office:value="5158">
            <text:p>5158</text:p>
          </table:table-cell>
          <table:table-cell office:value-type="float" office:value="3183">
            <text:p>3183</text:p>
          </table:table-cell>
          <table:table-cell office:value-type="string">
            <text:p>5158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183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rosse-trame-155.gif</text:p>
          </table:table-cell>
          <table:table-cell office:value-type="string">
            <text:p>GIF</text:p>
          </table:table-cell>
          <table:table-cell office:value-type="float" office:value="3183">
            <text:p>3183</text:p>
          </table:table-cell>
          <table:table-cell office:value-type="float" office:value="5158">
            <text:p>5158</text:p>
          </table:table-cell>
          <table:table-cell office:value-type="float" office:value="3183">
            <text:p>3183</text:p>
          </table:table-cell>
          <table:table-cell office:value-type="string">
            <text:p>5158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183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ruyere-224(1)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office:value-type="float" office:value="3383">
            <text:p>3383</text:p>
          </table:table-cell>
          <table:table-cell office:value-type="string">
            <text:p>1806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98.4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ruyere-224(2)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office:value-type="float" office:value="3383">
            <text:p>3383</text:p>
          </table:table-cell>
          <table:table-cell office:value-type="string">
            <text:p>1806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98.7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ruyere-224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office:value-type="float" office:value="3383">
            <text:p>3383</text:p>
          </table:table-cell>
          <table:table-cell office:value-type="string">
            <text:p>1806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98.4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airs(1).gif</text:p>
          </table:table-cell>
          <table:table-cell office:value-type="string">
            <text:p>GIF</text:p>
          </table:table-cell>
          <table:table-cell office:value-type="float" office:value="916">
            <text:p>916</text:p>
          </table:table-cell>
          <table:table-cell office:value-type="float" office:value="516">
            <text:p>516</text:p>
          </table:table-cell>
          <table:table-cell office:value-type="float" office:value="916">
            <text:p>916</text:p>
          </table:table-cell>
          <table:table-cell office:value-type="string">
            <text:p>516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39.1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airs.gif</text:p>
          </table:table-cell>
          <table:table-cell office:value-type="string">
            <text:p>GIF</text:p>
          </table:table-cell>
          <table:table-cell office:value-type="float" office:value="916">
            <text:p>916</text:p>
          </table:table-cell>
          <table:table-cell office:value-type="float" office:value="516">
            <text:p>516</text:p>
          </table:table-cell>
          <table:table-cell office:value-type="float" office:value="916">
            <text:p>916</text:p>
          </table:table-cell>
          <table:table-cell office:value-type="string">
            <text:p>516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39.1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allucinogene-338(1).gif</text:p>
          </table:table-cell>
          <table:table-cell office:value-type="string">
            <text:p>GIF</text:p>
          </table:table-cell>
          <table:table-cell office:value-type="float" office:value="3508">
            <text:p>3508</text:p>
          </table:table-cell>
          <table:table-cell office:value-type="float" office:value="5441">
            <text:p>5441</text:p>
          </table:table-cell>
          <table:table-cell office:value-type="float" office:value="3508">
            <text:p>3508</text:p>
          </table:table-cell>
          <table:table-cell office:value-type="string">
            <text:p>5441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328KB</text:p>
          </table:table-cell>
          <table:table-cell office:value-type="string">
            <text:p>0.000u</text:p>
          </table:table-cell>
          <table:table-cell office:value-type="float" office:value="0">
            <text:p>0</text:p>
          </table:table-cell>
          <table:table-cell office:value-type="float" office:value="0.009">
            <text:p>0.01</text:p>
          </table:table-cell>
          <table:table-cell/>
        </table:table-row>
        <table:table-row table:style-name="ro1">
          <table:table-cell office:value-type="string">
            <text:p>hallucinogene-338.gif</text:p>
          </table:table-cell>
          <table:table-cell office:value-type="string">
            <text:p>GIF</text:p>
          </table:table-cell>
          <table:table-cell office:value-type="float" office:value="3508">
            <text:p>3508</text:p>
          </table:table-cell>
          <table:table-cell office:value-type="float" office:value="5441">
            <text:p>5441</text:p>
          </table:table-cell>
          <table:table-cell office:value-type="float" office:value="3508">
            <text:p>3508</text:p>
          </table:table-cell>
          <table:table-cell office:value-type="string">
            <text:p>5441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329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es_moutons.jpg</text:p>
          </table:table-cell>
          <table:table-cell office:value-type="string">
            <text:p>JPEG</text:p>
          </table:table-cell>
          <table:table-cell office:value-type="float" office:value="2000">
            <text:p>2000</text:p>
          </table:table-cell>
          <table:table-cell office:value-type="float" office:value="2746">
            <text:p>2746</text:p>
          </table:table-cell>
          <table:table-cell office:value-type="float" office:value="2000">
            <text:p>2000</text:p>
          </table:table-cell>
          <table:table-cell office:value-type="string">
            <text:p>2746+0+0</text:p>
          </table:table-cell>
          <table:table-cell office:value-type="string">
            <text:p>8-bit</text:p>
          </table:table-cell>
          <table:table-cell office:value-type="string">
            <text:p>sRGB</text:p>
          </table:table-cell>
          <table:table-cell office:value-type="string">
            <text:p>996KB</text:p>
          </table:table-cell>
          <table:table-cell office:value-type="string">
            <text:p>0.120u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table:number-columns-repeated="2"/>
        </table:table-row>
        <table:table-row table:style-name="ro1">
          <table:table-cell office:value-type="string">
            <text:p>lignes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877">
            <text:p>877</text:p>
          </table:table-cell>
          <table:table-cell office:value-type="float" office:value="2056">
            <text:p>2056</text:p>
          </table:table-cell>
          <table:table-cell office:value-type="string">
            <text:p>877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61.1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gnes-a-droite(1).gif</text:p>
          </table:table-cell>
          <table:table-cell office:value-type="string">
            <text:p>GIF</text:p>
          </table:table-cell>
          <table:table-cell office:value-type="float" office:value="1080">
            <text:p>1080</text:p>
          </table:table-cell>
          <table:table-cell office:value-type="float" office:value="1400">
            <text:p>1400</text:p>
          </table:table-cell>
          <table:table-cell office:value-type="float" office:value="1080">
            <text:p>1080</text:p>
          </table:table-cell>
          <table:table-cell office:value-type="string">
            <text:p>1400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17.2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gnes-a-droite.gif</text:p>
          </table:table-cell>
          <table:table-cell office:value-type="string">
            <text:p>GIF</text:p>
          </table:table-cell>
          <table:table-cell office:value-type="float" office:value="1080">
            <text:p>1080</text:p>
          </table:table-cell>
          <table:table-cell office:value-type="float" office:value="1400">
            <text:p>1400</text:p>
          </table:table-cell>
          <table:table-cell office:value-type="float" office:value="1080">
            <text:p>1080</text:p>
          </table:table-cell>
          <table:table-cell office:value-type="string">
            <text:p>1400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17.2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gnes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877">
            <text:p>877</text:p>
          </table:table-cell>
          <table:table-cell office:value-type="float" office:value="2056">
            <text:p>2056</text:p>
          </table:table-cell>
          <table:table-cell office:value-type="string">
            <text:p>877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61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gnes-obliques(1).gif</text:p>
          </table:table-cell>
          <table:table-cell office:value-type="string">
            <text:p>GIF</text:p>
          </table:table-cell>
          <table:table-cell office:value-type="float" office:value="489">
            <text:p>489</text:p>
          </table:table-cell>
          <table:table-cell office:value-type="float" office:value="1033">
            <text:p>1033</text:p>
          </table:table-cell>
          <table:table-cell office:value-type="float" office:value="489">
            <text:p>489</text:p>
          </table:table-cell>
          <table:table-cell office:value-type="string">
            <text:p>1033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12.4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gnes-obliques.gif</text:p>
          </table:table-cell>
          <table:table-cell office:value-type="string">
            <text:p>GIF</text:p>
          </table:table-cell>
          <table:table-cell office:value-type="float" office:value="489">
            <text:p>489</text:p>
          </table:table-cell>
          <table:table-cell office:value-type="float" office:value="1033">
            <text:p>1033</text:p>
          </table:table-cell>
          <table:table-cell office:value-type="float" office:value="489">
            <text:p>489</text:p>
          </table:table-cell>
          <table:table-cell office:value-type="string">
            <text:p>1033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12.4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meteor_Calque 10-nb.png</text:p>
          </table:table-cell>
          <table:table-cell/>
          <table:table-cell office:value-type="string">
            <text:p>PNG</text:p>
          </table:table-cell>
          <table:table-cell office:value-type="float" office:value="457">
            <text:p>457</text:p>
          </table:table-cell>
          <table:table-cell office:value-type="float" office:value="645">
            <text:p>645</text:p>
          </table:table-cell>
          <table:table-cell office:value-type="float" office:value="457">
            <text:p>457</text:p>
          </table:table-cell>
          <table:table-cell office:value-type="string">
            <text:p>645+0+0</text:p>
          </table:table-cell>
          <table:table-cell office:value-type="string">
            <text:p>8-bit</text:p>
          </table:table-cell>
          <table:table-cell office:value-type="string">
            <text:p>sRGB</text:p>
          </table:table-cell>
          <table:table-cell office:value-type="string">
            <text:p>22.5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Mini-lignes longues(1).gif</text:p>
          </table:table-cell>
          <table:table-cell/>
          <table:table-cell office:value-type="string">
            <text:p>GIF</text:p>
          </table:table-cell>
          <table:table-cell office:value-type="float" office:value="1297">
            <text:p>1297</text:p>
          </table:table-cell>
          <table:table-cell office:value-type="float" office:value="179">
            <text:p>179</text:p>
          </table:table-cell>
          <table:table-cell office:value-type="float" office:value="1297">
            <text:p>1297</text:p>
          </table:table-cell>
          <table:table-cell office:value-type="string">
            <text:p>179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3.95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Mini-lignes longues.gif</text:p>
          </table:table-cell>
          <table:table-cell/>
          <table:table-cell office:value-type="string">
            <text:p>GIF</text:p>
          </table:table-cell>
          <table:table-cell office:value-type="float" office:value="1297">
            <text:p>1297</text:p>
          </table:table-cell>
          <table:table-cell office:value-type="float" office:value="179">
            <text:p>179</text:p>
          </table:table-cell>
          <table:table-cell office:value-type="float" office:value="1297">
            <text:p>1297</text:p>
          </table:table-cell>
          <table:table-cell office:value-type="string">
            <text:p>179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3.95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outon(1).gif</text:p>
          </table:table-cell>
          <table:table-cell office:value-type="string">
            <text:p>GIF</text:p>
          </table:table-cell>
          <table:table-cell office:value-type="float" office:value="324">
            <text:p>324</text:p>
          </table:table-cell>
          <table:table-cell office:value-type="float" office:value="646">
            <text:p>646</text:p>
          </table:table-cell>
          <table:table-cell office:value-type="float" office:value="324">
            <text:p>324</text:p>
          </table:table-cell>
          <table:table-cell office:value-type="string">
            <text:p>646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6.21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outon.gif</text:p>
          </table:table-cell>
          <table:table-cell office:value-type="string">
            <text:p>GIF</text:p>
          </table:table-cell>
          <table:table-cell office:value-type="float" office:value="324">
            <text:p>324</text:p>
          </table:table-cell>
          <table:table-cell office:value-type="float" office:value="646">
            <text:p>646</text:p>
          </table:table-cell>
          <table:table-cell office:value-type="float" office:value="324">
            <text:p>324</text:p>
          </table:table-cell>
          <table:table-cell office:value-type="string">
            <text:p>646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6.22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outons-207(1).gif</text:p>
          </table:table-cell>
          <table:table-cell office:value-type="string">
            <text:p>GIF</text:p>
          </table:table-cell>
          <table:table-cell office:value-type="float" office:value="3200">
            <text:p>3200</text:p>
          </table:table-cell>
          <table:table-cell office:value-type="float" office:value="5066">
            <text:p>5066</text:p>
          </table:table-cell>
          <table:table-cell office:value-type="float" office:value="3200">
            <text:p>3200</text:p>
          </table:table-cell>
          <table:table-cell office:value-type="string">
            <text:p>5066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134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outons-207.gif</text:p>
          </table:table-cell>
          <table:table-cell office:value-type="string">
            <text:p>GIF</text:p>
          </table:table-cell>
          <table:table-cell office:value-type="float" office:value="3200">
            <text:p>3200</text:p>
          </table:table-cell>
          <table:table-cell office:value-type="float" office:value="5066">
            <text:p>5066</text:p>
          </table:table-cell>
          <table:table-cell office:value-type="float" office:value="3200">
            <text:p>3200</text:p>
          </table:table-cell>
          <table:table-cell office:value-type="string">
            <text:p>5066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135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oise1(1).gif</text:p>
          </table:table-cell>
          <table:table-cell office:value-type="string">
            <text:p>GIF</text:p>
          </table:table-cell>
          <table:table-cell office:value-type="float" office:value="1043">
            <text:p>1043</text:p>
          </table:table-cell>
          <table:table-cell office:value-type="float" office:value="809">
            <text:p>809</text:p>
          </table:table-cell>
          <table:table-cell office:value-type="float" office:value="1043">
            <text:p>1043</text:p>
          </table:table-cell>
          <table:table-cell office:value-type="string">
            <text:p>809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93.6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oise1.gif</text:p>
          </table:table-cell>
          <table:table-cell office:value-type="string">
            <text:p>GIF</text:p>
          </table:table-cell>
          <table:table-cell office:value-type="float" office:value="1043">
            <text:p>1043</text:p>
          </table:table-cell>
          <table:table-cell office:value-type="float" office:value="809">
            <text:p>809</text:p>
          </table:table-cell>
          <table:table-cell office:value-type="float" office:value="1043">
            <text:p>1043</text:p>
          </table:table-cell>
          <table:table-cell office:value-type="string">
            <text:p>809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93.6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uagessales(1).gif</text:p>
          </table:table-cell>
          <table:table-cell office:value-type="string">
            <text:p>GIF</text:p>
          </table:table-cell>
          <table:table-cell office:value-type="float" office:value="7153">
            <text:p>7153</text:p>
          </table:table-cell>
          <table:table-cell office:value-type="float" office:value="2438">
            <text:p>2438</text:p>
          </table:table-cell>
          <table:table-cell office:value-type="float" office:value="7153">
            <text:p>7153</text:p>
          </table:table-cell>
          <table:table-cell office:value-type="string">
            <text:p>2438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502KB</text:p>
          </table:table-cell>
          <table:table-cell office:value-type="string">
            <text:p>0.000u</text:p>
          </table:table-cell>
          <table:table-cell office:value-type="float" office:value="0">
            <text:p>0</text:p>
          </table:table-cell>
          <table:table-cell office:value-type="float" office:value="0.019">
            <text:p>0.02</text:p>
          </table:table-cell>
          <table:table-cell/>
        </table:table-row>
        <table:table-row table:style-name="ro1">
          <table:table-cell office:value-type="string">
            <text:p>nuagessales.gif</text:p>
          </table:table-cell>
          <table:table-cell office:value-type="string">
            <text:p>GIF</text:p>
          </table:table-cell>
          <table:table-cell office:value-type="float" office:value="7153">
            <text:p>7153</text:p>
          </table:table-cell>
          <table:table-cell office:value-type="float" office:value="2438">
            <text:p>2438</text:p>
          </table:table-cell>
          <table:table-cell office:value-type="float" office:value="7153">
            <text:p>7153</text:p>
          </table:table-cell>
          <table:table-cell office:value-type="string">
            <text:p>2438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501KB</text:p>
          </table:table-cell>
          <table:table-cell office:value-type="string">
            <text:p>0.000u</text:p>
          </table:table-cell>
          <table:table-cell office:value-type="float" office:value="0">
            <text:p>0</text:p>
          </table:table-cell>
          <table:table-cell office:value-type="float" office:value="0.009">
            <text:p>0.01</text:p>
          </table:table-cell>
          <table:table-cell/>
        </table:table-row>
        <table:table-row table:style-name="ro2">
          <table:table-cell office:value-type="string">
            <text:p>oiseau-a-decouper-272(1).gif</text:p>
          </table:table-cell>
          <table:table-cell/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350">
            <text:p>5350</text:p>
          </table:table-cell>
          <table:table-cell office:value-type="float" office:value="3391">
            <text:p>3391</text:p>
          </table:table-cell>
          <table:table-cell office:value-type="string">
            <text:p>5350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180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iseau-a-decouper-272.gif</text:p>
          </table:table-cell>
          <table:table-cell/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350">
            <text:p>5350</text:p>
          </table:table-cell>
          <table:table-cell office:value-type="float" office:value="3391">
            <text:p>3391</text:p>
          </table:table-cell>
          <table:table-cell office:value-type="string">
            <text:p>5350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181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fiouuu(1).gif</text:p>
          </table:table-cell>
          <table:table-cell office:value-type="string">
            <text:p>GIF</text:p>
          </table:table-cell>
          <table:table-cell office:value-type="float" office:value="360">
            <text:p>360</text:p>
          </table:table-cell>
          <table:table-cell office:value-type="float" office:value="253">
            <text:p>253</text:p>
          </table:table-cell>
          <table:table-cell office:value-type="float" office:value="360">
            <text:p>360</text:p>
          </table:table-cell>
          <table:table-cell office:value-type="string">
            <text:p>253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2.07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fiouuu.gif</text:p>
          </table:table-cell>
          <table:table-cell office:value-type="string">
            <text:p>GIF</text:p>
          </table:table-cell>
          <table:table-cell office:value-type="float" office:value="360">
            <text:p>360</text:p>
          </table:table-cell>
          <table:table-cell office:value-type="float" office:value="253">
            <text:p>253</text:p>
          </table:table-cell>
          <table:table-cell office:value-type="float" office:value="360">
            <text:p>360</text:p>
          </table:table-cell>
          <table:table-cell office:value-type="string">
            <text:p>253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2.06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inceau(1).gif</text:p>
          </table:table-cell>
          <table:table-cell office:value-type="string">
            <text:p>GIF</text:p>
          </table:table-cell>
          <table:table-cell office:value-type="float" office:value="1824">
            <text:p>1824</text:p>
          </table:table-cell>
          <table:table-cell office:value-type="float" office:value="240">
            <text:p>240</text:p>
          </table:table-cell>
          <table:table-cell office:value-type="float" office:value="1824">
            <text:p>1824</text:p>
          </table:table-cell>
          <table:table-cell office:value-type="string">
            <text:p>240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7.07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inceau.gif</text:p>
          </table:table-cell>
          <table:table-cell office:value-type="string">
            <text:p>GIF</text:p>
          </table:table-cell>
          <table:table-cell office:value-type="float" office:value="1824">
            <text:p>1824</text:p>
          </table:table-cell>
          <table:table-cell office:value-type="float" office:value="240">
            <text:p>240</text:p>
          </table:table-cell>
          <table:table-cell office:value-type="float" office:value="1824">
            <text:p>1824</text:p>
          </table:table-cell>
          <table:table-cell office:value-type="string">
            <text:p>240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7.06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ayon-convex(1).gif</text:p>
          </table:table-cell>
          <table:table-cell/>
          <table:table-cell office:value-type="string">
            <text:p>GIF</text:p>
          </table:table-cell>
          <table:table-cell office:value-type="float" office:value="1048">
            <text:p>1048</text:p>
          </table:table-cell>
          <table:table-cell office:value-type="float" office:value="329">
            <text:p>329</text:p>
          </table:table-cell>
          <table:table-cell office:value-type="float" office:value="1048">
            <text:p>1048</text:p>
          </table:table-cell>
          <table:table-cell office:value-type="string">
            <text:p>329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23.2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rayon-convex.gif</text:p>
          </table:table-cell>
          <table:table-cell/>
          <table:table-cell office:value-type="string">
            <text:p>GIF</text:p>
          </table:table-cell>
          <table:table-cell office:value-type="float" office:value="1048">
            <text:p>1048</text:p>
          </table:table-cell>
          <table:table-cell office:value-type="float" office:value="329">
            <text:p>329</text:p>
          </table:table-cell>
          <table:table-cell office:value-type="float" office:value="1048">
            <text:p>1048</text:p>
          </table:table-cell>
          <table:table-cell office:value-type="string">
            <text:p>329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23.5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etable_anne-nb.jpg</text:p>
          </table:table-cell>
          <table:table-cell office:value-type="string">
            <text:p>JPEG</text:p>
          </table:table-cell>
          <table:table-cell office:value-type="float" office:value="1491">
            <text:p>1491</text:p>
          </table:table-cell>
          <table:table-cell office:value-type="float" office:value="678">
            <text:p>678</text:p>
          </table:table-cell>
          <table:table-cell office:value-type="float" office:value="1491">
            <text:p>1491</text:p>
          </table:table-cell>
          <table:table-cell office:value-type="string">
            <text:p>678+0+0</text:p>
          </table:table-cell>
          <table:table-cell office:value-type="string">
            <text:p>8-bit</text:p>
          </table:table-cell>
          <table:table-cell office:value-type="string">
            <text:p>Gray</text:p>
          </table:table-cell>
          <table:table-cell office:value-type="string">
            <text:p>256c</text:p>
          </table:table-cell>
          <table:table-cell office:value-type="string">
            <text:p>531KB</text:p>
          </table:table-cell>
          <table:table-cell office:value-type="string">
            <text:p>0.030u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string">
            <text:p>retable_arcas_baudouin-nb.jpg</text:p>
          </table:table-cell>
          <table:table-cell office:value-type="string">
            <text:p>JPEG</text:p>
          </table:table-cell>
          <table:table-cell office:value-type="float" office:value="918">
            <text:p>918</text:p>
          </table:table-cell>
          <table:table-cell office:value-type="float" office:value="678">
            <text:p>678</text:p>
          </table:table-cell>
          <table:table-cell office:value-type="float" office:value="918">
            <text:p>918</text:p>
          </table:table-cell>
          <table:table-cell office:value-type="string">
            <text:p>678+0+0</text:p>
          </table:table-cell>
          <table:table-cell office:value-type="string">
            <text:p>8-bit</text:p>
          </table:table-cell>
          <table:table-cell office:value-type="string">
            <text:p>Gray</text:p>
          </table:table-cell>
          <table:table-cell office:value-type="string">
            <text:p>256c</text:p>
          </table:table-cell>
          <table:table-cell office:value-type="string">
            <text:p>360KB</text:p>
          </table:table-cell>
          <table:table-cell office:value-type="string">
            <text:p>0.020u</text:p>
          </table:table-cell>
          <table:table-cell office:value-type="float" office:value="0">
            <text:p>0</text:p>
          </table:table-cell>
          <table:table-cell office:value-type="float" office:value="0.019">
            <text:p>0.02</text:p>
          </table:table-cell>
          <table:table-cell/>
        </table:table-row>
        <table:table-row table:style-name="ro1">
          <table:table-cell office:value-type="string">
            <text:p>retable_barbara-nb.jpg</text:p>
          </table:table-cell>
          <table:table-cell office:value-type="string">
            <text:p>JPEG</text:p>
          </table:table-cell>
          <table:table-cell office:value-type="float" office:value="923">
            <text:p>923</text:p>
          </table:table-cell>
          <table:table-cell office:value-type="float" office:value="678">
            <text:p>678</text:p>
          </table:table-cell>
          <table:table-cell office:value-type="float" office:value="923">
            <text:p>923</text:p>
          </table:table-cell>
          <table:table-cell office:value-type="string">
            <text:p>678+0+0</text:p>
          </table:table-cell>
          <table:table-cell office:value-type="string">
            <text:p>8-bit</text:p>
          </table:table-cell>
          <table:table-cell office:value-type="string">
            <text:p>Gray</text:p>
          </table:table-cell>
          <table:table-cell office:value-type="string">
            <text:p>256c</text:p>
          </table:table-cell>
          <table:table-cell office:value-type="string">
            <text:p>365KB</text:p>
          </table:table-cell>
          <table:table-cell office:value-type="string">
            <text:p>0.020u</text:p>
          </table:table-cell>
          <table:table-cell office:value-type="float" office:value="0">
            <text:p>0</text:p>
          </table:table-cell>
          <table:table-cell office:value-type="float" office:value="0.029">
            <text:p>0.03</text:p>
          </table:table-cell>
          <table:table-cell/>
        </table:table-row>
        <table:table-row table:style-name="ro1">
          <table:table-cell office:value-type="string">
            <text:p>retable_claude-nb.jpg</text:p>
          </table:table-cell>
          <table:table-cell office:value-type="string">
            <text:p>JPEG</text:p>
          </table:table-cell>
          <table:table-cell office:value-type="float" office:value="935">
            <text:p>935</text:p>
          </table:table-cell>
          <table:table-cell office:value-type="float" office:value="678">
            <text:p>678</text:p>
          </table:table-cell>
          <table:table-cell office:value-type="float" office:value="935">
            <text:p>935</text:p>
          </table:table-cell>
          <table:table-cell office:value-type="string">
            <text:p>678+0+0</text:p>
          </table:table-cell>
          <table:table-cell office:value-type="string">
            <text:p>8-bit</text:p>
          </table:table-cell>
          <table:table-cell office:value-type="string">
            <text:p>Gray</text:p>
          </table:table-cell>
          <table:table-cell office:value-type="string">
            <text:p>256c</text:p>
          </table:table-cell>
          <table:table-cell office:value-type="string">
            <text:p>201KB</text:p>
          </table:table-cell>
          <table:table-cell office:value-type="string">
            <text:p>0.010u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string">
            <text:p>retable_clinic_orgasm-nb.jpg</text:p>
          </table:table-cell>
          <table:table-cell office:value-type="string">
            <text:p>JPEG</text:p>
          </table:table-cell>
          <table:table-cell office:value-type="float" office:value="1144">
            <text:p>1144</text:p>
          </table:table-cell>
          <table:table-cell office:value-type="float" office:value="678">
            <text:p>678</text:p>
          </table:table-cell>
          <table:table-cell office:value-type="float" office:value="1144">
            <text:p>1144</text:p>
          </table:table-cell>
          <table:table-cell office:value-type="string">
            <text:p>678+0+0</text:p>
          </table:table-cell>
          <table:table-cell office:value-type="string">
            <text:p>8-bit</text:p>
          </table:table-cell>
          <table:table-cell office:value-type="string">
            <text:p>Gray</text:p>
          </table:table-cell>
          <table:table-cell office:value-type="string">
            <text:p>256c</text:p>
          </table:table-cell>
          <table:table-cell office:value-type="string">
            <text:p>316KB</text:p>
          </table:table-cell>
          <table:table-cell office:value-type="string">
            <text:p>0.020u</text:p>
          </table:table-cell>
          <table:table-cell office:value-type="float" office:value="0">
            <text:p>0</text:p>
          </table:table-cell>
          <table:table-cell office:value-type="float" office:value="0.029">
            <text:p>0.03</text:p>
          </table:table-cell>
          <table:table-cell/>
        </table:table-row>
        <table:table-row table:style-name="ro1">
          <table:table-cell office:value-type="string">
            <text:p>retable_martine-nb.jpg</text:p>
          </table:table-cell>
          <table:table-cell office:value-type="string">
            <text:p>JPEG</text:p>
          </table:table-cell>
          <table:table-cell office:value-type="float" office:value="1118">
            <text:p>1118</text:p>
          </table:table-cell>
          <table:table-cell office:value-type="float" office:value="678">
            <text:p>678</text:p>
          </table:table-cell>
          <table:table-cell office:value-type="float" office:value="1118">
            <text:p>1118</text:p>
          </table:table-cell>
          <table:table-cell office:value-type="string">
            <text:p>678+0+0</text:p>
          </table:table-cell>
          <table:table-cell office:value-type="string">
            <text:p>8-bit</text:p>
          </table:table-cell>
          <table:table-cell office:value-type="string">
            <text:p>Gray</text:p>
          </table:table-cell>
          <table:table-cell office:value-type="string">
            <text:p>256c</text:p>
          </table:table-cell>
          <table:table-cell office:value-type="string">
            <text:p>334KB</text:p>
          </table:table-cell>
          <table:table-cell office:value-type="string">
            <text:p>0.020u</text:p>
          </table:table-cell>
          <table:table-cell office:value-type="float" office:value="0">
            <text:p>0</text:p>
          </table:table-cell>
          <table:table-cell office:value-type="float" office:value="0.029">
            <text:p>0.03</text:p>
          </table:table-cell>
          <table:table-cell/>
        </table:table-row>
        <table:table-row table:style-name="ro1">
          <table:table-cell office:value-type="string">
            <text:p>retable_thomas-nb.jpg</text:p>
          </table:table-cell>
          <table:table-cell office:value-type="string">
            <text:p>JPEG</text:p>
          </table:table-cell>
          <table:table-cell office:value-type="float" office:value="1002">
            <text:p>1002</text:p>
          </table:table-cell>
          <table:table-cell office:value-type="float" office:value="678">
            <text:p>678</text:p>
          </table:table-cell>
          <table:table-cell office:value-type="float" office:value="1002">
            <text:p>1002</text:p>
          </table:table-cell>
          <table:table-cell office:value-type="string">
            <text:p>678+0+0</text:p>
          </table:table-cell>
          <table:table-cell office:value-type="string">
            <text:p>8-bit</text:p>
          </table:table-cell>
          <table:table-cell office:value-type="string">
            <text:p>Gray</text:p>
          </table:table-cell>
          <table:table-cell office:value-type="string">
            <text:p>256c</text:p>
          </table:table-cell>
          <table:table-cell office:value-type="string">
            <text:p>210KB</text:p>
          </table:table-cell>
          <table:table-cell office:value-type="string">
            <text:p>0.010u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string">
            <text:p>scrolltram.png</text:p>
          </table:table-cell>
          <table:table-cell office:value-type="string">
            <text:p>PNG</text:p>
          </table:table-cell>
          <table:table-cell office:value-type="float" office:value="63">
            <text:p>63</text:p>
          </table:table-cell>
          <table:table-cell office:value-type="float" office:value="1789">
            <text:p>1789</text:p>
          </table:table-cell>
          <table:table-cell office:value-type="float" office:value="63">
            <text:p>63</text:p>
          </table:table-cell>
          <table:table-cell office:value-type="string">
            <text:p>1789+0+0</text:p>
          </table:table-cell>
          <table:table-cell office:value-type="string">
            <text:p>8-bit</text:p>
          </table:table-cell>
          <table:table-cell office:value-type="string">
            <text:p>RGB</text:p>
          </table:table-cell>
          <table:table-cell office:value-type="string">
            <text:p>256c</text:p>
          </table:table-cell>
          <table:table-cell office:value-type="string">
            <text:p>3.19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leil(1).gif</text:p>
          </table:table-cell>
          <table:table-cell office:value-type="string">
            <text:p>GIF</text:p>
          </table:table-cell>
          <table:table-cell office:value-type="float" office:value="1808">
            <text:p>1808</text:p>
          </table:table-cell>
          <table:table-cell office:value-type="float" office:value="1802">
            <text:p>1802</text:p>
          </table:table-cell>
          <table:table-cell office:value-type="float" office:value="1808">
            <text:p>1808</text:p>
          </table:table-cell>
          <table:table-cell office:value-type="string">
            <text:p>1802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37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leil.gif</text:p>
          </table:table-cell>
          <table:table-cell office:value-type="string">
            <text:p>GIF</text:p>
          </table:table-cell>
          <table:table-cell office:value-type="float" office:value="1808">
            <text:p>1808</text:p>
          </table:table-cell>
          <table:table-cell office:value-type="float" office:value="1802">
            <text:p>1802</text:p>
          </table:table-cell>
          <table:table-cell office:value-type="float" office:value="1808">
            <text:p>1808</text:p>
          </table:table-cell>
          <table:table-cell office:value-type="string">
            <text:p>1802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37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leil-light(1).gif</text:p>
          </table:table-cell>
          <table:table-cell office:value-type="string">
            <text:p>GIF</text:p>
          </table:table-cell>
          <table:table-cell office:value-type="float" office:value="1361">
            <text:p>1361</text:p>
          </table:table-cell>
          <table:table-cell office:value-type="float" office:value="1392">
            <text:p>1392</text:p>
          </table:table-cell>
          <table:table-cell office:value-type="float" office:value="1361">
            <text:p>1361</text:p>
          </table:table-cell>
          <table:table-cell office:value-type="string">
            <text:p>1392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21.6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leil-light.gif</text:p>
          </table:table-cell>
          <table:table-cell office:value-type="string">
            <text:p>GIF</text:p>
          </table:table-cell>
          <table:table-cell office:value-type="float" office:value="1361">
            <text:p>1361</text:p>
          </table:table-cell>
          <table:table-cell office:value-type="float" office:value="1392">
            <text:p>1392</text:p>
          </table:table-cell>
          <table:table-cell office:value-type="float" office:value="1361">
            <text:p>1361</text:p>
          </table:table-cell>
          <table:table-cell office:value-type="string">
            <text:p>1392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21.6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gues-trouees-236(1)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258">
            <text:p>5258</text:p>
          </table:table-cell>
          <table:table-cell office:value-type="float" office:value="3391">
            <text:p>3391</text:p>
          </table:table-cell>
          <table:table-cell office:value-type="string">
            <text:p>5258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197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gues-trouees-236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258">
            <text:p>5258</text:p>
          </table:table-cell>
          <table:table-cell office:value-type="float" office:value="3391">
            <text:p>3391</text:p>
          </table:table-cell>
          <table:table-cell office:value-type="string">
            <text:p>5258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4c</text:p>
          </table:table-cell>
          <table:table-cell office:value-type="string">
            <text:p>197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aouh(1).gif</text:p>
          </table:table-cell>
          <table:table-cell office:value-type="string">
            <text:p>GIF</text:p>
          </table:table-cell>
          <table:table-cell office:value-type="float" office:value="1313">
            <text:p>1313</text:p>
          </table:table-cell>
          <table:table-cell office:value-type="float" office:value="2056">
            <text:p>2056</text:p>
          </table:table-cell>
          <table:table-cell office:value-type="float" office:value="1313">
            <text:p>1313</text:p>
          </table:table-cell>
          <table:table-cell office:value-type="string">
            <text:p>2056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33.3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aouh.gif</text:p>
          </table:table-cell>
          <table:table-cell office:value-type="string">
            <text:p>GIF</text:p>
          </table:table-cell>
          <table:table-cell office:value-type="float" office:value="1313">
            <text:p>1313</text:p>
          </table:table-cell>
          <table:table-cell office:value-type="float" office:value="2056">
            <text:p>2056</text:p>
          </table:table-cell>
          <table:table-cell office:value-type="float" office:value="1313">
            <text:p>1313</text:p>
          </table:table-cell>
          <table:table-cell office:value-type="string">
            <text:p>2056+0+0</text:p>
          </table:table-cell>
          <table:table-cell office:value-type="string">
            <text:p>16-bit</text:p>
          </table:table-cell>
          <table:table-cell office:value-type="string">
            <text:p>sRGB</text:p>
          </table:table-cell>
          <table:table-cell office:value-type="string">
            <text:p>2c</text:p>
          </table:table-cell>
          <table:table-cell office:value-type="string">
            <text:p>33.3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30a.png</text:p>
          </table:table-cell>
          <table:table-cell office:value-type="string">
            <text:p>PNG</text:p>
          </table:table-cell>
          <table:table-cell office:value-type="float" office:value="1024">
            <text:p>1024</text:p>
          </table:table-cell>
          <table:table-cell office:value-type="float" office:value="768">
            <text:p>768</text:p>
          </table:table-cell>
          <table:table-cell office:value-type="float" office:value="1024">
            <text:p>1024</text:p>
          </table:table-cell>
          <table:table-cell office:value-type="string">
            <text:p>768+0+0</text:p>
          </table:table-cell>
          <table:table-cell office:value-type="string">
            <text:p>8-bit</text:p>
          </table:table-cell>
          <table:table-cell office:value-type="string">
            <text:p>sRGB</text:p>
          </table:table-cell>
          <table:table-cell office:value-type="string">
            <text:p>88.3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50a.png</text:p>
          </table:table-cell>
          <table:table-cell office:value-type="string">
            <text:p>PNG</text:p>
          </table:table-cell>
          <table:table-cell office:value-type="float" office:value="1024">
            <text:p>1024</text:p>
          </table:table-cell>
          <table:table-cell office:value-type="float" office:value="768">
            <text:p>768</text:p>
          </table:table-cell>
          <table:table-cell office:value-type="float" office:value="1024">
            <text:p>1024</text:p>
          </table:table-cell>
          <table:table-cell office:value-type="string">
            <text:p>768+0+0</text:p>
          </table:table-cell>
          <table:table-cell office:value-type="string">
            <text:p>8-bit</text:p>
          </table:table-cell>
          <table:table-cell office:value-type="string">
            <text:p>sRGB</text:p>
          </table:table-cell>
          <table:table-cell office:value-type="string">
            <text:p>29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55a.png</text:p>
          </table:table-cell>
          <table:table-cell office:value-type="string">
            <text:p>PNG</text:p>
          </table:table-cell>
          <table:table-cell office:value-type="float" office:value="1024">
            <text:p>1024</text:p>
          </table:table-cell>
          <table:table-cell office:value-type="float" office:value="768">
            <text:p>768</text:p>
          </table:table-cell>
          <table:table-cell office:value-type="float" office:value="1024">
            <text:p>1024</text:p>
          </table:table-cell>
          <table:table-cell office:value-type="string">
            <text:p>768+0+0</text:p>
          </table:table-cell>
          <table:table-cell office:value-type="string">
            <text:p>8-bit</text:p>
          </table:table-cell>
          <table:table-cell office:value-type="string">
            <text:p>sRGB</text:p>
          </table:table-cell>
          <table:table-cell office:value-type="string">
            <text:p>168KB</text:p>
          </table:table-cell>
          <table:table-cell office:value-type="string">
            <text:p>0.000u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 table:number-rows-repeated="104846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euille5" table:style-name="ta1">
        <table:table-column table:style-name="co10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6" table:default-cell-style-name="ce5"/>
        <table:table-column table:style-name="co6" table:number-columns-repeated="1016" table:default-cell-style-name="Default"/>
        <table:table-row table:style-name="ro1">
          <table:table-cell office:value-type="string">
            <text:p>30a.png</text:p>
          </table:table-cell>
          <table:table-cell office:value-type="string">
            <text:p>PNG</text:p>
          </table:table-cell>
          <table:table-cell office:value-type="float" office:value="1024">
            <text:p>1024</text:p>
          </table:table-cell>
          <table:table-cell office:value-type="float" office:value="768">
            <text:p>768</text:p>
          </table:table-cell>
          <table:table-cell table:style-name="ce3" office:value-type="string">
            <text:p>30a.png 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50">
            <text:p>150</text:p>
          </table:table-cell>
          <table:table-cell table:formula="of:=[.C1]/[.F1]" office:value-type="float" office:value="5.12">
            <text:p>5.12</text:p>
          </table:table-cell>
          <table:table-cell table:number-columns-repeated="1016"/>
        </table:table-row>
        <table:table-row table:style-name="ro1">
          <table:table-cell office:value-type="string">
            <text:p>50a.png</text:p>
          </table:table-cell>
          <table:table-cell office:value-type="string">
            <text:p>PNG</text:p>
          </table:table-cell>
          <table:table-cell office:value-type="float" office:value="1024">
            <text:p>1024</text:p>
          </table:table-cell>
          <table:table-cell office:value-type="float" office:value="768">
            <text:p>768</text:p>
          </table:table-cell>
          <table:table-cell table:style-name="ce3" office:value-type="string">
            <text:p>50a.png 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50">
            <text:p>150</text:p>
          </table:table-cell>
          <table:table-cell table:formula="of:=[.C2]/[.F2]" office:value-type="float" office:value="5.12">
            <text:p>5.12</text:p>
          </table:table-cell>
          <table:table-cell table:number-columns-repeated="1016"/>
        </table:table-row>
        <table:table-row table:style-name="ro1">
          <table:table-cell office:value-type="string">
            <text:p>55a.png</text:p>
          </table:table-cell>
          <table:table-cell office:value-type="string">
            <text:p>PNG</text:p>
          </table:table-cell>
          <table:table-cell office:value-type="float" office:value="1024">
            <text:p>1024</text:p>
          </table:table-cell>
          <table:table-cell office:value-type="float" office:value="768">
            <text:p>768</text:p>
          </table:table-cell>
          <table:table-cell table:style-name="ce3" office:value-type="string">
            <text:p>55a.png 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50">
            <text:p>150</text:p>
          </table:table-cell>
          <table:table-cell table:formula="of:=[.C3]/[.F3]" office:value-type="float" office:value="5.12">
            <text:p>5.12</text:p>
          </table:table-cell>
          <table:table-cell table:number-columns-repeated="1016"/>
        </table:table-row>
        <table:table-row table:style-name="ro2">
          <table:table-cell office:value-type="string">
            <text:p>allo.gif</text:p>
          </table:table-cell>
          <table:table-cell office:value-type="string">
            <text:p>GIF</text:p>
          </table:table-cell>
          <table:table-cell office:value-type="float" office:value="1500">
            <text:p>1500</text:p>
          </table:table-cell>
          <table:table-cell office:value-type="float" office:value="1472">
            <text:p>1472</text:p>
          </table:table-cell>
          <table:table-cell table:style-name="ce3" office:value-type="string">
            <text:p>allo.gif </text:p>
          </table:table-cell>
          <table:table-cell table:style-name="ce3" office:value-type="float" office:value="245">
            <text:p>245</text:p>
          </table:table-cell>
          <table:table-cell table:style-name="ce3" office:value-type="float" office:value="241">
            <text:p>241</text:p>
          </table:table-cell>
          <table:table-cell table:formula="of:=[.C4]/[.F4]" office:value-type="float" office:value="6.12244897959184">
            <text:p>6.12</text:p>
          </table:table-cell>
          <table:table-cell table:number-columns-repeated="1016"/>
        </table:table-row>
        <table:table-row table:style-name="ro2">
          <table:table-cell office:value-type="string">
            <text:p>allo(1).gif</text:p>
          </table:table-cell>
          <table:table-cell office:value-type="string">
            <text:p>GIF</text:p>
          </table:table-cell>
          <table:table-cell office:value-type="float" office:value="1500">
            <text:p>1500</text:p>
          </table:table-cell>
          <table:table-cell office:value-type="float" office:value="1472">
            <text:p>1472</text:p>
          </table:table-cell>
          <table:table-cell table:style-name="ce3" office:value-type="string">
            <text:p>allo.gif </text:p>
          </table:table-cell>
          <table:table-cell table:style-name="ce3" office:value-type="float" office:value="245">
            <text:p>245</text:p>
          </table:table-cell>
          <table:table-cell table:style-name="ce3" office:value-type="float" office:value="241">
            <text:p>241</text:p>
          </table:table-cell>
          <table:table-cell table:formula="of:=[.C5]/[.F5]" office:value-type="float" office:value="6.12244897959184">
            <text:p>6.12</text:p>
          </table:table-cell>
          <table:table-cell table:number-columns-repeated="1016"/>
        </table:table-row>
        <table:table-row table:style-name="ro2">
          <table:table-cell office:value-type="string">
            <text:p>angle-radiant.gif</text:p>
          </table:table-cell>
          <table:table-cell office:value-type="string">
            <text:p>GIF</text:p>
          </table:table-cell>
          <table:table-cell office:value-type="float" office:value="2031">
            <text:p>2031</text:p>
          </table:table-cell>
          <table:table-cell office:value-type="float" office:value="934">
            <text:p>934</text:p>
          </table:table-cell>
          <table:table-cell table:style-name="ce3" office:value-type="string">
            <text:p>angle-radiant.gif 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129">
            <text:p>129</text:p>
          </table:table-cell>
          <table:table-cell table:formula="of:=[.C6]/[.F6]" office:value-type="float" office:value="7.25357142857143">
            <text:p>7.25</text:p>
          </table:table-cell>
          <table:table-cell table:number-columns-repeated="1016"/>
        </table:table-row>
        <table:table-row table:style-name="ro2">
          <table:table-cell office:value-type="string">
            <text:p>angle-radiant(1).gif</text:p>
          </table:table-cell>
          <table:table-cell office:value-type="string">
            <text:p>GIF</text:p>
          </table:table-cell>
          <table:table-cell office:value-type="float" office:value="2031">
            <text:p>2031</text:p>
          </table:table-cell>
          <table:table-cell office:value-type="float" office:value="934">
            <text:p>934</text:p>
          </table:table-cell>
          <table:table-cell table:style-name="ce3" office:value-type="string">
            <text:p>angle-radiant.gif 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129">
            <text:p>129</text:p>
          </table:table-cell>
          <table:table-cell table:formula="of:=[.C7]/[.F7]" office:value-type="float" office:value="7.25357142857143">
            <text:p>7.25</text:p>
          </table:table-cell>
          <table:table-cell table:number-columns-repeated="1016"/>
        </table:table-row>
        <table:table-row table:style-name="ro4">
          <table:table-cell table:style-name="ce12" office:value-type="string">
            <text:p>anne__MG_5248.CR2.png</text:p>
          </table:table-cell>
          <table:table-cell table:style-name="ce12" office:value-type="string">
            <text:p>PNG</text:p>
          </table:table-cell>
          <table:table-cell table:style-name="ce12" office:value-type="float" office:value="1400">
            <text:p>1400</text:p>
          </table:table-cell>
          <table:table-cell table:style-name="ce12" office:value-type="float" office:value="935">
            <text:p>935</text:p>
          </table:table-cell>
          <table:table-cell table:style-name="ce12" office:value-type="string">
            <text:p>anne__MG_5248.CR2.png </text:p>
          </table:table-cell>
          <table:table-cell table:style-name="ce12" office:value-type="float" office:value="1400">
            <text:p>1400</text:p>
          </table:table-cell>
          <table:table-cell table:style-name="ce12" office:value-type="float" office:value="935">
            <text:p>935</text:p>
          </table:table-cell>
          <table:table-cell table:style-name="ce6" table:formula="of:=[.C8]/[.F8]" office:value-type="float" office:value="1">
            <text:p>1</text:p>
          </table:table-cell>
          <table:table-cell table:style-name="ce12" table:number-columns-repeated="1016"/>
        </table:table-row>
        <table:table-row table:style-name="ro4">
          <table:table-cell table:style-name="ce12" office:value-type="string">
            <text:p>anne_Calque 14.png</text:p>
          </table:table-cell>
          <table:table-cell table:style-name="ce12" office:value-type="string">
            <text:p>PNG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5">
            <text:p>75</text:p>
          </table:table-cell>
          <table:table-cell table:style-name="ce12" office:value-type="string">
            <text:p>anne_Calque 14.png 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5">
            <text:p>75</text:p>
          </table:table-cell>
          <table:table-cell table:style-name="ce6" table:formula="of:=[.C9]/[.F9]" office:value-type="float" office:value="1">
            <text:p>1</text:p>
          </table:table-cell>
          <table:table-cell table:style-name="ce12" table:number-columns-repeated="1016"/>
        </table:table-row>
        <table:table-row table:style-name="ro4">
          <table:table-cell table:style-name="ce12" office:value-type="string">
            <text:p>anne_Calque8.png</text:p>
          </table:table-cell>
          <table:table-cell table:style-name="ce12" office:value-type="string">
            <text:p>PNG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443">
            <text:p>443</text:p>
          </table:table-cell>
          <table:table-cell table:style-name="ce12" office:value-type="string">
            <text:p>anne_Calque8.png 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443">
            <text:p>443</text:p>
          </table:table-cell>
          <table:table-cell table:style-name="ce6" table:formula="of:=[.C10]/[.F10]" office:value-type="float" office:value="1">
            <text:p>1</text:p>
          </table:table-cell>
          <table:table-cell table:style-name="ce12" table:number-columns-repeated="1016"/>
        </table:table-row>
        <table:table-row table:style-name="ro2">
          <table:table-cell office:value-type="string">
            <text:p>aspiration.gif</text:p>
          </table:table-cell>
          <table:table-cell office:value-type="string">
            <text:p>GIF</text:p>
          </table:table-cell>
          <table:table-cell office:value-type="float" office:value="5400">
            <text:p>5400</text:p>
          </table:table-cell>
          <table:table-cell office:value-type="float" office:value="3606">
            <text:p>3606</text:p>
          </table:table-cell>
          <table:table-cell table:style-name="ce3" office:value-type="string">
            <text:p>aspiration.gif </text:p>
          </table:table-cell>
          <table:table-cell table:style-name="ce3" office:value-type="float" office:value="886">
            <text:p>886</text:p>
          </table:table-cell>
          <table:table-cell table:style-name="ce3" office:value-type="float" office:value="592">
            <text:p>592</text:p>
          </table:table-cell>
          <table:table-cell table:formula="of:=[.C11]/[.F11]" office:value-type="float" office:value="6.09480812641084">
            <text:p>6.09</text:p>
          </table:table-cell>
          <table:table-cell table:number-columns-repeated="1016"/>
        </table:table-row>
        <table:table-row table:style-name="ro2">
          <table:table-cell office:value-type="string">
            <text:p>aspiration(1).gif</text:p>
          </table:table-cell>
          <table:table-cell office:value-type="string">
            <text:p>GIF</text:p>
          </table:table-cell>
          <table:table-cell office:value-type="float" office:value="984">
            <text:p>984</text:p>
          </table:table-cell>
          <table:table-cell office:value-type="float" office:value="657">
            <text:p>657</text:p>
          </table:table-cell>
          <table:table-cell table:style-name="ce3" office:value-type="string">
            <text:p>aspiration.gif </text:p>
          </table:table-cell>
          <table:table-cell table:style-name="ce3" office:value-type="float" office:value="886">
            <text:p>886</text:p>
          </table:table-cell>
          <table:table-cell table:style-name="ce3" office:value-type="float" office:value="592">
            <text:p>592</text:p>
          </table:table-cell>
          <table:table-cell table:formula="of:=[.C12]/[.F12]" office:value-type="float" office:value="1.11060948081264">
            <text:p>1.11</text:p>
          </table:table-cell>
          <table:table-cell table:number-columns-repeated="1016"/>
        </table:table-row>
        <table:table-row table:style-name="ro1">
          <table:table-cell office:value-type="string">
            <text:p>assemblages-rose1.png</text:p>
          </table:table-cell>
          <table:table-cell office:value-type="string">
            <text:p>PNG</text:p>
          </table:table-cell>
          <table:table-cell office:value-type="float" office:value="1812">
            <text:p>1812</text:p>
          </table:table-cell>
          <table:table-cell office:value-type="float" office:value="2424">
            <text:p>2424</text:p>
          </table:table-cell>
          <table:table-cell table:style-name="ce3" office:value-type="string">
            <text:p>assemblages-rose1.png </text:p>
          </table:table-cell>
          <table:table-cell table:style-name="ce3" office:value-type="float" office:value="893">
            <text:p>893</text:p>
          </table:table-cell>
          <table:table-cell table:style-name="ce3" office:value-type="float" office:value="1195">
            <text:p>1195</text:p>
          </table:table-cell>
          <table:table-cell table:formula="of:=[.C13]/[.F13]" office:value-type="float" office:value="2.02911534154535">
            <text:p>2.03</text:p>
          </table:table-cell>
          <table:table-cell table:number-columns-repeated="1016"/>
        </table:table-row>
        <table:table-row table:style-name="ro1">
          <table:table-cell office:value-type="string">
            <text:p>assemblages-rose2.png</text:p>
          </table:table-cell>
          <table:table-cell office:value-type="string">
            <text:p>PNG</text:p>
          </table:table-cell>
          <table:table-cell office:value-type="float" office:value="1812">
            <text:p>1812</text:p>
          </table:table-cell>
          <table:table-cell office:value-type="float" office:value="2424">
            <text:p>2424</text:p>
          </table:table-cell>
          <table:table-cell table:style-name="ce3" office:value-type="string">
            <text:p>assemblages-rose2.png </text:p>
          </table:table-cell>
          <table:table-cell table:style-name="ce3" office:value-type="float" office:value="893">
            <text:p>893</text:p>
          </table:table-cell>
          <table:table-cell table:style-name="ce3" office:value-type="float" office:value="1195">
            <text:p>1195</text:p>
          </table:table-cell>
          <table:table-cell table:formula="of:=[.C14]/[.F14]" office:value-type="float" office:value="2.02911534154535">
            <text:p>2.03</text:p>
          </table:table-cell>
          <table:table-cell table:number-columns-repeated="1016"/>
        </table:table-row>
        <table:table-row table:style-name="ro1">
          <table:table-cell office:value-type="string">
            <text:p>assemblages-vert1.png</text:p>
          </table:table-cell>
          <table:table-cell office:value-type="string">
            <text:p>PNG</text:p>
          </table:table-cell>
          <table:table-cell office:value-type="float" office:value="1812">
            <text:p>1812</text:p>
          </table:table-cell>
          <table:table-cell office:value-type="float" office:value="2424">
            <text:p>2424</text:p>
          </table:table-cell>
          <table:table-cell table:style-name="ce3" office:value-type="string">
            <text:p>assemblages-vert1.png </text:p>
          </table:table-cell>
          <table:table-cell table:style-name="ce3" office:value-type="float" office:value="893">
            <text:p>893</text:p>
          </table:table-cell>
          <table:table-cell table:style-name="ce3" office:value-type="float" office:value="1195">
            <text:p>1195</text:p>
          </table:table-cell>
          <table:table-cell table:formula="of:=[.C15]/[.F15]" office:value-type="float" office:value="2.02911534154535">
            <text:p>2.03</text:p>
          </table:table-cell>
          <table:table-cell table:number-columns-repeated="1016"/>
        </table:table-row>
        <table:table-row table:style-name="ro1">
          <table:table-cell office:value-type="string">
            <text:p>assemblages-vert2.png</text:p>
          </table:table-cell>
          <table:table-cell office:value-type="string">
            <text:p>PNG</text:p>
          </table:table-cell>
          <table:table-cell office:value-type="float" office:value="1812">
            <text:p>1812</text:p>
          </table:table-cell>
          <table:table-cell office:value-type="float" office:value="2424">
            <text:p>2424</text:p>
          </table:table-cell>
          <table:table-cell table:style-name="ce3" office:value-type="string">
            <text:p>assemblages-vert2.png </text:p>
          </table:table-cell>
          <table:table-cell table:style-name="ce3" office:value-type="float" office:value="893">
            <text:p>893</text:p>
          </table:table-cell>
          <table:table-cell table:style-name="ce3" office:value-type="float" office:value="1195">
            <text:p>1195</text:p>
          </table:table-cell>
          <table:table-cell table:formula="of:=[.C16]/[.F16]" office:value-type="float" office:value="2.02911534154535">
            <text:p>2.03</text:p>
          </table:table-cell>
          <table:table-cell table:number-columns-repeated="1016"/>
        </table:table-row>
        <table:table-row table:style-name="ro2">
          <table:table-cell office:value-type="string">
            <text:p>attendez.gif</text:p>
          </table:table-cell>
          <table:table-cell office:value-type="string">
            <text:p>GIF</text:p>
          </table:table-cell>
          <table:table-cell office:value-type="float" office:value="564">
            <text:p>564</text:p>
          </table:table-cell>
          <table:table-cell office:value-type="float" office:value="2348">
            <text:p>2348</text:p>
          </table:table-cell>
          <table:table-cell table:style-name="ce3" office:value-type="string">
            <text:p>attendez.gif </text:p>
          </table:table-cell>
          <table:table-cell table:style-name="ce3" office:value-type="float" office:value="224">
            <text:p>224</text:p>
          </table:table-cell>
          <table:table-cell table:style-name="ce3" office:value-type="float" office:value="933">
            <text:p>933</text:p>
          </table:table-cell>
          <table:table-cell table:formula="of:=[.C17]/[.F17]" office:value-type="float" office:value="2.51785714285714">
            <text:p>2.52</text:p>
          </table:table-cell>
          <table:table-cell table:number-columns-repeated="1016"/>
        </table:table-row>
        <table:table-row table:style-name="ro2">
          <table:table-cell office:value-type="string">
            <text:p>attendez(1).gif</text:p>
          </table:table-cell>
          <table:table-cell office:value-type="string">
            <text:p>GIF</text:p>
          </table:table-cell>
          <table:table-cell office:value-type="float" office:value="1500">
            <text:p>1500</text:p>
          </table:table-cell>
          <table:table-cell office:value-type="float" office:value="6244">
            <text:p>6244</text:p>
          </table:table-cell>
          <table:table-cell table:style-name="ce3" office:value-type="string">
            <text:p>attendez.gif </text:p>
          </table:table-cell>
          <table:table-cell table:style-name="ce3" office:value-type="float" office:value="224">
            <text:p>224</text:p>
          </table:table-cell>
          <table:table-cell table:style-name="ce3" office:value-type="float" office:value="933">
            <text:p>933</text:p>
          </table:table-cell>
          <table:table-cell table:formula="of:=[.C18]/[.F18]" office:value-type="float" office:value="6.69642857142857">
            <text:p>6.7</text:p>
          </table:table-cell>
          <table:table-cell table:number-columns-repeated="1016"/>
        </table:table-row>
        <table:table-row table:style-name="ro2">
          <table:table-cell office:value-type="string">
            <text:p>balle.gif</text:p>
          </table:table-cell>
          <table:table-cell office:value-type="string">
            <text:p>GIF</text:p>
          </table:table-cell>
          <table:table-cell office:value-type="float" office:value="1836">
            <text:p>1836</text:p>
          </table:table-cell>
          <table:table-cell office:value-type="float" office:value="672">
            <text:p>672</text:p>
          </table:table-cell>
          <table:table-cell table:style-name="ce3"/>
          <table:table-cell table:style-name="ce3"/>
          <table:table-cell table:style-name="ce3"/>
          <table:table-cell table:formula="of:=[.C19]/[.F19]" office:value-type="float" office:value="0">
            <text:p>#DIV/0 !</text:p>
          </table:table-cell>
          <table:table-cell table:number-columns-repeated="1016"/>
        </table:table-row>
        <table:table-row table:style-name="ro2">
          <table:table-cell office:value-type="string">
            <text:p>balle(1).gif</text:p>
          </table:table-cell>
          <table:table-cell office:value-type="string">
            <text:p>GIF</text:p>
          </table:table-cell>
          <table:table-cell office:value-type="float" office:value="1836">
            <text:p>1836</text:p>
          </table:table-cell>
          <table:table-cell office:value-type="float" office:value="672">
            <text:p>672</text:p>
          </table:table-cell>
          <table:table-cell/>
          <table:table-cell/>
          <table:table-cell/>
          <table:table-cell table:formula="of:=[.C20]/[.F20]" office:value-type="float" office:value="0">
            <text:p>#DIV/0 !</text:p>
          </table:table-cell>
          <table:table-cell table:number-columns-repeated="1016"/>
        </table:table-row>
        <table:table-row table:style-name="ro2">
          <table:table-cell office:value-type="string">
            <text:p>BAM.gif</text:p>
          </table:table-cell>
          <table:table-cell office:value-type="string">
            <text:p>GIF</text:p>
          </table:table-cell>
          <table:table-cell office:value-type="float" office:value="1880">
            <text:p>1880</text:p>
          </table:table-cell>
          <table:table-cell office:value-type="float" office:value="1550">
            <text:p>1550</text:p>
          </table:table-cell>
          <table:table-cell table:style-name="ce3" office:value-type="string">
            <text:p>BAM.gif 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144">
            <text:p>144</text:p>
          </table:table-cell>
          <table:table-cell table:formula="of:=[.C21]/[.F21]" office:value-type="float" office:value="10.7428571428571">
            <text:p>10.74</text:p>
          </table:table-cell>
          <table:table-cell table:number-columns-repeated="1016"/>
        </table:table-row>
        <table:table-row table:style-name="ro2">
          <table:table-cell office:value-type="string">
            <text:p>BAM(1).gif</text:p>
          </table:table-cell>
          <table:table-cell office:value-type="string">
            <text:p>GIF</text:p>
          </table:table-cell>
          <table:table-cell office:value-type="float" office:value="1880">
            <text:p>1880</text:p>
          </table:table-cell>
          <table:table-cell office:value-type="float" office:value="1550">
            <text:p>1550</text:p>
          </table:table-cell>
          <table:table-cell table:style-name="ce3" office:value-type="string">
            <text:p>BAM.gif 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144">
            <text:p>144</text:p>
          </table:table-cell>
          <table:table-cell table:formula="of:=[.C22]/[.F22]" office:value-type="float" office:value="10.7428571428571">
            <text:p>10.74</text:p>
          </table:table-cell>
          <table:table-cell table:number-columns-repeated="1016"/>
        </table:table-row>
        <table:table-row table:style-name="ro2">
          <table:table-cell office:value-type="string">
            <text:p>bang-miroir.gif</text:p>
          </table:table-cell>
          <table:table-cell office:value-type="string">
            <text:p>GIF</text:p>
          </table:table-cell>
          <table:table-cell office:value-type="float" office:value="2592">
            <text:p>2592</text:p>
          </table:table-cell>
          <table:table-cell office:value-type="float" office:value="1944">
            <text:p>1944</text:p>
          </table:table-cell>
          <table:table-cell table:style-name="ce3" office:value-type="string">
            <text:p>bang-miroir.gif </text:p>
          </table:table-cell>
          <table:table-cell table:style-name="ce3" office:value-type="float" office:value="476">
            <text:p>476</text:p>
          </table:table-cell>
          <table:table-cell table:style-name="ce3" office:value-type="float" office:value="357">
            <text:p>357</text:p>
          </table:table-cell>
          <table:table-cell table:formula="of:=[.C23]/[.F23]" office:value-type="float" office:value="5.4453781512605">
            <text:p>5.45</text:p>
          </table:table-cell>
          <table:table-cell table:number-columns-repeated="1016"/>
        </table:table-row>
        <table:table-row table:style-name="ro2">
          <table:table-cell office:value-type="string">
            <text:p>bang-miroir(1).gif</text:p>
          </table:table-cell>
          <table:table-cell office:value-type="string">
            <text:p>GIF</text:p>
          </table:table-cell>
          <table:table-cell office:value-type="float" office:value="2592">
            <text:p>2592</text:p>
          </table:table-cell>
          <table:table-cell office:value-type="float" office:value="1944">
            <text:p>1944</text:p>
          </table:table-cell>
          <table:table-cell table:style-name="ce3" office:value-type="string">
            <text:p>bang-miroir.gif </text:p>
          </table:table-cell>
          <table:table-cell table:style-name="ce3" office:value-type="float" office:value="476">
            <text:p>476</text:p>
          </table:table-cell>
          <table:table-cell table:style-name="ce3" office:value-type="float" office:value="357">
            <text:p>357</text:p>
          </table:table-cell>
          <table:table-cell table:formula="of:=[.C24]/[.F24]" office:value-type="float" office:value="5.4453781512605">
            <text:p>5.45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Béguinage d'Anderlecht8.jpg</text:p>
          </table:table-cell>
          <table:table-cell table:style-name="ce12" office:value-type="string">
            <text:p>JPEG</text:p>
          </table:table-cell>
          <table:table-cell table:style-name="ce12" office:value-type="float" office:value="2635">
            <text:p>2635</text:p>
          </table:table-cell>
          <table:table-cell table:style-name="ce12" office:value-type="float" office:value="3776">
            <text:p>3776</text:p>
          </table:table-cell>
          <table:table-cell table:style-name="ce12" office:value-type="string">
            <text:p>beguinage-anderlecht8-2.jpg </text:p>
          </table:table-cell>
          <table:table-cell table:style-name="ce12" office:value-type="float" office:value="630">
            <text:p>630</text:p>
          </table:table-cell>
          <table:table-cell table:style-name="ce12" office:value-type="float" office:value="911">
            <text:p>911</text:p>
          </table:table-cell>
          <table:table-cell table:style-name="ce12" table:formula="of:=[.C25]/[.F25]" office:value-type="float" office:value="4.18253968253968">
            <text:p>4.18</text:p>
          </table:table-cell>
          <table:table-cell table:style-name="ce12" table:number-columns-repeated="1016"/>
        </table:table-row>
        <table:table-row table:style-name="ro4">
          <table:table-cell table:style-name="ce12" office:value-type="string">
            <text:p>Béguinage d'Anderlecht9.jpg</text:p>
          </table:table-cell>
          <table:table-cell table:style-name="ce12" office:value-type="string">
            <text:p>JPEG</text:p>
          </table:table-cell>
          <table:table-cell table:style-name="ce12" office:value-type="float" office:value="2646">
            <text:p>2646</text:p>
          </table:table-cell>
          <table:table-cell table:style-name="ce12" office:value-type="float" office:value="3760">
            <text:p>3760</text:p>
          </table:table-cell>
          <table:table-cell table:style-name="ce12" office:value-type="string">
            <text:p>beguinage-anderlecht9_nb.jpg </text:p>
          </table:table-cell>
          <table:table-cell table:style-name="ce12" office:value-type="float" office:value="630">
            <text:p>630</text:p>
          </table:table-cell>
          <table:table-cell table:style-name="ce12" office:value-type="float" office:value="896">
            <text:p>896</text:p>
          </table:table-cell>
          <table:table-cell table:style-name="ce12" table:formula="of:=[.C26]/[.F26]" office:value-type="float" office:value="4.2">
            <text:p>4.2</text:p>
          </table:table-cell>
          <table:table-cell table:style-name="ce12" table:number-columns-repeated="1016"/>
        </table:table-row>
        <table:table-row table:style-name="ro1">
          <table:table-cell table:style-name="ce12" office:value-type="string">
            <text:p>beguinage-anderlecht8-2.jpg</text:p>
          </table:table-cell>
          <table:table-cell table:style-name="ce12" office:value-type="string">
            <text:p>JPEG</text:p>
          </table:table-cell>
          <table:table-cell table:style-name="ce12" office:value-type="float" office:value="1000">
            <text:p>1000</text:p>
          </table:table-cell>
          <table:table-cell table:style-name="ce12" office:value-type="float" office:value="1445">
            <text:p>1445</text:p>
          </table:table-cell>
          <table:table-cell table:style-name="ce12"/>
          <table:table-cell table:style-name="ce12"/>
          <table:table-cell table:style-name="ce12"/>
          <table:table-cell table:style-name="ce12" table:formula="of:=[.C27]/[.F27]" office:value-type="float" office:value="0">
            <text:p>#DIV/0 !</text:p>
          </table:table-cell>
          <table:table-cell table:style-name="ce12" table:number-columns-repeated="1016"/>
        </table:table-row>
        <table:table-row table:style-name="ro4">
          <table:table-cell table:style-name="ce12" office:value-type="string">
            <text:p>beguinage-anderlecht9_nb.jpg</text:p>
          </table:table-cell>
          <table:table-cell table:style-name="ce12" office:value-type="string">
            <text:p>JPEG</text:p>
          </table:table-cell>
          <table:table-cell table:style-name="ce12" office:value-type="float" office:value="900">
            <text:p>900</text:p>
          </table:table-cell>
          <table:table-cell table:style-name="ce12" office:value-type="float" office:value="1279">
            <text:p>1279</text:p>
          </table:table-cell>
          <table:table-cell table:style-name="ce12"/>
          <table:table-cell table:style-name="ce12"/>
          <table:table-cell table:style-name="ce12"/>
          <table:table-cell table:style-name="ce12" table:formula="of:=[.C28]/[.F28]" office:value-type="float" office:value="0">
            <text:p>#DIV/0 !</text:p>
          </table:table-cell>
          <table:table-cell table:style-name="ce12" table:number-columns-repeated="1016"/>
        </table:table-row>
        <table:table-row table:style-name="ro1">
          <table:table-cell table:style-name="ce12" office:value-type="string">
            <text:p>BH06_100713.jpg</text:p>
          </table:table-cell>
          <table:table-cell table:style-name="ce12" office:value-type="string">
            <text:p>JPEG</text:p>
          </table:table-cell>
          <table:table-cell table:style-name="ce12" office:value-type="float" office:value="2832">
            <text:p>2832</text:p>
          </table:table-cell>
          <table:table-cell table:style-name="ce12" office:value-type="float" office:value="4256">
            <text:p>4256</text:p>
          </table:table-cell>
          <table:table-cell table:style-name="ce12" office:value-type="string">
            <text:p>BH06_100713.jpg <text:s/>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395">
            <text:p>395</text:p>
          </table:table-cell>
          <table:table-cell table:style-name="ce12" table:formula="of:=[.C29]/[.F29]" office:value-type="float" office:value="10.7680608365019">
            <text:p>10.77</text:p>
          </table:table-cell>
          <table:table-cell table:style-name="ce12" table:number-columns-repeated="1016"/>
        </table:table-row>
        <table:table-row table:style-name="ro1">
          <table:table-cell table:style-name="ce12" office:value-type="string">
            <text:p>BH09_100713.jpg</text:p>
          </table:table-cell>
          <table:table-cell table:style-name="ce12" office:value-type="string">
            <text:p>JPEG</text:p>
          </table:table-cell>
          <table:table-cell table:style-name="ce12" office:value-type="float" office:value="2832">
            <text:p>2832</text:p>
          </table:table-cell>
          <table:table-cell table:style-name="ce12" office:value-type="float" office:value="4256">
            <text:p>4256</text:p>
          </table:table-cell>
          <table:table-cell table:style-name="ce12" office:value-type="string">
            <text:p>BH09_100713.jpg 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395">
            <text:p>395</text:p>
          </table:table-cell>
          <table:table-cell table:style-name="ce12" table:formula="of:=[.C30]/[.F30]" office:value-type="float" office:value="10.7680608365019">
            <text:p>10.77</text:p>
          </table:table-cell>
          <table:table-cell table:style-name="ce12" table:number-columns-repeated="1016"/>
        </table:table-row>
        <table:table-row table:style-name="ro1">
          <table:table-cell table:style-name="ce12" office:value-type="string">
            <text:p>BH13_110325.jpg</text:p>
          </table:table-cell>
          <table:table-cell table:style-name="ce12" office:value-type="string">
            <text:p>JPEG</text:p>
          </table:table-cell>
          <table:table-cell table:number-columns-repeated="2" table:style-name="ce12" office:value-type="float" office:value="1280">
            <text:p>1280</text:p>
          </table:table-cell>
          <table:table-cell table:style-name="ce12" office:value-type="string">
            <text:p>BH13_110325.jpg </text:p>
          </table:table-cell>
          <table:table-cell table:number-columns-repeated="2" table:style-name="ce12" office:value-type="float" office:value="567">
            <text:p>567</text:p>
          </table:table-cell>
          <table:table-cell table:style-name="ce6" table:formula="of:=[.C31]/[.F31]" office:value-type="float" office:value="2.25749559082892">
            <text:p>2.26</text:p>
          </table:table-cell>
          <table:table-cell table:style-name="ce12" table:number-columns-repeated="1016"/>
        </table:table-row>
        <table:table-row table:style-name="ro1">
          <table:table-cell office:value-type="string">
            <text:p>blow1.gif</text:p>
          </table:table-cell>
          <table:table-cell office:value-type="string">
            <text:p>GIF</text:p>
          </table:table-cell>
          <table:table-cell office:value-type="float" office:value="6500">
            <text:p>6500</text:p>
          </table:table-cell>
          <table:table-cell office:value-type="float" office:value="3055">
            <text:p>3055</text:p>
          </table:table-cell>
          <table:table-cell table:style-name="ce3" office:value-type="string">
            <text:p>blow1.gif </text:p>
          </table:table-cell>
          <table:table-cell table:style-name="ce3" office:value-type="float" office:value="886">
            <text:p>886</text:p>
          </table:table-cell>
          <table:table-cell table:style-name="ce3" office:value-type="float" office:value="416">
            <text:p>416</text:p>
          </table:table-cell>
          <table:table-cell table:formula="of:=[.C32]/[.F32]" office:value-type="float" office:value="7.33634311512415">
            <text:p>7.34</text:p>
          </table:table-cell>
          <table:table-cell table:number-columns-repeated="1016"/>
        </table:table-row>
        <table:table-row table:style-name="ro2">
          <table:table-cell office:value-type="string">
            <text:p>blow1(1).gif</text:p>
          </table:table-cell>
          <table:table-cell office:value-type="string">
            <text:p>GIF</text:p>
          </table:table-cell>
          <table:table-cell office:value-type="float" office:value="2221">
            <text:p>2221</text:p>
          </table:table-cell>
          <table:table-cell office:value-type="float" office:value="1044">
            <text:p>1044</text:p>
          </table:table-cell>
          <table:table-cell table:style-name="ce3" office:value-type="string">
            <text:p>blow1.gif </text:p>
          </table:table-cell>
          <table:table-cell table:style-name="ce3" office:value-type="float" office:value="886">
            <text:p>886</text:p>
          </table:table-cell>
          <table:table-cell table:style-name="ce3" office:value-type="float" office:value="416">
            <text:p>416</text:p>
          </table:table-cell>
          <table:table-cell table:formula="of:=[.C33]/[.F33]" office:value-type="float" office:value="2.50677200902935">
            <text:p>2.51</text:p>
          </table:table-cell>
          <table:table-cell table:number-columns-repeated="1016"/>
        </table:table-row>
        <table:table-row table:style-name="ro2">
          <table:table-cell office:value-type="string">
            <text:p>cale-page.png</text:p>
          </table:table-cell>
          <table:table-cell office:value-type="string">
            <text:p>PNG</text:p>
          </table:table-cell>
          <table:table-cell office:value-type="float" office:value="2">
            <text:p>2</text:p>
          </table:table-cell>
          <table:table-cell office:value-type="float" office:value="1220">
            <text:p>1220</text:p>
          </table:table-cell>
          <table:table-cell table:style-name="ce3" office:value-type="string">
            <text:p>cale-page.png 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220">
            <text:p>1220</text:p>
          </table:table-cell>
          <table:table-cell table:formula="of:=[.C34]/[.F34]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cinema.gif</text:p>
          </table:table-cell>
          <table:table-cell office:value-type="string">
            <text:p>GIF</text:p>
          </table:table-cell>
          <table:table-cell office:value-type="float" office:value="1254">
            <text:p>1254</text:p>
          </table:table-cell>
          <table:table-cell office:value-type="float" office:value="1848">
            <text:p>1848</text:p>
          </table:table-cell>
          <table:table-cell table:style-name="ce3" office:value-type="string">
            <text:p>cinema.gif </text:p>
          </table:table-cell>
          <table:table-cell table:style-name="ce3" office:value-type="float" office:value="395">
            <text:p>395</text:p>
          </table:table-cell>
          <table:table-cell table:style-name="ce3" office:value-type="float" office:value="582">
            <text:p>582</text:p>
          </table:table-cell>
          <table:table-cell table:formula="of:=[.C35]/[.F35]" office:value-type="float" office:value="3.1746835443038">
            <text:p>3.17</text:p>
          </table:table-cell>
          <table:table-cell table:number-columns-repeated="1016"/>
        </table:table-row>
        <table:table-row table:style-name="ro2">
          <table:table-cell office:value-type="string">
            <text:p>cinema(1).gif</text:p>
          </table:table-cell>
          <table:table-cell office:value-type="string">
            <text:p>GIF</text:p>
          </table:table-cell>
          <table:table-cell office:value-type="float" office:value="2400">
            <text:p>2400</text:p>
          </table:table-cell>
          <table:table-cell office:value-type="float" office:value="3537">
            <text:p>3537</text:p>
          </table:table-cell>
          <table:table-cell table:style-name="ce3" office:value-type="string">
            <text:p>cinema.gif </text:p>
          </table:table-cell>
          <table:table-cell table:style-name="ce3" office:value-type="float" office:value="395">
            <text:p>395</text:p>
          </table:table-cell>
          <table:table-cell table:style-name="ce3" office:value-type="float" office:value="582">
            <text:p>582</text:p>
          </table:table-cell>
          <table:table-cell table:formula="of:=[.C36]/[.F36]" office:value-type="float" office:value="6.07594936708861">
            <text:p>6.08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claude_Calque1.png</text:p>
          </table:table-cell>
          <table:table-cell table:style-name="ce12" office:value-type="string">
            <text:p>PNG</text:p>
          </table:table-cell>
          <table:table-cell table:style-name="ce12" office:value-type="float" office:value="410">
            <text:p>410</text:p>
          </table:table-cell>
          <table:table-cell table:style-name="ce12" office:value-type="float" office:value="615">
            <text:p>615</text:p>
          </table:table-cell>
          <table:table-cell table:style-name="ce12" office:value-type="string">
            <text:p>claude_Calque1.png </text:p>
          </table:table-cell>
          <table:table-cell table:style-name="ce12" office:value-type="float" office:value="295">
            <text:p>295</text:p>
          </table:table-cell>
          <table:table-cell table:style-name="ce12" office:value-type="float" office:value="443">
            <text:p>443</text:p>
          </table:table-cell>
          <table:table-cell table:style-name="ce6" table:formula="of:=[.C37]/[.F37]" office:value-type="float" office:value="1.38983050847458">
            <text:p>1.39</text:p>
          </table:table-cell>
          <table:table-cell table:style-name="ce12" table:number-columns-repeated="1016"/>
        </table:table-row>
        <table:table-row table:style-name="ro2">
          <table:table-cell office:value-type="string">
            <text:p>crachat.gif</text:p>
          </table:table-cell>
          <table:table-cell office:value-type="string">
            <text:p>GIF</text:p>
          </table:table-cell>
          <table:table-cell office:value-type="float" office:value="558">
            <text:p>558</text:p>
          </table:table-cell>
          <table:table-cell office:value-type="float" office:value="402">
            <text:p>402</text:p>
          </table:table-cell>
          <table:table-cell table:style-name="ce3" office:value-type="string">
            <text:p>crachat.gif 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58">
            <text:p>58</text:p>
          </table:table-cell>
          <table:table-cell table:formula="of:=[.C38]/[.F38]" office:value-type="float" office:value="6.975">
            <text:p>6.98</text:p>
          </table:table-cell>
          <table:table-cell table:number-columns-repeated="1016"/>
        </table:table-row>
        <table:table-row table:style-name="ro2">
          <table:table-cell office:value-type="string">
            <text:p>crachat(1).gif</text:p>
          </table:table-cell>
          <table:table-cell office:value-type="string">
            <text:p>GIF</text:p>
          </table:table-cell>
          <table:table-cell office:value-type="float" office:value="558">
            <text:p>558</text:p>
          </table:table-cell>
          <table:table-cell office:value-type="float" office:value="402">
            <text:p>402</text:p>
          </table:table-cell>
          <table:table-cell table:style-name="ce3" office:value-type="string">
            <text:p>crachat.gif 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58">
            <text:p>58</text:p>
          </table:table-cell>
          <table:table-cell table:formula="of:=[.C39]/[.F39]" office:value-type="float" office:value="6.975">
            <text:p>6.98</text:p>
          </table:table-cell>
          <table:table-cell table:number-columns-repeated="1016"/>
        </table:table-row>
        <table:table-row table:style-name="ro2">
          <table:table-cell office:value-type="string">
            <text:p>dancing.gif</text:p>
          </table:table-cell>
          <table:table-cell office:value-type="string">
            <text:p>GIF</text:p>
          </table:table-cell>
          <table:table-cell office:value-type="float" office:value="4000">
            <text:p>4000</text:p>
          </table:table-cell>
          <table:table-cell office:value-type="float" office:value="1487">
            <text:p>1487</text:p>
          </table:table-cell>
          <table:table-cell table:style-name="ce3" office:value-type="string">
            <text:p>dancing.gif </text:p>
          </table:table-cell>
          <table:table-cell table:style-name="ce3" office:value-type="float" office:value="630">
            <text:p>630</text:p>
          </table:table-cell>
          <table:table-cell table:style-name="ce3" office:value-type="float" office:value="234">
            <text:p>234</text:p>
          </table:table-cell>
          <table:table-cell table:formula="of:=[.C40]/[.F40]" office:value-type="float" office:value="6.34920634920635">
            <text:p>6.35</text:p>
          </table:table-cell>
          <table:table-cell table:number-columns-repeated="1016"/>
        </table:table-row>
        <table:table-row table:style-name="ro2">
          <table:table-cell office:value-type="string">
            <text:p>dancing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764">
            <text:p>764</text:p>
          </table:table-cell>
          <table:table-cell table:style-name="ce3" office:value-type="string">
            <text:p>dancing.gif </text:p>
          </table:table-cell>
          <table:table-cell table:style-name="ce3" office:value-type="float" office:value="630">
            <text:p>630</text:p>
          </table:table-cell>
          <table:table-cell table:style-name="ce3" office:value-type="float" office:value="234">
            <text:p>234</text:p>
          </table:table-cell>
          <table:table-cell table:formula="of:=[.C41]/[.F41]" office:value-type="float" office:value="3.26349206349206">
            <text:p>3.26</text:p>
          </table:table-cell>
          <table:table-cell table:number-columns-repeated="1016"/>
        </table:table-row>
        <table:table-row table:style-name="ro1">
          <table:table-cell office:value-type="string">
            <text:p>DSC_6516.gif</text:p>
          </table:table-cell>
          <table:table-cell office:value-type="string">
            <text:p>GIF</text:p>
          </table:table-cell>
          <table:table-cell office:value-type="float" office:value="2600">
            <text:p>2600</text:p>
          </table:table-cell>
          <table:table-cell office:value-type="float" office:value="3922">
            <text:p>3922</text:p>
          </table:table-cell>
          <table:table-cell table:style-name="ce3" office:value-type="string">
            <text:p>DSC_6516.gif </text:p>
          </table:table-cell>
          <table:table-cell table:style-name="ce3" office:value-type="float" office:value="364">
            <text:p>364</text:p>
          </table:table-cell>
          <table:table-cell table:style-name="ce3" office:value-type="float" office:value="549">
            <text:p>549</text:p>
          </table:table-cell>
          <table:table-cell table:formula="of:=[.C42]/[.F42]" office:value-type="float" office:value="7.14285714285714">
            <text:p>7.14</text:p>
          </table:table-cell>
          <table:table-cell table:number-columns-repeated="1016"/>
        </table:table-row>
        <table:table-row table:style-name="ro2">
          <table:table-cell office:value-type="string">
            <text:p>DSC_6516(1).gif</text:p>
          </table:table-cell>
          <table:table-cell office:value-type="string">
            <text:p>GIF</text:p>
          </table:table-cell>
          <table:table-cell office:value-type="float" office:value="1363">
            <text:p>1363</text:p>
          </table:table-cell>
          <table:table-cell office:value-type="float" office:value="2056">
            <text:p>2056</text:p>
          </table:table-cell>
          <table:table-cell table:style-name="ce3" office:value-type="string">
            <text:p>DSC_6516.gif </text:p>
          </table:table-cell>
          <table:table-cell table:style-name="ce3" office:value-type="float" office:value="364">
            <text:p>364</text:p>
          </table:table-cell>
          <table:table-cell table:style-name="ce3" office:value-type="float" office:value="549">
            <text:p>549</text:p>
          </table:table-cell>
          <table:table-cell table:formula="of:=[.C43]/[.F43]" office:value-type="float" office:value="3.74450549450549">
            <text:p>3.74</text:p>
          </table:table-cell>
          <table:table-cell table:number-columns-repeated="1016"/>
        </table:table-row>
        <table:table-row table:style-name="ro2">
          <table:table-cell office:value-type="string">
            <text:p>eponge-219.gif</text:p>
          </table:table-cell>
          <table:table-cell office:value-type="string">
            <text:p>GIF</text:p>
          </table:table-cell>
          <table:table-cell office:value-type="float" office:value="11500">
            <text:p>11500</text:p>
          </table:table-cell>
          <table:table-cell office:value-type="float" office:value="18127">
            <text:p>18127</text:p>
          </table:table-cell>
          <table:table-cell table:style-name="ce3" office:value-type="string">
            <text:p>eponge-219.gif </text:p>
          </table:table-cell>
          <table:table-cell table:style-name="ce3" office:value-type="float" office:value="1972">
            <text:p>1972</text:p>
          </table:table-cell>
          <table:table-cell table:style-name="ce3" office:value-type="float" office:value="3108">
            <text:p>3108</text:p>
          </table:table-cell>
          <table:table-cell table:formula="of:=[.C44]/[.F44]" office:value-type="float" office:value="5.8316430020284">
            <text:p>5.83</text:p>
          </table:table-cell>
          <table:table-cell table:number-columns-repeated="1016"/>
        </table:table-row>
        <table:table-row table:style-name="ro2">
          <table:table-cell office:value-type="string">
            <text:p>eponge-219(1).gif</text:p>
          </table:table-cell>
          <table:table-cell office:value-type="string">
            <text:p>GIF</text:p>
          </table:table-cell>
          <table:table-cell office:value-type="float" office:value="3225">
            <text:p>3225</text:p>
          </table:table-cell>
          <table:table-cell office:value-type="float" office:value="5083">
            <text:p>5083</text:p>
          </table:table-cell>
          <table:table-cell table:style-name="ce3" office:value-type="string">
            <text:p>eponge-219.gif </text:p>
          </table:table-cell>
          <table:table-cell table:style-name="ce3" office:value-type="float" office:value="1972">
            <text:p>1972</text:p>
          </table:table-cell>
          <table:table-cell table:style-name="ce3" office:value-type="float" office:value="3108">
            <text:p>3108</text:p>
          </table:table-cell>
          <table:table-cell table:formula="of:=[.C45]/[.F45]" office:value-type="float" office:value="1.63539553752536">
            <text:p>1.64</text:p>
          </table:table-cell>
          <table:table-cell table:number-columns-repeated="1016"/>
        </table:table-row>
        <table:table-row table:style-name="ro2">
          <table:table-cell office:value-type="string">
            <text:p>etoile.gif</text:p>
          </table:table-cell>
          <table:table-cell office:value-type="string">
            <text:p>GIF</text:p>
          </table:table-cell>
          <table:table-cell office:value-type="float" office:value="1179">
            <text:p>1179</text:p>
          </table:table-cell>
          <table:table-cell office:value-type="float" office:value="1614">
            <text:p>1614</text:p>
          </table:table-cell>
          <table:table-cell table:style-name="ce3" office:value-type="string">
            <text:p>etoile.gif 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240">
            <text:p>240</text:p>
          </table:table-cell>
          <table:table-cell table:formula="of:=[.C46]/[.F46]" office:value-type="float" office:value="6.73714285714286">
            <text:p>6.74</text:p>
          </table:table-cell>
          <table:table-cell table:number-columns-repeated="1016"/>
        </table:table-row>
        <table:table-row table:style-name="ro2">
          <table:table-cell office:value-type="string">
            <text:p>etoile(1).gif</text:p>
          </table:table-cell>
          <table:table-cell office:value-type="string">
            <text:p>GIF</text:p>
          </table:table-cell>
          <table:table-cell office:value-type="float" office:value="1179">
            <text:p>1179</text:p>
          </table:table-cell>
          <table:table-cell office:value-type="float" office:value="1614">
            <text:p>1614</text:p>
          </table:table-cell>
          <table:table-cell table:style-name="ce3" office:value-type="string">
            <text:p>etoile.gif 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240">
            <text:p>240</text:p>
          </table:table-cell>
          <table:table-cell table:formula="of:=[.C47]/[.F47]" office:value-type="float" office:value="6.73714285714286">
            <text:p>6.74</text:p>
          </table:table-cell>
          <table:table-cell table:number-columns-repeated="1016"/>
        </table:table-row>
        <table:table-row table:style-name="ro4">
          <table:table-cell office:value-type="string">
            <text:p>explosion-violente.gif</text:p>
          </table:table-cell>
          <table:table-cell office:value-type="string">
            <text:p>GIF</text:p>
          </table:table-cell>
          <table:table-cell office:value-type="float" office:value="1752">
            <text:p>1752</text:p>
          </table:table-cell>
          <table:table-cell office:value-type="float" office:value="1290">
            <text:p>1290</text:p>
          </table:table-cell>
          <table:table-cell table:style-name="ce3" office:value-type="string">
            <text:p>explosion-violente.gif </text:p>
          </table:table-cell>
          <table:table-cell table:style-name="ce3" office:value-type="float" office:value="441">
            <text:p>441</text:p>
          </table:table-cell>
          <table:table-cell table:style-name="ce3" office:value-type="float" office:value="325">
            <text:p>325</text:p>
          </table:table-cell>
          <table:table-cell table:style-name="ce6" table:formula="of:=[.C48]/[.F48]" office:value-type="float" office:value="3.97278911564626">
            <text:p>3.97</text:p>
          </table:table-cell>
          <table:table-cell table:number-columns-repeated="1016"/>
        </table:table-row>
        <table:table-row table:style-name="ro4">
          <table:table-cell office:value-type="string">
            <text:p>explosion-violente(1).gif</text:p>
          </table:table-cell>
          <table:table-cell office:value-type="string">
            <text:p>GIF</text:p>
          </table:table-cell>
          <table:table-cell office:value-type="float" office:value="1752">
            <text:p>1752</text:p>
          </table:table-cell>
          <table:table-cell office:value-type="float" office:value="1290">
            <text:p>1290</text:p>
          </table:table-cell>
          <table:table-cell table:style-name="ce3" office:value-type="string">
            <text:p>explosion-violente.gif </text:p>
          </table:table-cell>
          <table:table-cell table:style-name="ce3" office:value-type="float" office:value="441">
            <text:p>441</text:p>
          </table:table-cell>
          <table:table-cell table:style-name="ce3" office:value-type="float" office:value="325">
            <text:p>325</text:p>
          </table:table-cell>
          <table:table-cell table:style-name="ce6" table:formula="of:=[.C49]/[.F49]" office:value-type="float" office:value="3.97278911564626">
            <text:p>3.97</text:p>
          </table:table-cell>
          <table:table-cell table:number-columns-repeated="1016"/>
        </table:table-row>
        <table:table-row table:style-name="ro4">
          <table:table-cell table:style-name="ce12" office:value-type="string">
            <text:p>extrait_anne_n.gif</text:p>
          </table:table-cell>
          <table:table-cell table:style-name="ce12" office:value-type="string">
            <text:p>GIF</text:p>
          </table:table-cell>
          <table:table-cell table:style-name="ce12" office:value-type="float" office:value="1942">
            <text:p>1942</text:p>
          </table:table-cell>
          <table:table-cell table:style-name="ce12" office:value-type="float" office:value="1691">
            <text:p>1691</text:p>
          </table:table-cell>
          <table:table-cell table:style-name="ce12" office:value-type="string">
            <text:p>extrait_anne_n.gif </text:p>
          </table:table-cell>
          <table:table-cell table:style-name="ce12" office:value-type="float" office:value="455">
            <text:p>455</text:p>
          </table:table-cell>
          <table:table-cell table:style-name="ce12" office:value-type="float" office:value="396">
            <text:p>396</text:p>
          </table:table-cell>
          <table:table-cell table:style-name="ce12" table:formula="of:=[.C50]/[.F50]" office:value-type="float" office:value="4.26813186813187">
            <text:p>4.27</text:p>
          </table:table-cell>
          <table:table-cell table:style-name="ce12" table:number-columns-repeated="1016"/>
        </table:table-row>
        <table:table-row table:style-name="ro2">
          <table:table-cell office:value-type="string">
            <text:p>fausse-peau-de-mouton.gif</text:p>
          </table:table-cell>
          <table:table-cell office:value-type="string">
            <text:p>GIF</text:p>
          </table:table-cell>
          <table:table-cell office:value-type="float" office:value="1600">
            <text:p>1600</text:p>
          </table:table-cell>
          <table:table-cell office:value-type="float" office:value="3820">
            <text:p>3820</text:p>
          </table:table-cell>
          <table:table-cell table:style-name="ce3" office:value-type="string">
            <text:p>fausse-peau-de-mouton.gif </text:p>
          </table:table-cell>
          <table:table-cell table:style-name="ce3" office:value-type="float" office:value="223">
            <text:p>223</text:p>
          </table:table-cell>
          <table:table-cell table:style-name="ce3" office:value-type="float" office:value="533">
            <text:p>533</text:p>
          </table:table-cell>
          <table:table-cell table:formula="of:=[.C51]/[.F51]" office:value-type="float" office:value="7.17488789237668">
            <text:p>7.17</text:p>
          </table:table-cell>
          <table:table-cell table:number-columns-repeated="1016"/>
        </table:table-row>
        <table:table-row table:style-name="ro2">
          <table:table-cell office:value-type="string">
            <text:p>fausse-peau-de-mouton(1).gif</text:p>
          </table:table-cell>
          <table:table-cell office:value-type="string">
            <text:p>GIF</text:p>
          </table:table-cell>
          <table:table-cell office:value-type="float" office:value="792">
            <text:p>792</text:p>
          </table:table-cell>
          <table:table-cell office:value-type="float" office:value="1891">
            <text:p>1891</text:p>
          </table:table-cell>
          <table:table-cell table:style-name="ce3" office:value-type="string">
            <text:p>fausse-peau-de-mouton.gif </text:p>
          </table:table-cell>
          <table:table-cell table:style-name="ce3" office:value-type="float" office:value="223">
            <text:p>223</text:p>
          </table:table-cell>
          <table:table-cell table:style-name="ce3" office:value-type="float" office:value="533">
            <text:p>533</text:p>
          </table:table-cell>
          <table:table-cell table:formula="of:=[.C52]/[.F52]" office:value-type="float" office:value="3.55156950672646">
            <text:p>3.55</text:p>
          </table:table-cell>
          <table:table-cell table:number-columns-repeated="1016"/>
        </table:table-row>
        <table:table-row table:style-name="ro1">
          <table:table-cell office:value-type="string">
            <text:p>feuillages-239.gif</text:p>
          </table:table-cell>
          <table:table-cell office:value-type="string">
            <text:p>GIF</text:p>
          </table:table-cell>
          <table:table-cell office:value-type="float" office:value="3250">
            <text:p>3250</text:p>
          </table:table-cell>
          <table:table-cell office:value-type="float" office:value="5075">
            <text:p>5075</text:p>
          </table:table-cell>
          <table:table-cell table:style-name="ce3" office:value-type="string">
            <text:p>feuillages-239.gif </text:p>
          </table:table-cell>
          <table:table-cell table:style-name="ce3" office:value-type="float" office:value="1772">
            <text:p>1772</text:p>
          </table:table-cell>
          <table:table-cell table:style-name="ce3" office:value-type="float" office:value="2767">
            <text:p>2767</text:p>
          </table:table-cell>
          <table:table-cell table:style-name="ce6" table:formula="of:=[.C53]/[.F53]" office:value-type="float" office:value="1.83408577878104">
            <text:p>1.83</text:p>
          </table:table-cell>
          <table:table-cell table:number-columns-repeated="1016"/>
        </table:table-row>
        <table:table-row table:style-name="ro4">
          <table:table-cell office:value-type="string">
            <text:p>feuillages-239(1).gif</text:p>
          </table:table-cell>
          <table:table-cell office:value-type="string">
            <text:p>GIF</text:p>
          </table:table-cell>
          <table:table-cell office:value-type="float" office:value="3250">
            <text:p>3250</text:p>
          </table:table-cell>
          <table:table-cell office:value-type="float" office:value="5075">
            <text:p>5075</text:p>
          </table:table-cell>
          <table:table-cell table:style-name="ce3" office:value-type="string">
            <text:p>feuillages-239.gif </text:p>
          </table:table-cell>
          <table:table-cell table:style-name="ce3" office:value-type="float" office:value="1772">
            <text:p>1772</text:p>
          </table:table-cell>
          <table:table-cell table:style-name="ce3" office:value-type="float" office:value="2767">
            <text:p>2767</text:p>
          </table:table-cell>
          <table:table-cell table:style-name="ce6" table:formula="of:=[.C54]/[.F54]" office:value-type="float" office:value="1.83408577878104">
            <text:p>1.83</text:p>
          </table:table-cell>
          <table:table-cell table:number-columns-repeated="1016"/>
        </table:table-row>
        <table:table-row table:style-name="ro2">
          <table:table-cell office:value-type="string">
            <text:p>flammes.gif</text:p>
          </table:table-cell>
          <table:table-cell office:value-type="string">
            <text:p>GIF</text:p>
          </table:table-cell>
          <table:table-cell office:value-type="float" office:value="1567">
            <text:p>1567</text:p>
          </table:table-cell>
          <table:table-cell office:value-type="float" office:value="1284">
            <text:p>1284</text:p>
          </table:table-cell>
          <table:table-cell table:style-name="ce3" office:value-type="string">
            <text:p>flammes.gif </text:p>
          </table:table-cell>
          <table:table-cell table:style-name="ce3" office:value-type="float" office:value="886">
            <text:p>886</text:p>
          </table:table-cell>
          <table:table-cell table:style-name="ce3" office:value-type="float" office:value="726">
            <text:p>726</text:p>
          </table:table-cell>
          <table:table-cell table:formula="of:=[.C55]/[.F55]" office:value-type="float" office:value="1.7686230248307">
            <text:p>1.77</text:p>
          </table:table-cell>
          <table:table-cell table:number-columns-repeated="1016"/>
        </table:table-row>
        <table:table-row table:style-name="ro2">
          <table:table-cell office:value-type="string">
            <text:p>flammes(1).gif</text:p>
          </table:table-cell>
          <table:table-cell office:value-type="string">
            <text:p>GIF</text:p>
          </table:table-cell>
          <table:table-cell office:value-type="float" office:value="4700">
            <text:p>4700</text:p>
          </table:table-cell>
          <table:table-cell office:value-type="float" office:value="3851">
            <text:p>3851</text:p>
          </table:table-cell>
          <table:table-cell table:style-name="ce3" office:value-type="string">
            <text:p>flammes.gif </text:p>
          </table:table-cell>
          <table:table-cell table:style-name="ce3" office:value-type="float" office:value="886">
            <text:p>886</text:p>
          </table:table-cell>
          <table:table-cell table:style-name="ce3" office:value-type="float" office:value="726">
            <text:p>726</text:p>
          </table:table-cell>
          <table:table-cell table:formula="of:=[.C56]/[.F56]" office:value-type="float" office:value="5.30474040632054">
            <text:p>5.3</text:p>
          </table:table-cell>
          <table:table-cell table:number-columns-repeated="1016"/>
        </table:table-row>
        <table:table-row table:style-name="ro2">
          <table:table-cell office:value-type="string">
            <text:p>floor.gif</text:p>
          </table:table-cell>
          <table:table-cell office:value-type="string">
            <text:p>GIF</text:p>
          </table:table-cell>
          <table:table-cell office:value-type="float" office:value="3600">
            <text:p>3600</text:p>
          </table:table-cell>
          <table:table-cell office:value-type="float" office:value="1437">
            <text:p>1437</text:p>
          </table:table-cell>
          <table:table-cell table:style-name="ce3" office:value-type="string">
            <text:p>floor.gif </text:p>
          </table:table-cell>
          <table:table-cell table:style-name="ce3" office:value-type="float" office:value="493">
            <text:p>493</text:p>
          </table:table-cell>
          <table:table-cell table:style-name="ce3" office:value-type="float" office:value="197">
            <text:p>197</text:p>
          </table:table-cell>
          <table:table-cell table:formula="of:=[.C57]/[.F57]" office:value-type="float" office:value="7.30223123732252">
            <text:p>7.3</text:p>
          </table:table-cell>
          <table:table-cell table:number-columns-repeated="1016"/>
        </table:table-row>
        <table:table-row table:style-name="ro2">
          <table:table-cell office:value-type="string">
            <text:p>floor(1).gif</text:p>
          </table:table-cell>
          <table:table-cell office:value-type="string">
            <text:p>GIF</text:p>
          </table:table-cell>
          <table:table-cell office:value-type="float" office:value="1788">
            <text:p>1788</text:p>
          </table:table-cell>
          <table:table-cell office:value-type="float" office:value="714">
            <text:p>714</text:p>
          </table:table-cell>
          <table:table-cell table:style-name="ce3" office:value-type="string">
            <text:p>floor.gif </text:p>
          </table:table-cell>
          <table:table-cell table:style-name="ce3" office:value-type="float" office:value="493">
            <text:p>493</text:p>
          </table:table-cell>
          <table:table-cell table:style-name="ce3" office:value-type="float" office:value="197">
            <text:p>197</text:p>
          </table:table-cell>
          <table:table-cell table:formula="of:=[.C58]/[.F58]" office:value-type="float" office:value="3.62677484787018">
            <text:p>3.63</text:p>
          </table:table-cell>
          <table:table-cell table:number-columns-repeated="1016"/>
        </table:table-row>
        <table:table-row table:style-name="ro2">
          <table:table-cell office:value-type="string">
            <text:p>geometrie-240.gif</text:p>
          </table:table-cell>
          <table:table-cell office:value-type="string">
            <text:p>GIF</text:p>
          </table:table-cell>
          <table:table-cell office:value-type="float" office:value="3358">
            <text:p>3358</text:p>
          </table:table-cell>
          <table:table-cell office:value-type="float" office:value="5283">
            <text:p>5283</text:p>
          </table:table-cell>
          <table:table-cell table:style-name="ce3" office:value-type="string">
            <text:p>geometrie-240.gif </text:p>
          </table:table-cell>
          <table:table-cell table:style-name="ce3" office:value-type="float" office:value="1737">
            <text:p>1737</text:p>
          </table:table-cell>
          <table:table-cell table:style-name="ce3" office:value-type="float" office:value="2732">
            <text:p>2732</text:p>
          </table:table-cell>
          <table:table-cell table:formula="of:=[.C59]/[.F59]" office:value-type="float" office:value="1.93321819228555">
            <text:p>1.93</text:p>
          </table:table-cell>
          <table:table-cell table:number-columns-repeated="1016"/>
        </table:table-row>
        <table:table-row table:style-name="ro2">
          <table:table-cell office:value-type="string">
            <text:p>geometrie-240(1).gif</text:p>
          </table:table-cell>
          <table:table-cell office:value-type="string">
            <text:p>GIF</text:p>
          </table:table-cell>
          <table:table-cell office:value-type="float" office:value="9000">
            <text:p>9000</text:p>
          </table:table-cell>
          <table:table-cell office:value-type="float" office:value="14160">
            <text:p>14160</text:p>
          </table:table-cell>
          <table:table-cell table:style-name="ce3" office:value-type="string">
            <text:p>geometrie-240.gif </text:p>
          </table:table-cell>
          <table:table-cell table:style-name="ce3" office:value-type="float" office:value="1737">
            <text:p>1737</text:p>
          </table:table-cell>
          <table:table-cell table:style-name="ce3" office:value-type="float" office:value="2732">
            <text:p>2732</text:p>
          </table:table-cell>
          <table:table-cell table:formula="of:=[.C60]/[.F60]" office:value-type="float" office:value="5.18134715025907">
            <text:p>5.18</text:p>
          </table:table-cell>
          <table:table-cell table:number-columns-repeated="1016"/>
        </table:table-row>
        <table:table-row table:style-name="ro2">
          <table:table-cell office:value-type="string">
            <text:p>gradient-bigoutupsidedown.png</text:p>
          </table:table-cell>
          <table:table-cell office:value-type="string">
            <text:p>PNG</text:p>
          </table:table-cell>
          <table:table-cell office:value-type="float" office:value="1999">
            <text:p>1999</text:p>
          </table:table-cell>
          <table:table-cell office:value-type="float" office:value="1047">
            <text:p>1047</text:p>
          </table:table-cell>
          <table:table-cell table:style-name="ce3" office:value-type="string">
            <text:p>gradient-bigoutupsidedown.png </text:p>
          </table:table-cell>
          <table:table-cell table:style-name="ce3" office:value-type="float" office:value="416">
            <text:p>416</text:p>
          </table:table-cell>
          <table:table-cell table:style-name="ce3" office:value-type="float" office:value="218">
            <text:p>218</text:p>
          </table:table-cell>
          <table:table-cell table:formula="of:=[.C61]/[.F61]" office:value-type="float" office:value="4.80528846153846">
            <text:p>4.81</text:p>
          </table:table-cell>
          <table:table-cell table:number-columns-repeated="1016"/>
        </table:table-row>
        <table:table-row table:style-name="ro2">
          <table:table-cell office:value-type="string">
            <text:p>gradient-bigoutupsidedown(1).png</text:p>
          </table:table-cell>
          <table:table-cell office:value-type="string">
            <text:p>PNG</text:p>
          </table:table-cell>
          <table:table-cell office:value-type="float" office:value="1999">
            <text:p>1999</text:p>
          </table:table-cell>
          <table:table-cell office:value-type="float" office:value="1047">
            <text:p>1047</text:p>
          </table:table-cell>
          <table:table-cell table:style-name="ce3" office:value-type="string">
            <text:p>gradient-bigoutupsidedown.png </text:p>
          </table:table-cell>
          <table:table-cell table:style-name="ce3" office:value-type="float" office:value="416">
            <text:p>416</text:p>
          </table:table-cell>
          <table:table-cell table:style-name="ce3" office:value-type="float" office:value="218">
            <text:p>218</text:p>
          </table:table-cell>
          <table:table-cell table:formula="of:=[.C62]/[.F62]" office:value-type="float" office:value="4.80528846153846">
            <text:p>4.81</text:p>
          </table:table-cell>
          <table:table-cell table:number-columns-repeated="1016"/>
        </table:table-row>
        <table:table-row table:style-name="ro2">
          <table:table-cell office:value-type="string">
            <text:p>grand-canyon-à--ciel-courbé.gif</text:p>
          </table:table-cell>
          <table:table-cell office:value-type="string">
            <text:p>GIF</text:p>
          </table:table-cell>
          <table:table-cell office:value-type="float" office:value="5300">
            <text:p>5300</text:p>
          </table:table-cell>
          <table:table-cell office:value-type="float" office:value="3170">
            <text:p>3170</text:p>
          </table:table-cell>
          <table:table-cell table:style-name="ce3" office:value-type="string">
            <text:p>grand-canyon-à--ciel-courbé.gif </text:p>
          </table:table-cell>
          <table:table-cell table:style-name="ce3" office:value-type="float" office:value="886">
            <text:p>886</text:p>
          </table:table-cell>
          <table:table-cell table:style-name="ce3" office:value-type="float" office:value="530">
            <text:p>530</text:p>
          </table:table-cell>
          <table:table-cell table:formula="of:=[.C63]/[.F63]" office:value-type="float" office:value="5.98194130925508">
            <text:p>5.98</text:p>
          </table:table-cell>
          <table:table-cell table:number-columns-repeated="1016"/>
        </table:table-row>
        <table:table-row table:style-name="ro2">
          <table:table-cell office:value-type="string">
            <text:p>grand-canyon-à--ciel-courbé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1230">
            <text:p>1230</text:p>
          </table:table-cell>
          <table:table-cell table:style-name="ce3" office:value-type="string">
            <text:p>grand-canyon-à--ciel-courbé.gif </text:p>
          </table:table-cell>
          <table:table-cell table:style-name="ce3" office:value-type="float" office:value="886">
            <text:p>886</text:p>
          </table:table-cell>
          <table:table-cell table:style-name="ce3" office:value-type="float" office:value="530">
            <text:p>530</text:p>
          </table:table-cell>
          <table:table-cell table:formula="of:=[.C64]/[.F64]" office:value-type="float" office:value="2.32054176072235">
            <text:p>2.32</text:p>
          </table:table-cell>
          <table:table-cell table:number-columns-repeated="1016"/>
        </table:table-row>
        <table:table-row table:style-name="ro2">
          <table:table-cell office:value-type="string">
            <text:p>grille.gif</text:p>
          </table:table-cell>
          <table:table-cell office:value-type="string">
            <text:p>GIF</text:p>
          </table:table-cell>
          <table:table-cell office:value-type="float" office:value="537">
            <text:p>537</text:p>
          </table:table-cell>
          <table:table-cell office:value-type="float" office:value="1929">
            <text:p>1929</text:p>
          </table:table-cell>
          <table:table-cell table:style-name="ce3" office:value-type="string">
            <text:p>grille.gif 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315">
            <text:p>315</text:p>
          </table:table-cell>
          <table:table-cell table:formula="of:=[.C65]/[.F65]" office:value-type="float" office:value="6.10227272727273">
            <text:p>6.1</text:p>
          </table:table-cell>
          <table:table-cell table:number-columns-repeated="1016"/>
        </table:table-row>
        <table:table-row table:style-name="ro2">
          <table:table-cell office:value-type="string">
            <text:p>grille(1).gif</text:p>
          </table:table-cell>
          <table:table-cell office:value-type="string">
            <text:p>GIF</text:p>
          </table:table-cell>
          <table:table-cell office:value-type="float" office:value="537">
            <text:p>537</text:p>
          </table:table-cell>
          <table:table-cell office:value-type="float" office:value="1929">
            <text:p>1929</text:p>
          </table:table-cell>
          <table:table-cell table:style-name="ce3" office:value-type="string">
            <text:p>grille.gif 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315">
            <text:p>315</text:p>
          </table:table-cell>
          <table:table-cell table:formula="of:=[.C66]/[.F66]" office:value-type="float" office:value="6.10227272727273">
            <text:p>6.1</text:p>
          </table:table-cell>
          <table:table-cell table:number-columns-repeated="1016"/>
        </table:table-row>
        <table:table-row table:style-name="ro1">
          <table:table-cell office:value-type="string">
            <text:p>grosse-trame-155.gif</text:p>
          </table:table-cell>
          <table:table-cell office:value-type="string">
            <text:p>GIF</text:p>
          </table:table-cell>
          <table:table-cell office:value-type="float" office:value="3183">
            <text:p>3183</text:p>
          </table:table-cell>
          <table:table-cell office:value-type="float" office:value="5158">
            <text:p>5158</text:p>
          </table:table-cell>
          <table:table-cell table:style-name="ce3" office:value-type="string">
            <text:p>grosse-trame-155.gif </text:p>
          </table:table-cell>
          <table:table-cell table:style-name="ce3" office:value-type="float" office:value="560">
            <text:p>560</text:p>
          </table:table-cell>
          <table:table-cell table:style-name="ce3" office:value-type="float" office:value="908">
            <text:p>908</text:p>
          </table:table-cell>
          <table:table-cell table:formula="of:=[.C67]/[.F67]" office:value-type="float" office:value="5.68392857142857">
            <text:p>5.68</text:p>
          </table:table-cell>
          <table:table-cell table:number-columns-repeated="1016"/>
        </table:table-row>
        <table:table-row table:style-name="ro2">
          <table:table-cell office:value-type="string">
            <text:p>grosse-trame-155(1).gif</text:p>
          </table:table-cell>
          <table:table-cell office:value-type="string">
            <text:p>GIF</text:p>
          </table:table-cell>
          <table:table-cell office:value-type="float" office:value="3183">
            <text:p>3183</text:p>
          </table:table-cell>
          <table:table-cell office:value-type="float" office:value="5158">
            <text:p>5158</text:p>
          </table:table-cell>
          <table:table-cell table:style-name="ce3" office:value-type="string">
            <text:p>grosse-trame-155.gif </text:p>
          </table:table-cell>
          <table:table-cell table:style-name="ce3" office:value-type="float" office:value="560">
            <text:p>560</text:p>
          </table:table-cell>
          <table:table-cell table:style-name="ce3" office:value-type="float" office:value="908">
            <text:p>908</text:p>
          </table:table-cell>
          <table:table-cell table:formula="of:=[.C68]/[.F68]" office:value-type="float" office:value="5.68392857142857">
            <text:p>5.68</text:p>
          </table:table-cell>
          <table:table-cell table:number-columns-repeated="1016"/>
        </table:table-row>
        <table:table-row table:style-name="ro2">
          <table:table-cell office:value-type="string">
            <text:p>gruyere-224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table:style-name="ce3" office:value-type="string">
            <text:p>gruyere-224.gif </text:p>
          </table:table-cell>
          <table:table-cell table:style-name="ce3" office:value-type="float" office:value="504">
            <text:p>504</text:p>
          </table:table-cell>
          <table:table-cell table:style-name="ce3" office:value-type="float" office:value="269">
            <text:p>269</text:p>
          </table:table-cell>
          <table:table-cell table:formula="of:=[.C69]/[.F69]" office:value-type="float" office:value="6.71230158730159">
            <text:p>6.71</text:p>
          </table:table-cell>
          <table:table-cell table:number-columns-repeated="1016"/>
        </table:table-row>
        <table:table-row table:style-name="ro2">
          <table:table-cell office:value-type="string">
            <text:p>gruyere-224(1)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table:style-name="ce3" office:value-type="string">
            <text:p>gruyere-224.gif </text:p>
          </table:table-cell>
          <table:table-cell table:style-name="ce3" office:value-type="float" office:value="1152">
            <text:p>1152</text:p>
          </table:table-cell>
          <table:table-cell table:style-name="ce3" office:value-type="float" office:value="615">
            <text:p>615</text:p>
          </table:table-cell>
          <table:table-cell table:formula="of:=[.C70]/[.F70]" office:value-type="float" office:value="2.93663194444444">
            <text:p>2.94</text:p>
          </table:table-cell>
          <table:table-cell table:number-columns-repeated="1016"/>
        </table:table-row>
        <table:table-row table:style-name="ro2">
          <table:table-cell office:value-type="string">
            <text:p>gruyere-224(2).gif</text:p>
          </table:table-cell>
          <table:table-cell office:value-type="string">
            <text:p>GIF</text:p>
          </table:table-cell>
          <table:table-cell office:value-type="float" office:value="5150">
            <text:p>5150</text:p>
          </table:table-cell>
          <table:table-cell office:value-type="float" office:value="2749">
            <text:p>2749</text:p>
          </table:table-cell>
          <table:table-cell table:style-name="ce3" office:value-type="string">
            <text:p>gruyere-224.gif </text:p>
          </table:table-cell>
          <table:table-cell table:style-name="ce3" office:value-type="float" office:value="1152">
            <text:p>1152</text:p>
          </table:table-cell>
          <table:table-cell table:style-name="ce3" office:value-type="float" office:value="615">
            <text:p>615</text:p>
          </table:table-cell>
          <table:table-cell table:formula="of:=[.C71]/[.F71]" office:value-type="float" office:value="4.47048611111111">
            <text:p>4.47</text:p>
          </table:table-cell>
          <table:table-cell table:number-columns-repeated="1016"/>
        </table:table-row>
        <table:table-row table:style-name="ro2">
          <table:table-cell office:value-type="string">
            <text:p>hairs.gif</text:p>
          </table:table-cell>
          <table:table-cell office:value-type="string">
            <text:p>GIF</text:p>
          </table:table-cell>
          <table:table-cell office:value-type="float" office:value="5500">
            <text:p>5500</text:p>
          </table:table-cell>
          <table:table-cell office:value-type="float" office:value="3097">
            <text:p>3097</text:p>
          </table:table-cell>
          <table:table-cell table:style-name="ce3" office:value-type="string">
            <text:p>hairs.gif </text:p>
          </table:table-cell>
          <table:table-cell table:style-name="ce3" office:value-type="float" office:value="886">
            <text:p>886</text:p>
          </table:table-cell>
          <table:table-cell table:style-name="ce3" office:value-type="float" office:value="499">
            <text:p>499</text:p>
          </table:table-cell>
          <table:table-cell table:formula="of:=[.C72]/[.F72]" office:value-type="float" office:value="6.20767494356659">
            <text:p>6.21</text:p>
          </table:table-cell>
          <table:table-cell table:number-columns-repeated="1016"/>
        </table:table-row>
        <table:table-row table:style-name="ro2">
          <table:table-cell office:value-type="string">
            <text:p>hairs(1).gif</text:p>
          </table:table-cell>
          <table:table-cell office:value-type="string">
            <text:p>GIF</text:p>
          </table:table-cell>
          <table:table-cell office:value-type="float" office:value="916">
            <text:p>916</text:p>
          </table:table-cell>
          <table:table-cell office:value-type="float" office:value="516">
            <text:p>516</text:p>
          </table:table-cell>
          <table:table-cell table:style-name="ce3" office:value-type="string">
            <text:p>hairs.gif </text:p>
          </table:table-cell>
          <table:table-cell table:style-name="ce3" office:value-type="float" office:value="886">
            <text:p>886</text:p>
          </table:table-cell>
          <table:table-cell table:style-name="ce3" office:value-type="float" office:value="499">
            <text:p>499</text:p>
          </table:table-cell>
          <table:table-cell table:formula="of:=[.C73]/[.F73]" office:value-type="float" office:value="1.03386004514673">
            <text:p>1.03</text:p>
          </table:table-cell>
          <table:table-cell table:number-columns-repeated="1016"/>
        </table:table-row>
        <table:table-row table:style-name="ro2">
          <table:table-cell office:value-type="string">
            <text:p>hallucinogene-338.gif</text:p>
          </table:table-cell>
          <table:table-cell office:value-type="string">
            <text:p>GIF</text:p>
          </table:table-cell>
          <table:table-cell office:value-type="float" office:value="5250">
            <text:p>5250</text:p>
          </table:table-cell>
          <table:table-cell office:value-type="float" office:value="8143">
            <text:p>8143</text:p>
          </table:table-cell>
          <table:table-cell table:style-name="ce3" office:value-type="string">
            <text:p>hallucinogene-338.gif </text:p>
          </table:table-cell>
          <table:table-cell table:style-name="ce3" office:value-type="float" office:value="886">
            <text:p>886</text:p>
          </table:table-cell>
          <table:table-cell table:style-name="ce3" office:value-type="float" office:value="1374">
            <text:p>1374</text:p>
          </table:table-cell>
          <table:table-cell table:formula="of:=[.C74]/[.F74]" office:value-type="float" office:value="5.9255079006772">
            <text:p>5.93</text:p>
          </table:table-cell>
          <table:table-cell table:number-columns-repeated="1016"/>
        </table:table-row>
        <table:table-row table:style-name="ro2">
          <table:table-cell office:value-type="string">
            <text:p>hallucinogene-338(1).gif</text:p>
          </table:table-cell>
          <table:table-cell office:value-type="string">
            <text:p>GIF</text:p>
          </table:table-cell>
          <table:table-cell office:value-type="float" office:value="3508">
            <text:p>3508</text:p>
          </table:table-cell>
          <table:table-cell office:value-type="float" office:value="5441">
            <text:p>5441</text:p>
          </table:table-cell>
          <table:table-cell table:style-name="ce3" office:value-type="string">
            <text:p>hallucinogene-338.gif </text:p>
          </table:table-cell>
          <table:table-cell table:style-name="ce3" office:value-type="float" office:value="886">
            <text:p>886</text:p>
          </table:table-cell>
          <table:table-cell table:style-name="ce3" office:value-type="float" office:value="1374">
            <text:p>1374</text:p>
          </table:table-cell>
          <table:table-cell table:formula="of:=[.C75]/[.F75]" office:value-type="float" office:value="3.95936794582393">
            <text:p>3.96</text:p>
          </table:table-cell>
          <table:table-cell table:number-columns-repeated="1016"/>
        </table:table-row>
        <table:table-row table:style-name="ro2">
          <table:table-cell office:value-type="string">
            <text:p>les_moutons.jpg</text:p>
          </table:table-cell>
          <table:table-cell office:value-type="string">
            <text:p>JPEG</text:p>
          </table:table-cell>
          <table:table-cell office:value-type="float" office:value="2000">
            <text:p>2000</text:p>
          </table:table-cell>
          <table:table-cell office:value-type="float" office:value="2746">
            <text:p>2746</text:p>
          </table:table-cell>
          <table:table-cell table:style-name="ce3" office:value-type="string">
            <text:p>les_moutons.jpg </text:p>
          </table:table-cell>
          <table:table-cell table:style-name="ce3" office:value-type="float" office:value="841">
            <text:p>841</text:p>
          </table:table-cell>
          <table:table-cell table:style-name="ce3" office:value-type="float" office:value="1154">
            <text:p>1154</text:p>
          </table:table-cell>
          <table:table-cell table:formula="of:=[.C76]/[.F76]" office:value-type="float" office:value="2.37812128418549">
            <text:p>2.38</text:p>
          </table:table-cell>
          <table:table-cell table:number-columns-repeated="1016"/>
        </table:table-row>
        <table:table-row table:style-name="ro2">
          <table:table-cell office:value-type="string">
            <text:p>lignes-a-droite.gif</text:p>
          </table:table-cell>
          <table:table-cell office:value-type="string">
            <text:p>GIF</text:p>
          </table:table-cell>
          <table:table-cell office:value-type="float" office:value="1080">
            <text:p>1080</text:p>
          </table:table-cell>
          <table:table-cell office:value-type="float" office:value="1400">
            <text:p>1400</text:p>
          </table:table-cell>
          <table:table-cell table:style-name="ce3" office:value-type="string">
            <text:p>lignes-a-droite.gif 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257">
            <text:p>257</text:p>
          </table:table-cell>
          <table:table-cell table:formula="of:=[.C77]/[.F77]" office:value-type="float" office:value="5.42713567839196">
            <text:p>5.43</text:p>
          </table:table-cell>
          <table:table-cell table:number-columns-repeated="1016"/>
        </table:table-row>
        <table:table-row table:style-name="ro2">
          <table:table-cell office:value-type="string">
            <text:p>lignes-a-droite(1).gif</text:p>
          </table:table-cell>
          <table:table-cell office:value-type="string">
            <text:p>GIF</text:p>
          </table:table-cell>
          <table:table-cell office:value-type="float" office:value="1080">
            <text:p>1080</text:p>
          </table:table-cell>
          <table:table-cell office:value-type="float" office:value="1400">
            <text:p>1400</text:p>
          </table:table-cell>
          <table:table-cell table:style-name="ce3" office:value-type="string">
            <text:p>lignes-a-droite.gif 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257">
            <text:p>257</text:p>
          </table:table-cell>
          <table:table-cell table:formula="of:=[.C78]/[.F78]" office:value-type="float" office:value="5.42713567839196">
            <text:p>5.43</text:p>
          </table:table-cell>
          <table:table-cell table:number-columns-repeated="1016"/>
        </table:table-row>
        <table:table-row table:style-name="ro2">
          <table:table-cell office:value-type="string">
            <text:p>lignes-obliques.gif</text:p>
          </table:table-cell>
          <table:table-cell office:value-type="string">
            <text:p>GIF</text:p>
          </table:table-cell>
          <table:table-cell office:value-type="float" office:value="700">
            <text:p>700</text:p>
          </table:table-cell>
          <table:table-cell office:value-type="float" office:value="1479">
            <text:p>1479</text:p>
          </table:table-cell>
          <table:table-cell table:style-name="ce3" office:value-type="string">
            <text:p>lignes-obliques.gif 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237">
            <text:p>237</text:p>
          </table:table-cell>
          <table:table-cell table:formula="of:=[.C79]/[.F79]" office:value-type="float" office:value="6.25">
            <text:p>6.25</text:p>
          </table:table-cell>
          <table:table-cell table:number-columns-repeated="1016"/>
        </table:table-row>
        <table:table-row table:style-name="ro2">
          <table:table-cell office:value-type="string">
            <text:p>lignes-obliques(1).gif</text:p>
          </table:table-cell>
          <table:table-cell office:value-type="string">
            <text:p>GIF</text:p>
          </table:table-cell>
          <table:table-cell office:value-type="float" office:value="489">
            <text:p>489</text:p>
          </table:table-cell>
          <table:table-cell office:value-type="float" office:value="1033">
            <text:p>1033</text:p>
          </table:table-cell>
          <table:table-cell table:style-name="ce3" office:value-type="string">
            <text:p>lignes-obliques.gif 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237">
            <text:p>237</text:p>
          </table:table-cell>
          <table:table-cell table:formula="of:=[.C80]/[.F80]" office:value-type="float" office:value="4.36607142857143">
            <text:p>4.37</text:p>
          </table:table-cell>
          <table:table-cell table:number-columns-repeated="1016"/>
        </table:table-row>
        <table:table-row table:style-name="ro2">
          <table:table-cell office:value-type="string">
            <text:p>lignes.gif</text:p>
          </table:table-cell>
          <table:table-cell office:value-type="string">
            <text:p>GIF</text:p>
          </table:table-cell>
          <table:table-cell office:value-type="float" office:value="6150">
            <text:p>6150</text:p>
          </table:table-cell>
          <table:table-cell office:value-type="float" office:value="2623">
            <text:p>2623</text:p>
          </table:table-cell>
          <table:table-cell table:style-name="ce3" office:value-type="string">
            <text:p>lignes.gif </text:p>
          </table:table-cell>
          <table:table-cell table:style-name="ce3" office:value-type="float" office:value="1063">
            <text:p>1063</text:p>
          </table:table-cell>
          <table:table-cell table:style-name="ce3" office:value-type="float" office:value="453">
            <text:p>453</text:p>
          </table:table-cell>
          <table:table-cell table:formula="of:=[.C81]/[.F81]" office:value-type="float" office:value="5.78551269990593">
            <text:p>5.79</text:p>
          </table:table-cell>
          <table:table-cell table:number-columns-repeated="1016"/>
        </table:table-row>
        <table:table-row table:style-name="ro2">
          <table:table-cell office:value-type="string">
            <text:p>lignes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877">
            <text:p>877</text:p>
          </table:table-cell>
          <table:table-cell table:style-name="ce3" office:value-type="string">
            <text:p>lignes.gif </text:p>
          </table:table-cell>
          <table:table-cell table:style-name="ce3" office:value-type="float" office:value="488">
            <text:p>488</text:p>
          </table:table-cell>
          <table:table-cell table:style-name="ce3" office:value-type="float" office:value="208">
            <text:p>208</text:p>
          </table:table-cell>
          <table:table-cell table:formula="of:=[.C82]/[.F82]" office:value-type="float" office:value="4.21311475409836">
            <text:p>4.21</text:p>
          </table:table-cell>
          <table:table-cell table:number-columns-repeated="1016"/>
        </table:table-row>
        <table:table-row table:style-name="ro2">
          <table:table-cell office:value-type="string">
            <text:p>meteor_Calque 10-nb.png</text:p>
          </table:table-cell>
          <table:table-cell office:value-type="string">
            <text:p>PNG</text:p>
          </table:table-cell>
          <table:table-cell office:value-type="float" office:value="5500">
            <text:p>5500</text:p>
          </table:table-cell>
          <table:table-cell office:value-type="float" office:value="7761">
            <text:p>7761</text:p>
          </table:table-cell>
          <table:table-cell table:style-name="ce3" office:value-type="string">
            <text:p>meteor_Calque 10-nb.png </text:p>
          </table:table-cell>
          <table:table-cell table:style-name="ce3" office:value-type="float" office:value="886">
            <text:p>886</text:p>
          </table:table-cell>
          <table:table-cell table:style-name="ce3" office:value-type="float" office:value="1250">
            <text:p>1250</text:p>
          </table:table-cell>
          <table:table-cell table:formula="of:=[.C83]/[.F83]" office:value-type="float" office:value="6.20767494356659">
            <text:p>6.21</text:p>
          </table:table-cell>
          <table:table-cell table:number-columns-repeated="1016"/>
        </table:table-row>
        <table:table-row table:style-name="ro2">
          <table:table-cell office:value-type="string">
            <text:p>meteor_Calque-7_t.png</text:p>
          </table:table-cell>
          <table:table-cell office:value-type="string">
            <text:p>PNG</text:p>
          </table:table-cell>
          <table:table-cell office:value-type="float" office:value="673">
            <text:p>673</text:p>
          </table:table-cell>
          <table:table-cell office:value-type="float" office:value="504">
            <text:p>504</text:p>
          </table:table-cell>
          <table:table-cell table:style-name="ce3" office:value-type="string">
            <text:p>meteor_Calque-7_t.png </text:p>
          </table:table-cell>
          <table:table-cell table:style-name="ce3" office:value-type="float" office:value="454">
            <text:p>454</text:p>
          </table:table-cell>
          <table:table-cell table:style-name="ce3" office:value-type="float" office:value="340">
            <text:p>340</text:p>
          </table:table-cell>
          <table:table-cell table:formula="of:=[.C84]/[.F84]" office:value-type="float" office:value="1.48237885462555">
            <text:p>1.48</text:p>
          </table:table-cell>
          <table:table-cell table:number-columns-repeated="1016"/>
        </table:table-row>
        <table:table-row table:style-name="ro2">
          <table:table-cell office:value-type="string">
            <text:p>Mini-lignes longues.gif</text:p>
          </table:table-cell>
          <table:table-cell office:value-type="string">
            <text:p>GIF</text:p>
          </table:table-cell>
          <table:table-cell office:value-type="float" office:value="2600">
            <text:p>2600</text:p>
          </table:table-cell>
          <table:table-cell office:value-type="float" office:value="359">
            <text:p>359</text:p>
          </table:table-cell>
          <table:table-cell table:style-name="ce3" office:value-type="string">
            <text:p>mini-lignes longues.gif </text:p>
          </table:table-cell>
          <table:table-cell table:style-name="ce3" office:value-type="float" office:value="427">
            <text:p>427</text:p>
          </table:table-cell>
          <table:table-cell table:style-name="ce3" office:value-type="float" office:value="59">
            <text:p>59</text:p>
          </table:table-cell>
          <table:table-cell table:formula="of:=[.C85]/[.F85]" office:value-type="float" office:value="6.08899297423888">
            <text:p>6.09</text:p>
          </table:table-cell>
          <table:table-cell table:number-columns-repeated="1016"/>
        </table:table-row>
        <table:table-row table:style-name="ro2">
          <table:table-cell office:value-type="string">
            <text:p>Mini-lignes longues(1).gif</text:p>
          </table:table-cell>
          <table:table-cell office:value-type="string">
            <text:p>GIF</text:p>
          </table:table-cell>
          <table:table-cell office:value-type="float" office:value="1297">
            <text:p>1297</text:p>
          </table:table-cell>
          <table:table-cell office:value-type="float" office:value="179">
            <text:p>179</text:p>
          </table:table-cell>
          <table:table-cell table:style-name="ce3" office:value-type="string">
            <text:p>mini-lignes longues.gif </text:p>
          </table:table-cell>
          <table:table-cell table:style-name="ce3" office:value-type="float" office:value="427">
            <text:p>427</text:p>
          </table:table-cell>
          <table:table-cell table:style-name="ce3" office:value-type="float" office:value="59">
            <text:p>59</text:p>
          </table:table-cell>
          <table:table-cell table:formula="of:=[.C86]/[.F86]" office:value-type="float" office:value="3.03747072599532">
            <text:p>3.04</text:p>
          </table:table-cell>
          <table:table-cell table:number-columns-repeated="1016"/>
        </table:table-row>
        <table:table-row table:style-name="ro2">
          <table:table-cell office:value-type="string">
            <text:p>mouton.gif</text:p>
          </table:table-cell>
          <table:table-cell office:value-type="string">
            <text:p>GIF</text:p>
          </table:table-cell>
          <table:table-cell office:value-type="float" office:value="1620">
            <text:p>1620</text:p>
          </table:table-cell>
          <table:table-cell office:value-type="float" office:value="3230">
            <text:p>3230</text:p>
          </table:table-cell>
          <table:table-cell table:style-name="ce3" office:value-type="string">
            <text:p>mouton.gif </text:p>
          </table:table-cell>
          <table:table-cell table:style-name="ce3" office:value-type="float" office:value="392">
            <text:p>392</text:p>
          </table:table-cell>
          <table:table-cell table:style-name="ce3" office:value-type="float" office:value="782">
            <text:p>782</text:p>
          </table:table-cell>
          <table:table-cell table:formula="of:=[.C87]/[.F87]" office:value-type="float" office:value="4.13265306122449">
            <text:p>4.13</text:p>
          </table:table-cell>
          <table:table-cell table:number-columns-repeated="1016"/>
        </table:table-row>
        <table:table-row table:style-name="ro2">
          <table:table-cell office:value-type="string">
            <text:p>mouton(1).gif</text:p>
          </table:table-cell>
          <table:table-cell office:value-type="string">
            <text:p>GIF</text:p>
          </table:table-cell>
          <table:table-cell office:value-type="float" office:value="324">
            <text:p>324</text:p>
          </table:table-cell>
          <table:table-cell office:value-type="float" office:value="646">
            <text:p>646</text:p>
          </table:table-cell>
          <table:table-cell table:style-name="ce3" office:value-type="string">
            <text:p>mouton.gif </text:p>
          </table:table-cell>
          <table:table-cell table:style-name="ce3" office:value-type="float" office:value="392">
            <text:p>392</text:p>
          </table:table-cell>
          <table:table-cell table:style-name="ce3" office:value-type="float" office:value="782">
            <text:p>782</text:p>
          </table:table-cell>
          <table:table-cell table:formula="of:=[.C88]/[.F88]" office:value-type="float" office:value="0.826530612244898">
            <text:p>0.83</text:p>
          </table:table-cell>
          <table:table-cell table:number-columns-repeated="1016"/>
        </table:table-row>
        <table:table-row table:style-name="ro1">
          <table:table-cell office:value-type="string">
            <text:p>moutons-207.gif</text:p>
          </table:table-cell>
          <table:table-cell office:value-type="string">
            <text:p>GIF</text:p>
          </table:table-cell>
          <table:table-cell office:value-type="float" office:value="6000">
            <text:p>6000</text:p>
          </table:table-cell>
          <table:table-cell office:value-type="float" office:value="9499">
            <text:p>9499</text:p>
          </table:table-cell>
          <table:table-cell table:style-name="ce3" office:value-type="string">
            <text:p>moutons-207.gif </text:p>
          </table:table-cell>
          <table:table-cell table:style-name="ce3" office:value-type="float" office:value="975">
            <text:p>975</text:p>
          </table:table-cell>
          <table:table-cell table:style-name="ce3" office:value-type="float" office:value="1543">
            <text:p>1543</text:p>
          </table:table-cell>
          <table:table-cell table:formula="of:=[.C89]/[.F89]" office:value-type="float" office:value="6.15384615384615">
            <text:p>6.15</text:p>
          </table:table-cell>
          <table:table-cell table:number-columns-repeated="1016"/>
        </table:table-row>
        <table:table-row table:style-name="ro2">
          <table:table-cell office:value-type="string">
            <text:p>moutons-207(1).gif</text:p>
          </table:table-cell>
          <table:table-cell office:value-type="string">
            <text:p>GIF</text:p>
          </table:table-cell>
          <table:table-cell office:value-type="float" office:value="3200">
            <text:p>3200</text:p>
          </table:table-cell>
          <table:table-cell office:value-type="float" office:value="5066">
            <text:p>5066</text:p>
          </table:table-cell>
          <table:table-cell table:style-name="ce3" office:value-type="string">
            <text:p>moutons-207.gif </text:p>
          </table:table-cell>
          <table:table-cell table:style-name="ce3" office:value-type="float" office:value="975">
            <text:p>975</text:p>
          </table:table-cell>
          <table:table-cell table:style-name="ce3" office:value-type="float" office:value="1543">
            <text:p>1543</text:p>
          </table:table-cell>
          <table:table-cell table:formula="of:=[.C90]/[.F90]" office:value-type="float" office:value="3.28205128205128">
            <text:p>3.28</text:p>
          </table:table-cell>
          <table:table-cell table:number-columns-repeated="1016"/>
        </table:table-row>
        <table:table-row table:style-name="ro1">
          <table:table-cell office:value-type="string">
            <text:p>noise1.gif</text:p>
          </table:table-cell>
          <table:table-cell office:value-type="string">
            <text:p>GIF</text:p>
          </table:table-cell>
          <table:table-cell office:value-type="float" office:value="1043">
            <text:p>1043</text:p>
          </table:table-cell>
          <table:table-cell office:value-type="float" office:value="809">
            <text:p>809</text:p>
          </table:table-cell>
          <table:table-cell table:style-name="ce3" office:value-type="string">
            <text:p>noise1.gif </text:p>
          </table:table-cell>
          <table:table-cell table:style-name="ce3" office:value-type="float" office:value="257">
            <text:p>257</text:p>
          </table:table-cell>
          <table:table-cell table:style-name="ce3" office:value-type="float" office:value="199">
            <text:p>199</text:p>
          </table:table-cell>
          <table:table-cell table:formula="of:=[.C91]/[.F91]" office:value-type="float" office:value="4.05836575875486">
            <text:p>4.06</text:p>
          </table:table-cell>
          <table:table-cell table:number-columns-repeated="1016"/>
        </table:table-row>
        <table:table-row table:style-name="ro2">
          <table:table-cell office:value-type="string">
            <text:p>noise1(1).gif</text:p>
          </table:table-cell>
          <table:table-cell office:value-type="string">
            <text:p>GIF</text:p>
          </table:table-cell>
          <table:table-cell office:value-type="float" office:value="1600">
            <text:p>1600</text:p>
          </table:table-cell>
          <table:table-cell office:value-type="float" office:value="1241">
            <text:p>1241</text:p>
          </table:table-cell>
          <table:table-cell table:style-name="ce3" office:value-type="string">
            <text:p>noise1.gif </text:p>
          </table:table-cell>
          <table:table-cell table:style-name="ce3" office:value-type="float" office:value="257">
            <text:p>257</text:p>
          </table:table-cell>
          <table:table-cell table:style-name="ce3" office:value-type="float" office:value="199">
            <text:p>199</text:p>
          </table:table-cell>
          <table:table-cell table:formula="of:=[.C92]/[.F92]" office:value-type="float" office:value="6.22568093385214">
            <text:p>6.23</text:p>
          </table:table-cell>
          <table:table-cell table:number-columns-repeated="1016"/>
        </table:table-row>
        <table:table-row table:style-name="ro2">
          <table:table-cell office:value-type="string">
            <text:p>nuagessales.gif</text:p>
          </table:table-cell>
          <table:table-cell office:value-type="string">
            <text:p>GIF</text:p>
          </table:table-cell>
          <table:table-cell office:value-type="float" office:value="7153">
            <text:p>7153</text:p>
          </table:table-cell>
          <table:table-cell office:value-type="float" office:value="2438">
            <text:p>2438</text:p>
          </table:table-cell>
          <table:table-cell table:style-name="ce3" office:value-type="string">
            <text:p>nuagessales.gif 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239">
            <text:p>239</text:p>
          </table:table-cell>
          <table:table-cell table:formula="of:=[.C93]/[.F93]" office:value-type="float" office:value="10.2185714285714">
            <text:p>10.22</text:p>
          </table:table-cell>
          <table:table-cell table:number-columns-repeated="1016"/>
        </table:table-row>
        <table:table-row table:style-name="ro2">
          <table:table-cell office:value-type="string">
            <text:p>nuagessales(1).gif</text:p>
          </table:table-cell>
          <table:table-cell office:value-type="string">
            <text:p>GIF</text:p>
          </table:table-cell>
          <table:table-cell office:value-type="float" office:value="7153">
            <text:p>7153</text:p>
          </table:table-cell>
          <table:table-cell office:value-type="float" office:value="2438">
            <text:p>2438</text:p>
          </table:table-cell>
          <table:table-cell table:style-name="ce3" office:value-type="string">
            <text:p>nuagessales.gif 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239">
            <text:p>239</text:p>
          </table:table-cell>
          <table:table-cell table:formula="of:=[.C94]/[.F94]" office:value-type="float" office:value="10.2185714285714">
            <text:p>10.22</text:p>
          </table:table-cell>
          <table:table-cell table:number-columns-repeated="1016"/>
        </table:table-row>
        <table:table-row table:style-name="ro2">
          <table:table-cell office:value-type="string">
            <text:p>oiseau -a-decouper-272.gif</text:p>
          </table:table-cell>
          <table:table-cell office:value-type="string">
            <text:p>GIF</text:p>
          </table:table-cell>
          <table:table-cell office:value-type="float" office:value="6782">
            <text:p>6782</text:p>
          </table:table-cell>
          <table:table-cell office:value-type="float" office:value="10700">
            <text:p>10700</text:p>
          </table:table-cell>
          <table:table-cell table:style-name="ce3" office:value-type="string">
            <text:p>oiseaux-a-decouper-272.gif </text:p>
          </table:table-cell>
          <table:table-cell table:style-name="ce3" office:value-type="float" office:value="975">
            <text:p>975</text:p>
          </table:table-cell>
          <table:table-cell table:style-name="ce3" office:value-type="float" office:value="1538">
            <text:p>1538</text:p>
          </table:table-cell>
          <table:table-cell table:formula="of:=[.C95]/[.F95]" office:value-type="float" office:value="6.95589743589744">
            <text:p>6.96</text:p>
          </table:table-cell>
          <table:table-cell table:number-columns-repeated="1016"/>
        </table:table-row>
        <table:table-row table:style-name="ro2">
          <table:table-cell office:value-type="string">
            <text:p>oiseau -a-decouper-272(1)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350">
            <text:p>5350</text:p>
          </table:table-cell>
          <table:table-cell table:style-name="ce3" office:value-type="string">
            <text:p>oiseaux-a-decouper-272.gif </text:p>
          </table:table-cell>
          <table:table-cell table:style-name="ce3" office:value-type="float" office:value="975">
            <text:p>975</text:p>
          </table:table-cell>
          <table:table-cell table:style-name="ce3" office:value-type="float" office:value="1538">
            <text:p>1538</text:p>
          </table:table-cell>
          <table:table-cell table:formula="of:=[.C96]/[.F96]" office:value-type="float" office:value="3.47794871794872">
            <text:p>3.48</text:p>
          </table:table-cell>
          <table:table-cell table:number-columns-repeated="1016"/>
        </table:table-row>
        <table:table-row table:style-name="ro2">
          <table:table-cell office:value-type="string">
            <text:p>pfiouuu.gif</text:p>
          </table:table-cell>
          <table:table-cell office:value-type="string">
            <text:p>GIF</text:p>
          </table:table-cell>
          <table:table-cell office:value-type="float" office:value="1730">
            <text:p>1730</text:p>
          </table:table-cell>
          <table:table-cell office:value-type="float" office:value="1216">
            <text:p>1216</text:p>
          </table:table-cell>
          <table:table-cell table:style-name="ce3" office:value-type="string">
            <text:p>pfiouuu.gif </text:p>
          </table:table-cell>
          <table:table-cell table:style-name="ce3" office:value-type="float" office:value="287">
            <text:p>287</text:p>
          </table:table-cell>
          <table:table-cell table:style-name="ce3" office:value-type="float" office:value="202">
            <text:p>202</text:p>
          </table:table-cell>
          <table:table-cell table:formula="of:=[.C97]/[.F97]" office:value-type="float" office:value="6.02787456445993">
            <text:p>6.03</text:p>
          </table:table-cell>
          <table:table-cell table:number-columns-repeated="1016"/>
        </table:table-row>
        <table:table-row table:style-name="ro2">
          <table:table-cell office:value-type="string">
            <text:p>pfiouuu(1).gif</text:p>
          </table:table-cell>
          <table:table-cell office:value-type="string">
            <text:p>GIF</text:p>
          </table:table-cell>
          <table:table-cell office:value-type="float" office:value="360">
            <text:p>360</text:p>
          </table:table-cell>
          <table:table-cell office:value-type="float" office:value="253">
            <text:p>253</text:p>
          </table:table-cell>
          <table:table-cell table:style-name="ce3" office:value-type="string">
            <text:p>pfiouuu.gif </text:p>
          </table:table-cell>
          <table:table-cell table:style-name="ce3" office:value-type="float" office:value="287">
            <text:p>287</text:p>
          </table:table-cell>
          <table:table-cell table:style-name="ce3" office:value-type="float" office:value="202">
            <text:p>202</text:p>
          </table:table-cell>
          <table:table-cell table:formula="of:=[.C98]/[.F98]" office:value-type="float" office:value="1.25435540069686">
            <text:p>1.25</text:p>
          </table:table-cell>
          <table:table-cell table:number-columns-repeated="1016"/>
        </table:table-row>
        <table:table-row table:style-name="ro2">
          <table:table-cell office:value-type="string">
            <text:p>pinceau.gif</text:p>
          </table:table-cell>
          <table:table-cell office:value-type="string">
            <text:p>GIF</text:p>
          </table:table-cell>
          <table:table-cell office:value-type="float" office:value="1824">
            <text:p>1824</text:p>
          </table:table-cell>
          <table:table-cell office:value-type="float" office:value="240">
            <text:p>240</text:p>
          </table:table-cell>
          <table:table-cell table:style-name="ce3" office:value-type="string">
            <text:p>pinceau.gif </text:p>
          </table:table-cell>
          <table:table-cell table:style-name="ce3" office:value-type="float" office:value="315">
            <text:p>315</text:p>
          </table:table-cell>
          <table:table-cell table:style-name="ce3" office:value-type="float" office:value="41">
            <text:p>41</text:p>
          </table:table-cell>
          <table:table-cell table:formula="of:=[.C99]/[.F99]" office:value-type="float" office:value="5.79047619047619">
            <text:p>5.79</text:p>
          </table:table-cell>
          <table:table-cell table:number-columns-repeated="1016"/>
        </table:table-row>
        <table:table-row table:style-name="ro2">
          <table:table-cell office:value-type="string">
            <text:p>pinceau(1).gif</text:p>
          </table:table-cell>
          <table:table-cell office:value-type="string">
            <text:p>GIF</text:p>
          </table:table-cell>
          <table:table-cell office:value-type="float" office:value="1824">
            <text:p>1824</text:p>
          </table:table-cell>
          <table:table-cell office:value-type="float" office:value="240">
            <text:p>240</text:p>
          </table:table-cell>
          <table:table-cell table:style-name="ce3" office:value-type="string">
            <text:p>pinceau.gif </text:p>
          </table:table-cell>
          <table:table-cell table:style-name="ce3" office:value-type="float" office:value="315">
            <text:p>315</text:p>
          </table:table-cell>
          <table:table-cell table:style-name="ce3" office:value-type="float" office:value="41">
            <text:p>41</text:p>
          </table:table-cell>
          <table:table-cell table:formula="of:=[.C100]/[.F100]" office:value-type="float" office:value="5.79047619047619">
            <text:p>5.79</text:p>
          </table:table-cell>
          <table:table-cell table:style-name="ce3" office:value-type="string">
            <text:p>meteor_Calque2re.png </text:p>
          </table:table-cell>
          <table:table-cell table:number-columns-repeated="2" table:style-name="ce3" office:value-type="float" office:value="560">
            <text:p>560</text:p>
          </table:table-cell>
          <table:table-cell table:number-columns-repeated="1013"/>
        </table:table-row>
        <table:table-row table:style-name="ro2">
          <table:table-cell office:value-type="string">
            <text:p>rayon-convex.gif</text:p>
          </table:table-cell>
          <table:table-cell office:value-type="string">
            <text:p>GIF</text:p>
          </table:table-cell>
          <table:table-cell office:value-type="float" office:value="2550">
            <text:p>2550</text:p>
          </table:table-cell>
          <table:table-cell office:value-type="float" office:value="801">
            <text:p>801</text:p>
          </table:table-cell>
          <table:table-cell table:style-name="ce3" office:value-type="string">
            <text:p>rayon-convex.gif 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132">
            <text:p>132</text:p>
          </table:table-cell>
          <table:table-cell table:formula="of:=[.C101]/[.F101]" office:value-type="float" office:value="6.07142857142857">
            <text:p>6.07</text:p>
          </table:table-cell>
          <table:table-cell table:number-columns-repeated="1016"/>
        </table:table-row>
        <table:table-row table:style-name="ro2">
          <table:table-cell office:value-type="string">
            <text:p>Rayon-convex(1).gif</text:p>
          </table:table-cell>
          <table:table-cell office:value-type="string">
            <text:p>GIF</text:p>
          </table:table-cell>
          <table:table-cell office:value-type="float" office:value="1048">
            <text:p>1048</text:p>
          </table:table-cell>
          <table:table-cell office:value-type="float" office:value="329">
            <text:p>329</text:p>
          </table:table-cell>
          <table:table-cell table:style-name="ce3" office:value-type="string">
            <text:p>rayon-convex.gif 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132">
            <text:p>132</text:p>
          </table:table-cell>
          <table:table-cell table:formula="of:=[.C102]/[.F102]" office:value-type="float" office:value="2.4952380952381">
            <text:p>2.5</text:p>
          </table:table-cell>
          <table:table-cell table:number-columns-repeated="1016"/>
        </table:table-row>
        <table:table-row table:style-name="ro4">
          <table:table-cell table:style-name="ce12" office:value-type="string">
            <text:p>retable_anne-nb.jpg</text:p>
          </table:table-cell>
          <table:table-cell table:style-name="ce12" office:value-type="string">
            <text:p>JPEG</text:p>
          </table:table-cell>
          <table:table-cell table:style-name="ce12" office:value-type="float" office:value="1533">
            <text:p>1533</text:p>
          </table:table-cell>
          <table:table-cell table:style-name="ce12" office:value-type="float" office:value="678">
            <text:p>678</text:p>
          </table:table-cell>
          <table:table-cell table:style-name="ce12" office:value-type="string">
            <text:p>retable_anne-nb.jpg </text:p>
          </table:table-cell>
          <table:table-cell table:style-name="ce12" office:value-type="float" office:value="509">
            <text:p>509</text:p>
          </table:table-cell>
          <table:table-cell table:style-name="ce12" office:value-type="float" office:value="225">
            <text:p>225</text:p>
          </table:table-cell>
          <table:table-cell table:style-name="ce12" table:formula="of:=[.C103]/[.F103]" office:value-type="float" office:value="3.01178781925344">
            <text:p>3.01</text:p>
          </table:table-cell>
          <table:table-cell table:style-name="ce12" table:number-columns-repeated="1016"/>
        </table:table-row>
        <table:table-row table:style-name="ro4">
          <table:table-cell table:style-name="ce12" office:value-type="string">
            <text:p>retable_arcas_baudouin-nb.jpg</text:p>
          </table:table-cell>
          <table:table-cell table:style-name="ce12" office:value-type="string">
            <text:p>JPEG</text:p>
          </table:table-cell>
          <table:table-cell table:style-name="ce12" office:value-type="float" office:value="923">
            <text:p>923</text:p>
          </table:table-cell>
          <table:table-cell table:style-name="ce12" office:value-type="float" office:value="678">
            <text:p>678</text:p>
          </table:table-cell>
          <table:table-cell table:style-name="ce12" office:value-type="string">
            <text:p>retable_arcas_baudouin-nb.jpg 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258">
            <text:p>258</text:p>
          </table:table-cell>
          <table:table-cell table:style-name="ce12" table:formula="of:=[.C104]/[.F104]" office:value-type="float" office:value="2.3974025974026">
            <text:p>2.4</text:p>
          </table:table-cell>
          <table:table-cell table:style-name="ce12" table:number-columns-repeated="1016"/>
        </table:table-row>
        <table:table-row table:style-name="ro4">
          <table:table-cell table:style-name="ce12" office:value-type="string">
            <text:p>retable_barbara-nb.jpg</text:p>
          </table:table-cell>
          <table:table-cell table:style-name="ce12" office:value-type="string">
            <text:p>JPEG</text:p>
          </table:table-cell>
          <table:table-cell table:style-name="ce12" office:value-type="float" office:value="920">
            <text:p>920</text:p>
          </table:table-cell>
          <table:table-cell table:style-name="ce12" office:value-type="float" office:value="678">
            <text:p>678</text:p>
          </table:table-cell>
          <table:table-cell table:style-name="ce12" office:value-type="string">
            <text:p>retable_barbara-nb.jpg 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256">
            <text:p>256</text:p>
          </table:table-cell>
          <table:table-cell table:style-name="ce12" table:formula="of:=[.C105]/[.F105]" office:value-type="float" office:value="2.38961038961039">
            <text:p>2.39</text:p>
          </table:table-cell>
          <table:table-cell table:style-name="ce12" table:number-columns-repeated="1016"/>
        </table:table-row>
        <table:table-row table:style-name="ro4">
          <table:table-cell table:style-name="ce12" office:value-type="string">
            <text:p>retable_claude-nb.jpg</text:p>
          </table:table-cell>
          <table:table-cell table:style-name="ce12" office:value-type="string">
            <text:p>JPEG</text:p>
          </table:table-cell>
          <table:table-cell table:style-name="ce12" office:value-type="float" office:value="938">
            <text:p>938</text:p>
          </table:table-cell>
          <table:table-cell table:style-name="ce12" office:value-type="float" office:value="678">
            <text:p>678</text:p>
          </table:table-cell>
          <table:table-cell table:style-name="ce12" office:value-type="string">
            <text:p>retable_claude-nb.jpg 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253">
            <text:p>253</text:p>
          </table:table-cell>
          <table:table-cell table:style-name="ce12" table:formula="of:=[.C106]/[.F106]" office:value-type="float" office:value="2.43636363636364">
            <text:p>2.44</text:p>
          </table:table-cell>
          <table:table-cell table:style-name="ce12" table:number-columns-repeated="1016"/>
        </table:table-row>
        <table:table-row table:style-name="ro4">
          <table:table-cell table:style-name="ce12" office:value-type="string">
            <text:p>retable_clinic_orgasm-nb.jpg</text:p>
          </table:table-cell>
          <table:table-cell table:style-name="ce12" office:value-type="string">
            <text:p>JPEG</text:p>
          </table:table-cell>
          <table:table-cell table:style-name="ce12" office:value-type="float" office:value="1160">
            <text:p>1160</text:p>
          </table:table-cell>
          <table:table-cell table:style-name="ce12" office:value-type="float" office:value="678">
            <text:p>678</text:p>
          </table:table-cell>
          <table:table-cell table:style-name="ce12" office:value-type="string">
            <text:p>retable_clinic_orgasm-nb.jpg 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225">
            <text:p>225</text:p>
          </table:table-cell>
          <table:table-cell table:style-name="ce12" table:formula="of:=[.C107]/[.F107]" office:value-type="float" office:value="3.01298701298701">
            <text:p>3.01</text:p>
          </table:table-cell>
          <table:table-cell table:style-name="ce12" table:number-columns-repeated="1016"/>
        </table:table-row>
        <table:table-row table:style-name="ro4">
          <table:table-cell table:style-name="ce12" office:value-type="string">
            <text:p>retable_martine-nb.jpg</text:p>
          </table:table-cell>
          <table:table-cell table:style-name="ce12" office:value-type="string">
            <text:p>JPEG</text:p>
          </table:table-cell>
          <table:table-cell table:style-name="ce12" office:value-type="float" office:value="1136">
            <text:p>1136</text:p>
          </table:table-cell>
          <table:table-cell table:style-name="ce12" office:value-type="float" office:value="678">
            <text:p>678</text:p>
          </table:table-cell>
          <table:table-cell table:style-name="ce12" office:value-type="string">
            <text:p>retable_martine-nb.jpg </text:p>
          </table:table-cell>
          <table:table-cell table:style-name="ce12" office:value-type="float" office:value="377">
            <text:p>377</text:p>
          </table:table-cell>
          <table:table-cell table:style-name="ce12" office:value-type="float" office:value="225">
            <text:p>225</text:p>
          </table:table-cell>
          <table:table-cell table:style-name="ce12" table:formula="of:=[.C108]/[.F108]" office:value-type="float" office:value="3.0132625994695">
            <text:p>3.01</text:p>
          </table:table-cell>
          <table:table-cell table:style-name="ce12" table:number-columns-repeated="1016"/>
        </table:table-row>
        <table:table-row table:style-name="ro4">
          <table:table-cell table:style-name="ce12" office:value-type="string">
            <text:p>retable_thomas-nb.jpg</text:p>
          </table:table-cell>
          <table:table-cell table:style-name="ce12" office:value-type="string">
            <text:p>JPEG</text:p>
          </table:table-cell>
          <table:table-cell table:style-name="ce12" office:value-type="float" office:value="1008">
            <text:p>1008</text:p>
          </table:table-cell>
          <table:table-cell table:style-name="ce12" office:value-type="float" office:value="678">
            <text:p>678</text:p>
          </table:table-cell>
          <table:table-cell table:style-name="ce12" office:value-type="string">
            <text:p>retable_thomas-nb.jpg 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236">
            <text:p>236</text:p>
          </table:table-cell>
          <table:table-cell table:style-name="ce12" table:formula="of:=[.C109]/[.F109]" office:value-type="float" office:value="2.61818181818182">
            <text:p>2.62</text:p>
          </table:table-cell>
          <table:table-cell table:style-name="ce12" table:number-columns-repeated="1016"/>
        </table:table-row>
        <table:table-row table:style-name="ro4">
          <table:table-cell office:value-type="string">
            <text:p>scrolltram.png</text:p>
          </table:table-cell>
          <table:table-cell office:value-type="string">
            <text:p>PNG</text:p>
          </table:table-cell>
          <table:table-cell office:value-type="float" office:value="63">
            <text:p>63</text:p>
          </table:table-cell>
          <table:table-cell office:value-type="float" office:value="1789">
            <text:p>1789</text:p>
          </table:table-cell>
          <table:table-cell table:style-name="ce3" office:value-type="string">
            <text:p>scrolltram.png 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120">
            <text:p>1120</text:p>
          </table:table-cell>
          <table:table-cell table:style-name="ce6" table:formula="of:=[.C110]/[.F110]" office:value-type="float" office:value="1.61538461538462">
            <text:p>1.62</text:p>
          </table:table-cell>
          <table:table-cell table:number-columns-repeated="1016"/>
        </table:table-row>
        <table:table-row table:style-name="ro2">
          <table:table-cell office:value-type="string">
            <text:p>soleil-light.gif</text:p>
          </table:table-cell>
          <table:table-cell office:value-type="string">
            <text:p>GIF</text:p>
          </table:table-cell>
          <table:table-cell office:value-type="float" office:value="1700">
            <text:p>1700</text:p>
          </table:table-cell>
          <table:table-cell office:value-type="float" office:value="1739">
            <text:p>1739</text:p>
          </table:table-cell>
          <table:table-cell table:style-name="ce3" office:value-type="string">
            <text:p>soleil-light.gif 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287">
            <text:p>287</text:p>
          </table:table-cell>
          <table:table-cell table:formula="of:=[.C111]/[.F111]" office:value-type="float" office:value="6.07142857142857">
            <text:p>6.07</text:p>
          </table:table-cell>
          <table:table-cell table:number-columns-repeated="1016"/>
        </table:table-row>
        <table:table-row table:style-name="ro2">
          <table:table-cell office:value-type="string">
            <text:p>soleil-light(1).gif</text:p>
          </table:table-cell>
          <table:table-cell office:value-type="string">
            <text:p>GIF</text:p>
          </table:table-cell>
          <table:table-cell office:value-type="float" office:value="1361">
            <text:p>1361</text:p>
          </table:table-cell>
          <table:table-cell office:value-type="float" office:value="1392">
            <text:p>1392</text:p>
          </table:table-cell>
          <table:table-cell table:style-name="ce3" office:value-type="string">
            <text:p>soleil-light.gif 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287">
            <text:p>287</text:p>
          </table:table-cell>
          <table:table-cell table:formula="of:=[.C112]/[.F112]" office:value-type="float" office:value="4.86071428571429">
            <text:p>4.86</text:p>
          </table:table-cell>
          <table:table-cell table:number-columns-repeated="1016"/>
        </table:table-row>
        <table:table-row table:style-name="ro2">
          <table:table-cell office:value-type="string">
            <text:p>soleil.gif</text:p>
          </table:table-cell>
          <table:table-cell office:value-type="string">
            <text:p>GIF</text:p>
          </table:table-cell>
          <table:table-cell office:value-type="float" office:value="1808">
            <text:p>1808</text:p>
          </table:table-cell>
          <table:table-cell office:value-type="float" office:value="1802">
            <text:p>1802</text:p>
          </table:table-cell>
          <table:table-cell table:style-name="ce3" office:value-type="string">
            <text:p>soleil.gif </text:p>
          </table:table-cell>
          <table:table-cell table:style-name="ce3" office:value-type="float" office:value="329">
            <text:p>329</text:p>
          </table:table-cell>
          <table:table-cell table:style-name="ce3" office:value-type="float" office:value="328">
            <text:p>328</text:p>
          </table:table-cell>
          <table:table-cell table:formula="of:=[.C113]/[.F113]" office:value-type="float" office:value="5.49544072948328">
            <text:p>5.5</text:p>
          </table:table-cell>
          <table:table-cell table:number-columns-repeated="1016"/>
        </table:table-row>
        <table:table-row table:style-name="ro2">
          <table:table-cell office:value-type="string">
            <text:p>soleil(1).gif</text:p>
          </table:table-cell>
          <table:table-cell office:value-type="string">
            <text:p>GIF</text:p>
          </table:table-cell>
          <table:table-cell office:value-type="float" office:value="1808">
            <text:p>1808</text:p>
          </table:table-cell>
          <table:table-cell office:value-type="float" office:value="1802">
            <text:p>1802</text:p>
          </table:table-cell>
          <table:table-cell table:style-name="ce3" office:value-type="string">
            <text:p>soleil.gif </text:p>
          </table:table-cell>
          <table:table-cell table:style-name="ce3" office:value-type="float" office:value="329">
            <text:p>329</text:p>
          </table:table-cell>
          <table:table-cell table:style-name="ce3" office:value-type="float" office:value="328">
            <text:p>328</text:p>
          </table:table-cell>
          <table:table-cell table:formula="of:=[.C114]/[.F114]" office:value-type="float" office:value="5.49544072948328">
            <text:p>5.5</text:p>
          </table:table-cell>
          <table:table-cell table:number-columns-repeated="1016"/>
        </table:table-row>
        <table:table-row table:style-name="ro2">
          <table:table-cell office:value-type="string">
            <text:p>vagues-trouees-236.gif</text:p>
          </table:table-cell>
          <table:table-cell office:value-type="string">
            <text:p>GIF</text:p>
          </table:table-cell>
          <table:table-cell office:value-type="float" office:value="9550">
            <text:p>9550</text:p>
          </table:table-cell>
          <table:table-cell office:value-type="float" office:value="14809">
            <text:p>14809</text:p>
          </table:table-cell>
          <table:table-cell table:style-name="ce3" office:value-type="string">
            <text:p>vagues-trouees-236.gif </text:p>
          </table:table-cell>
          <table:table-cell table:style-name="ce3" office:value-type="float" office:value="1595">
            <text:p>1595</text:p>
          </table:table-cell>
          <table:table-cell table:style-name="ce3" office:value-type="float" office:value="2473">
            <text:p>2473</text:p>
          </table:table-cell>
          <table:table-cell table:formula="of:=[.C115]/[.F115]" office:value-type="float" office:value="5.98746081504702">
            <text:p>5.99</text:p>
          </table:table-cell>
          <table:table-cell table:number-columns-repeated="1016"/>
        </table:table-row>
        <table:table-row table:style-name="ro2">
          <table:table-cell office:value-type="string">
            <text:p>vagues-trouees-236(1)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258">
            <text:p>5258</text:p>
          </table:table-cell>
          <table:table-cell table:style-name="ce3" office:value-type="string">
            <text:p>vagues-trouees-236.gif </text:p>
          </table:table-cell>
          <table:table-cell table:style-name="ce3" office:value-type="float" office:value="1595">
            <text:p>1595</text:p>
          </table:table-cell>
          <table:table-cell table:style-name="ce3" office:value-type="float" office:value="2473">
            <text:p>2473</text:p>
          </table:table-cell>
          <table:table-cell table:formula="of:=[.C116]/[.F116]" office:value-type="float" office:value="2.12601880877743">
            <text:p>2.13</text:p>
          </table:table-cell>
          <table:table-cell table:number-columns-repeated="1016"/>
        </table:table-row>
        <table:table-row table:style-name="ro4">
          <table:table-cell office:value-type="string">
            <text:p>waouh.gif</text:p>
          </table:table-cell>
          <table:table-cell office:value-type="string">
            <text:p>GIF</text:p>
          </table:table-cell>
          <table:table-cell office:value-type="float" office:value="1313">
            <text:p>1313</text:p>
          </table:table-cell>
          <table:table-cell office:value-type="float" office:value="2056">
            <text:p>2056</text:p>
          </table:table-cell>
          <table:table-cell table:style-name="ce3" office:value-type="string">
            <text:p>waouh.gif </text:p>
          </table:table-cell>
          <table:table-cell table:style-name="ce3" office:value-type="float" office:value="948">
            <text:p>948</text:p>
          </table:table-cell>
          <table:table-cell table:style-name="ce3" office:value-type="float" office:value="1484">
            <text:p>1484</text:p>
          </table:table-cell>
          <table:table-cell table:style-name="ce6" table:formula="of:=[.C117]/[.F117]" office:value-type="float" office:value="1.38502109704641">
            <text:p>1.39</text:p>
          </table:table-cell>
          <table:table-cell table:number-columns-repeated="1016"/>
        </table:table-row>
        <table:table-row table:style-name="ro4">
          <table:table-cell office:value-type="string">
            <text:p>waouh(1).gif</text:p>
          </table:table-cell>
          <table:table-cell office:value-type="string">
            <text:p>GIF</text:p>
          </table:table-cell>
          <table:table-cell office:value-type="float" office:value="1313">
            <text:p>1313</text:p>
          </table:table-cell>
          <table:table-cell office:value-type="float" office:value="2056">
            <text:p>2056</text:p>
          </table:table-cell>
          <table:table-cell table:style-name="ce3" office:value-type="string">
            <text:p>waouh.gif </text:p>
          </table:table-cell>
          <table:table-cell table:style-name="ce3" office:value-type="float" office:value="948">
            <text:p>948</text:p>
          </table:table-cell>
          <table:table-cell table:style-name="ce3" office:value-type="float" office:value="1484">
            <text:p>1484</text:p>
          </table:table-cell>
          <table:table-cell table:style-name="ce6" table:formula="of:=[.C118]/[.F118]" office:value-type="float" office:value="1.38502109704641">
            <text:p>1.3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1017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D12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Feuille2.A1:Feuille2.C122">
          <table:sort>
            <table:sort-by table:field-number="0" table:data-type="automatic"/>
          </table:sort>
        </table:database-range>
        <table:database-range table:name="__Anonymous_Sheet_DB__2" table:target-range-address="Feuille3.A1:Feuille3.C132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Feuille5.A1:Feuille5.D1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/00/0000</text:date>, <text:time style:data-style-name="N2" text:time-value="0000-00-00T02:09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12:10:22</meta:creation-date>
    <dc:date>2013-05-06T02:46:29</dc:date>
    <meta:editing-duration>PT46M6S</meta:editing-duration>
    <meta:editing-cycles>18</meta:editing-cycles>
    <meta:generator>LibreOffice/4.0.2.2$Linux_X86_64 LibreOffice_project/400m0$Build-2</meta:generator>
    <meta:document-statistic meta:table-count="5" meta:cell-count="4129" meta:object-count="0"/>
  </office:meta>
</office:document-meta>
</file>